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2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5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1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2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18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9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0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28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2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33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34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6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43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3" style:data-style-name="N19">
      <style:table-cell-properties fo:border-top="thin solid #FFFFFF" fo:border-bottom="thick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FFFFFF" fo:border-bottom="thick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-top="thin solid #FFFFFF" fo:border-bottom="thick solid #000000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FFFFFF" fo:border-bottom="thick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FFFFFF" fo:border-bottom="thick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54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6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7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3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0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2" style:family="table-cell" style:parent-style-name="Default" style:data-style-name="N0">
      <style:table-cell-properties fo:border="thin solid #FFFFFF" fo:background-color="transparent"/>
    </style:style>
    <style:style style:name="ce63" style:family="table-cell" style:parent-style-name="Default" style:data-style-name="N0">
      <style:table-cell-properties fo:border="thin solid #FFFFFF"/>
    </style:style>
    <style:style style:name="ce64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65" style:family="table-cell" style:parent-style-name="Normal_32_3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357291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31510416666667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15pt" style:use-optimal-row-height="true" fo:break-before="auto"/>
    </style:style>
    <style:style style:name="ro3" style:family="table-row">
      <style:table-row-properties style:row-height="14.65pt" style:use-optimal-row-height="true" fo:break-before="auto"/>
    </style:style>
    <style:style style:name="ro4" style:family="table-row">
      <style:table-row-properties style:row-height="73.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013" table:default-cell-style-name="ce2"/>
        <table:table-column table:style-name="co4" table:number-columns-repeated="15362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3" table:style-name="ce2"/>
          <table:table-cell table:number-columns-repeated="16370" table:style-name="ce63"/>
        </table:table-row>
        <table:table-row table:style-name="ro1">
          <table:table-cell office:value-type="string" table:style-name="ce3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3" table:style-name="ce2"/>
          <table:table-cell table:number-columns-repeated="16370" table:style-name="ce63"/>
        </table:table-row>
        <table:table-row table:style-name="ro1">
          <table:table-cell table:style-name="ce1"/>
          <table:table-cell table:number-columns-repeated="13" table:style-name="ce2"/>
          <table:table-cell table:number-columns-repeated="16370" table:style-name="ce63"/>
        </table:table-row>
        <table:table-row table:style-name="ro2">
          <table:table-cell office:value-type="string" table:style-name="ce1">
            <text:p>Use of transport modes: Great Britain, since 1 March 2020<text:span text:style-name="T2">a</text:span></text:p>
          </table:table-cell>
          <table:table-cell table:number-columns-repeated="13" table:style-name="ce2"/>
          <table:table-cell table:number-columns-repeated="16370" table:style-name="ce63"/>
        </table:table-row>
        <table:table-row table:style-name="ro1">
          <table:table-cell office:value-type="string" table:style-name="ce4">
            <text:p>Figures are percentages of an equivalent day or week.</text:p>
          </table:table-cell>
          <table:table-cell table:number-columns-repeated="13" table:style-name="ce2"/>
          <table:table-cell table:number-columns-repeated="16370" table:style-name="ce63"/>
        </table:table-row>
        <table:table-row table:style-name="ro3">
          <table:table-cell table:style-name="ce4"/>
          <table:table-cell table:number-columns-repeated="7" table:style-name="ce2"/>
          <table:table-cell table:style-name="ce64"/>
          <table:table-cell office:value-type="string" table:style-name="ce64">
            <text:p>Percentage</text:p>
          </table:table-cell>
          <table:table-cell table:number-columns-repeated="4" table:style-name="ce2"/>
          <table:table-cell table:number-columns-repeated="16370" table:style-name="ce63"/>
        </table:table-row>
        <table:table-row table:style-name="ro4">
          <table:table-cell office:value-type="string" table:style-name="ce5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6">
            <text:p>Cars<text:span text:style-name="T2">2</text:span></text:p>
          </table:table-cell>
          <table:table-cell office:value-type="string" table:style-name="ce7">
            <text:p>Light Commercial Vehicles<text:span text:style-name="T3">2</text:span></text:p>
          </table:table-cell>
          <table:table-cell office:value-type="string" table:style-name="ce7">
            <text:p>Heavy Goods Vehicles<text:span text:style-name="T2">2</text:span></text:p>
          </table:table-cell>
          <table:table-cell office:value-type="string" table:style-name="ce8">
            <text:p>All motor vehicles<text:span text:style-name="T2">2</text:span></text:p>
          </table:table-cell>
          <table:table-cell office:value-type="string" table:style-name="ce8">
            <text:p>National Rail<text:span text:style-name="T2">3,4</text:span></text:p>
          </table:table-cell>
          <table:table-cell office:value-type="string" table:style-name="ce6">
            <text:p>Transport for London Tube<text:span text:style-name="T2">5</text:span></text:p>
          </table:table-cell>
          <table:table-cell office:value-type="string" table:style-name="ce8">
            <text:p>Transport for London Bus<text:span text:style-name="T2">5,7</text:span></text:p>
          </table:table-cell>
          <table:table-cell office:value-type="string" table:style-name="ce9">
            <text:p>Bus (excl. London)<text:span text:style-name="T2">6,8,9</text:span></text:p>
          </table:table-cell>
          <table:table-cell office:value-type="string" table:style-name="ce9">
            <text:p>Cycling<text:span text:style-name="T2">10,11</text:span></text:p>
          </table:table-cell>
          <table:table-cell table:number-columns-repeated="4" table:style-name="ce2"/>
          <table:table-cell table:number-columns-repeated="16370" table:style-name="ce63"/>
        </table:table-row>
        <table:table-row table:style-name="ro5">
          <table:table-cell office:value-type="date" office:date-value="2020-03-01T00:00:00" table:style-name="ce10">
            <text:p>01/03/2020</text:p>
          </table:table-cell>
          <table:table-cell office:value-type="percentage" office:value="1.03" table:style-name="ce11">
            <text:p>103%</text:p>
          </table:table-cell>
          <table:table-cell office:value-type="percentage" office:value="1.1100000000000001" table:style-name="ce11">
            <text:p>111%</text:p>
          </table:table-cell>
          <table:table-cell office:value-type="percentage" office:value="1.08" table:style-name="ce11">
            <text:p>108%</text:p>
          </table:table-cell>
          <table:table-cell office:value-type="percentage" office:value="1.04" table:style-name="ce12">
            <text:p>104%</text:p>
          </table:table-cell>
          <table:table-cell office:value-type="percentage" office:value="0.96" table:style-name="ce12">
            <text:p>96%</text:p>
          </table:table-cell>
          <table:table-cell office:value-type="percentage" office:value="1.04" table:style-name="ce11">
            <text:p>104%</text:p>
          </table:table-cell>
          <table:table-cell office:value-type="percentage" office:value="1.02" table:style-name="ce12">
            <text:p>102%</text:p>
          </table:table-cell>
          <table:table-cell office:value-type="string" table:style-name="ce13">
            <text:p>..</text:p>
          </table:table-cell>
          <table:table-cell office:value-type="string" table:style-name="ce14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2T00:00:00" table:style-name="ce15">
            <text:p>02/03/2020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6" table:style-name="ce16">
            <text:p>106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3" table:style-name="ce17">
            <text:p>103%</text:p>
          </table:table-cell>
          <table:table-cell office:value-type="percentage" office:value="0.94" table:style-name="ce17">
            <text:p>94%</text:p>
          </table:table-cell>
          <table:table-cell office:value-type="percentage" office:value="0.95" table:style-name="ce16">
            <text:p>95%</text:p>
          </table:table-cell>
          <table:table-cell office:value-type="percentage" office:value="0.97" table:style-name="ce17">
            <text:p>97%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3T00:00:00" table:style-name="ce15">
            <text:p>03/03/2020</text:p>
          </table:table-cell>
          <table:table-cell office:value-type="percentage" office:value="1.01" table:style-name="ce16">
            <text:p>101%</text:p>
          </table:table-cell>
          <table:table-cell office:value-type="percentage" office:value="1.05" table:style-name="ce16">
            <text:p>105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2" table:style-name="ce17">
            <text:p>102%</text:p>
          </table:table-cell>
          <table:table-cell office:value-type="percentage" office:value="0.95" table:style-name="ce17">
            <text:p>95%</text:p>
          </table:table-cell>
          <table:table-cell office:value-type="percentage" office:value="0.95" table:style-name="ce16">
            <text:p>95%</text:p>
          </table:table-cell>
          <table:table-cell office:value-type="percentage" office:value="0.96" table:style-name="ce17">
            <text:p>96%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4T00:00:00" table:style-name="ce15">
            <text:p>04/03/2020</text:p>
          </table:table-cell>
          <table:table-cell office:value-type="percentage" office:value="1.01" table:style-name="ce16">
            <text:p>101%</text:p>
          </table:table-cell>
          <table:table-cell office:value-type="percentage" office:value="1.05" table:style-name="ce16">
            <text:p>105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1" table:style-name="ce17">
            <text:p>101%</text:p>
          </table:table-cell>
          <table:table-cell office:value-type="percentage" office:value="0.95" table:style-name="ce17">
            <text:p>95%</text:p>
          </table:table-cell>
          <table:table-cell office:value-type="percentage" office:value="0.95" table:style-name="ce16">
            <text:p>95%</text:p>
          </table:table-cell>
          <table:table-cell office:value-type="percentage" office:value="0.97" table:style-name="ce17">
            <text:p>97%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5T00:00:00" table:style-name="ce15">
            <text:p>05/03/2020</text:p>
          </table:table-cell>
          <table:table-cell office:value-type="percentage" office:value="1" table:style-name="ce16">
            <text:p>100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" table:style-name="ce17">
            <text:p>100%</text:p>
          </table:table-cell>
          <table:table-cell office:value-type="percentage" office:value="0.97" table:style-name="ce17">
            <text:p>97%</text:p>
          </table:table-cell>
          <table:table-cell office:value-type="percentage" office:value="0.92" table:style-name="ce16">
            <text:p>92%</text:p>
          </table:table-cell>
          <table:table-cell office:value-type="percentage" office:value="0.92" table:style-name="ce17">
            <text:p>92%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6T00:00:00" table:style-name="ce15">
            <text:p>06/03/2020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2" table:style-name="ce17">
            <text:p>102%</text:p>
          </table:table-cell>
          <table:table-cell office:value-type="percentage" office:value="0.99" table:style-name="ce17">
            <text:p>99%</text:p>
          </table:table-cell>
          <table:table-cell office:value-type="percentage" office:value="0.92" table:style-name="ce16">
            <text:p>92%</text:p>
          </table:table-cell>
          <table:table-cell office:value-type="percentage" office:value="0.96" table:style-name="ce17">
            <text:p>96%</text:p>
          </table:table-cell>
          <table:table-cell office:value-type="string" table:style-name="ce18">
            <text:p>..</text:p>
          </table:table-cell>
          <table:table-cell office:value-type="string" table:style-name="ce19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7T00:00:00" table:style-name="ce20">
            <text:p>07/03/2020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1.0900000000000001" table:style-name="ce21">
            <text:p>109%</text:p>
          </table:table-cell>
          <table:table-cell office:value-type="percentage" office:value="1.08" table:style-name="ce21">
            <text:p>108%</text:p>
          </table:table-cell>
          <table:table-cell office:value-type="percentage" office:value="1.02" table:style-name="ce22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1" table:style-name="ce21">
            <text:p>91%</text:p>
          </table:table-cell>
          <table:table-cell office:value-type="percentage" office:value="0.93" table:style-name="ce22">
            <text:p>93%</text:p>
          </table:table-cell>
          <table:table-cell office:value-type="string" table:style-name="ce23">
            <text:p>..</text:p>
          </table:table-cell>
          <table:table-cell office:value-type="string" table:style-name="ce24">
            <text:p>..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8T00:00:00" table:style-name="ce10">
            <text:p>08/03/2020</text:p>
          </table:table-cell>
          <table:table-cell office:value-type="percentage" office:value="1.05" table:style-name="ce11">
            <text:p>105%</text:p>
          </table:table-cell>
          <table:table-cell office:value-type="percentage" office:value="1.1299999999999999" table:style-name="ce11">
            <text:p>113%</text:p>
          </table:table-cell>
          <table:table-cell office:value-type="percentage" office:value="1.1200000000000001" table:style-name="ce11">
            <text:p>112%</text:p>
          </table:table-cell>
          <table:table-cell office:value-type="percentage" office:value="1.06" table:style-name="ce12">
            <text:p>106%</text:p>
          </table:table-cell>
          <table:table-cell office:value-type="percentage" office:value="0.99" table:style-name="ce12">
            <text:p>99%</text:p>
          </table:table-cell>
          <table:table-cell office:value-type="percentage" office:value="0.87" table:style-name="ce11">
            <text:p>87%</text:p>
          </table:table-cell>
          <table:table-cell office:value-type="percentage" office:value="0.95" table:style-name="ce12">
            <text:p>95%</text:p>
          </table:table-cell>
          <table:table-cell office:value-type="string" table:style-name="ce13">
            <text:p>..</text:p>
          </table:table-cell>
          <table:table-cell office:value-type="percentage" office:value="0.88" table:style-name="ce14">
            <text:p>88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09T00:00:00" table:style-name="ce15">
            <text:p>09/03/2020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7" table:style-name="ce16">
            <text:p>107%</text:p>
          </table:table-cell>
          <table:table-cell office:value-type="percentage" office:value="1.04" table:style-name="ce16">
            <text:p>104%</text:p>
          </table:table-cell>
          <table:table-cell office:value-type="percentage" office:value="1.03" table:style-name="ce17">
            <text:p>103%</text:p>
          </table:table-cell>
          <table:table-cell office:value-type="percentage" office:value="1" table:style-name="ce17">
            <text:p>100%</text:p>
          </table:table-cell>
          <table:table-cell office:value-type="percentage" office:value="0.9" table:style-name="ce16">
            <text:p>90%</text:p>
          </table:table-cell>
          <table:table-cell office:value-type="percentage" office:value="0.95" table:style-name="ce17">
            <text:p>95%</text:p>
          </table:table-cell>
          <table:table-cell office:value-type="percentage" office:value="1.0149999999999999" table:style-name="ce25">
            <text:p>102%</text:p>
          </table:table-cell>
          <table:table-cell office:value-type="percentage" office:value="1.05" table:style-name="ce25">
            <text:p>105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3-10T00:00:00" table:style-name="ce15">
            <text:p>10/03/2020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1.05" table:style-name="ce16">
            <text:p>105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1" table:style-name="ce17">
            <text:p>101%</text:p>
          </table:table-cell>
          <table:table-cell office:value-type="percentage" office:value="0.99" table:style-name="ce17">
            <text:p>99%</text:p>
          </table:table-cell>
          <table:table-cell office:value-type="percentage" office:value="0.89" table:style-name="ce16">
            <text:p>89%</text:p>
          </table:table-cell>
          <table:table-cell office:value-type="percentage" office:value="0.97" table:style-name="ce17">
            <text:p>97%</text:p>
          </table:table-cell>
          <table:table-cell office:value-type="percentage" office:value="1.02" table:style-name="ce25">
            <text:p>102%</text:p>
          </table:table-cell>
          <table:table-cell office:value-type="percentage" office:value="0.82" table:style-name="ce25">
            <text:p>82%</text:p>
          </table:table-cell>
          <table:table-cell table:number-columns-repeated="16374"/>
        </table:table-row>
        <table:table-row table:style-name="ro6">
          <table:table-cell office:value-type="date" office:date-value="2020-03-11T00:00:00" table:style-name="ce15">
            <text:p>11/03/2020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1.04" table:style-name="ce16">
            <text:p>104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" table:style-name="ce17">
            <text:p>100%</text:p>
          </table:table-cell>
          <table:table-cell office:value-type="percentage" office:value="0.98" table:style-name="ce17">
            <text:p>98%</text:p>
          </table:table-cell>
          <table:table-cell office:value-type="percentage" office:value="0.86" table:style-name="ce16">
            <text:p>86%</text:p>
          </table:table-cell>
          <table:table-cell office:value-type="percentage" office:value="0.93" table:style-name="ce17">
            <text:p>93%</text:p>
          </table:table-cell>
          <table:table-cell office:value-type="percentage" office:value="0.98099999999999998" table:style-name="ce25">
            <text:p>98%</text:p>
          </table:table-cell>
          <table:table-cell office:value-type="percentage" office:value="1.18" table:style-name="ce25">
            <text:p>118%</text:p>
          </table:table-cell>
          <table:table-cell table:number-columns-repeated="16374"/>
        </table:table-row>
        <table:table-row table:style-name="ro6">
          <table:table-cell office:value-type="date" office:date-value="2020-03-12T00:00:00" table:style-name="ce15">
            <text:p>12/03/2020</text:p>
          </table:table-cell>
          <table:table-cell office:value-type="percentage" office:value="0.98" table:style-name="ce16">
            <text:p>98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0.99" table:style-name="ce17">
            <text:p>99%</text:p>
          </table:table-cell>
          <table:table-cell office:value-type="percentage" office:value="0.96" table:style-name="ce17">
            <text:p>96%</text:p>
          </table:table-cell>
          <table:table-cell office:value-type="percentage" office:value="0.81" table:style-name="ce16">
            <text:p>81%</text:p>
          </table:table-cell>
          <table:table-cell office:value-type="percentage" office:value="0.92" table:style-name="ce17">
            <text:p>92%</text:p>
          </table:table-cell>
          <table:table-cell office:value-type="percentage" office:value="0.97799999999999998" table:style-name="ce25">
            <text:p>98%</text:p>
          </table:table-cell>
          <table:table-cell office:value-type="percentage" office:value="1.2" table:style-name="ce25">
            <text:p>120%</text:p>
          </table:table-cell>
          <table:table-cell table:number-columns-repeated="16374"/>
        </table:table-row>
        <table:table-row table:style-name="ro6">
          <table:table-cell office:value-type="date" office:date-value="2020-03-13T00:00:00" table:style-name="ce15">
            <text:p>13/03/2020</text:p>
          </table:table-cell>
          <table:table-cell office:value-type="percentage" office:value="0.98" table:style-name="ce16">
            <text:p>98%</text:p>
          </table:table-cell>
          <table:table-cell office:value-type="percentage" office:value="1" table:style-name="ce16">
            <text:p>100%</text:p>
          </table:table-cell>
          <table:table-cell office:value-type="percentage" office:value="1.02" table:style-name="ce16">
            <text:p>102%</text:p>
          </table:table-cell>
          <table:table-cell office:value-type="percentage" office:value="0.98" table:style-name="ce17">
            <text:p>98%</text:p>
          </table:table-cell>
          <table:table-cell office:value-type="percentage" office:value="0.92" table:style-name="ce17">
            <text:p>92%</text:p>
          </table:table-cell>
          <table:table-cell office:value-type="percentage" office:value="0.72" table:style-name="ce16">
            <text:p>72%</text:p>
          </table:table-cell>
          <table:table-cell office:value-type="percentage" office:value="0.87" table:style-name="ce17">
            <text:p>87%</text:p>
          </table:table-cell>
          <table:table-cell office:value-type="percentage" office:value="0.94099999999999995" table:style-name="ce25">
            <text:p>94%</text:p>
          </table:table-cell>
          <table:table-cell office:value-type="percentage" office:value="0.98" table:style-name="ce25">
            <text:p>98%</text:p>
          </table:table-cell>
          <table:table-cell table:number-columns-repeated="16374"/>
        </table:table-row>
        <table:table-row table:style-name="ro6">
          <table:table-cell office:value-type="date" office:date-value="2020-03-14T00:00:00" table:style-name="ce20">
            <text:p>14/03/2020</text:p>
          </table:table-cell>
          <table:table-cell office:value-type="percentage" office:value="0.93" table:style-name="ce21">
            <text:p>93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1.08" table:style-name="ce21">
            <text:p>108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89" table:style-name="ce22">
            <text:p>89%</text:p>
          </table:table-cell>
          <table:table-cell office:value-type="percentage" office:value="0.61" table:style-name="ce21">
            <text:p>61%</text:p>
          </table:table-cell>
          <table:table-cell office:value-type="percentage" office:value="0.83" table:style-name="ce22">
            <text:p>83%</text:p>
          </table:table-cell>
          <table:table-cell office:value-type="percentage" office:value="0.84699999999999998" table:style-name="ce26">
            <text:p>85%</text:p>
          </table:table-cell>
          <table:table-cell office:value-type="percentage" office:value="1.26" table:style-name="ce26">
            <text:p>126%</text:p>
          </table:table-cell>
          <table:table-cell table:number-columns-repeated="16374"/>
        </table:table-row>
        <table:table-row table:style-name="ro6">
          <table:table-cell office:value-type="date" office:date-value="2020-03-15T00:00:00" table:style-name="ce10">
            <text:p>15/03/2020</text:p>
          </table:table-cell>
          <table:table-cell office:value-type="percentage" office:value="0.94" table:style-name="ce11">
            <text:p>94%</text:p>
          </table:table-cell>
          <table:table-cell office:value-type="percentage" office:value="1.05" table:style-name="ce11">
            <text:p>105%</text:p>
          </table:table-cell>
          <table:table-cell office:value-type="percentage" office:value="1.1200000000000001" table:style-name="ce11">
            <text:p>112%</text:p>
          </table:table-cell>
          <table:table-cell office:value-type="percentage" office:value="0.96" table:style-name="ce12">
            <text:p>96%</text:p>
          </table:table-cell>
          <table:table-cell office:value-type="percentage" office:value="0.85" table:style-name="ce12">
            <text:p>85%</text:p>
          </table:table-cell>
          <table:table-cell office:value-type="percentage" office:value="0.54" table:style-name="ce11">
            <text:p>54%</text:p>
          </table:table-cell>
          <table:table-cell office:value-type="percentage" office:value="0.74" table:style-name="ce12">
            <text:p>74%</text:p>
          </table:table-cell>
          <table:table-cell office:value-type="percentage" office:value="0.84699999999999998" table:style-name="ce27">
            <text:p>85%</text:p>
          </table:table-cell>
          <table:table-cell office:value-type="percentage" office:value="0.93" table:style-name="ce27">
            <text:p>93%</text:p>
          </table:table-cell>
          <table:table-cell table:number-columns-repeated="16374"/>
        </table:table-row>
        <table:table-row table:style-name="ro6">
          <table:table-cell office:value-type="date" office:date-value="2020-03-16T00:00:00" table:style-name="ce15">
            <text:p>16/03/2020</text:p>
          </table:table-cell>
          <table:table-cell office:value-type="percentage" office:value="0.96" table:style-name="ce16">
            <text:p>96%</text:p>
          </table:table-cell>
          <table:table-cell office:value-type="percentage" office:value="1.03" table:style-name="ce16">
            <text:p>103%</text:p>
          </table:table-cell>
          <table:table-cell office:value-type="percentage" office:value="1.04" table:style-name="ce16">
            <text:p>104%</text:p>
          </table:table-cell>
          <table:table-cell office:value-type="percentage" office:value="0.98" table:style-name="ce17">
            <text:p>98%</text:p>
          </table:table-cell>
          <table:table-cell office:value-type="percentage" office:value="0.78" table:style-name="ce17">
            <text:p>78%</text:p>
          </table:table-cell>
          <table:table-cell office:value-type="percentage" office:value="0.6" table:style-name="ce16">
            <text:p>60%</text:p>
          </table:table-cell>
          <table:table-cell office:value-type="percentage" office:value="0.79" table:style-name="ce17">
            <text:p>79%</text:p>
          </table:table-cell>
          <table:table-cell office:value-type="percentage" office:value="0.878" table:style-name="ce25">
            <text:p>88%</text:p>
          </table:table-cell>
          <table:table-cell office:value-type="percentage" office:value="1.04" table:style-name="ce25">
            <text:p>104%</text:p>
          </table:table-cell>
          <table:table-cell table:number-columns-repeated="16374"/>
        </table:table-row>
        <table:table-row table:style-name="ro6">
          <table:table-cell office:value-type="date" office:date-value="2020-03-17T00:00:00" table:style-name="ce28">
            <text:p>17/03/2020</text:p>
          </table:table-cell>
          <table:table-cell office:value-type="percentage" office:value="0.87" table:style-name="ce29">
            <text:p>87%</text:p>
          </table:table-cell>
          <table:table-cell office:value-type="percentage" office:value="0.95" table:style-name="ce29">
            <text:p>95%</text:p>
          </table:table-cell>
          <table:table-cell office:value-type="percentage" office:value="1.03" table:style-name="ce29">
            <text:p>103%</text:p>
          </table:table-cell>
          <table:table-cell office:value-type="percentage" office:value="0.89" table:style-name="ce30">
            <text:p>89%</text:p>
          </table:table-cell>
          <table:table-cell office:value-type="percentage" office:value="0.69" table:style-name="ce30">
            <text:p>69%</text:p>
          </table:table-cell>
          <table:table-cell office:value-type="percentage" office:value="0.44" table:style-name="ce29">
            <text:p>44%</text:p>
          </table:table-cell>
          <table:table-cell office:value-type="percentage" office:value="0.7" table:style-name="ce30">
            <text:p>70%</text:p>
          </table:table-cell>
          <table:table-cell office:value-type="percentage" office:value="0.76700000000000002" table:style-name="ce31">
            <text:p>77%</text:p>
          </table:table-cell>
          <table:table-cell office:value-type="percentage" office:value="0.77" table:style-name="ce31">
            <text:p>77%</text:p>
          </table:table-cell>
          <table:table-cell table:number-columns-repeated="16374"/>
        </table:table-row>
        <table:table-row table:style-name="ro6">
          <table:table-cell office:value-type="date" office:date-value="2020-03-18T00:00:00" table:style-name="ce28">
            <text:p>18/03/2020</text:p>
          </table:table-cell>
          <table:table-cell office:value-type="percentage" office:value="0.8" table:style-name="ce29">
            <text:p>80%</text:p>
          </table:table-cell>
          <table:table-cell office:value-type="percentage" office:value="0.9" table:style-name="ce29">
            <text:p>90%</text:p>
          </table:table-cell>
          <table:table-cell office:value-type="percentage" office:value="1" table:style-name="ce29">
            <text:p>100%</text:p>
          </table:table-cell>
          <table:table-cell office:value-type="percentage" office:value="0.83" table:style-name="ce30">
            <text:p>83%</text:p>
          </table:table-cell>
          <table:table-cell office:value-type="percentage" office:value="0.59" table:style-name="ce30">
            <text:p>59%</text:p>
          </table:table-cell>
          <table:table-cell office:value-type="percentage" office:value="0.35" table:style-name="ce29">
            <text:p>35%</text:p>
          </table:table-cell>
          <table:table-cell office:value-type="percentage" office:value="0.65" table:style-name="ce30">
            <text:p>65%</text:p>
          </table:table-cell>
          <table:table-cell office:value-type="percentage" office:value="0.623" table:style-name="ce31">
            <text:p>62%</text:p>
          </table:table-cell>
          <table:table-cell office:value-type="percentage" office:value="0.93" table:style-name="ce31">
            <text:p>93%</text:p>
          </table:table-cell>
          <table:table-cell table:number-columns-repeated="16374"/>
        </table:table-row>
        <table:table-row table:style-name="ro6">
          <table:table-cell office:value-type="date" office:date-value="2020-03-19T00:00:00" table:style-name="ce28">
            <text:p>19/03/2020</text:p>
          </table:table-cell>
          <table:table-cell office:value-type="percentage" office:value="0.79" table:style-name="ce29">
            <text:p>79%</text:p>
          </table:table-cell>
          <table:table-cell office:value-type="percentage" office:value="0.88" table:style-name="ce29">
            <text:p>88%</text:p>
          </table:table-cell>
          <table:table-cell office:value-type="percentage" office:value="1" table:style-name="ce29">
            <text:p>100%</text:p>
          </table:table-cell>
          <table:table-cell office:value-type="percentage" office:value="0.82" table:style-name="ce30">
            <text:p>82%</text:p>
          </table:table-cell>
          <table:table-cell office:value-type="percentage" office:value="0.51" table:style-name="ce30">
            <text:p>51%</text:p>
          </table:table-cell>
          <table:table-cell office:value-type="percentage" office:value="0.3" table:style-name="ce29">
            <text:p>30%</text:p>
          </table:table-cell>
          <table:table-cell office:value-type="percentage" office:value="0.59" table:style-name="ce30">
            <text:p>59%</text:p>
          </table:table-cell>
          <table:table-cell office:value-type="percentage" office:value="0.57999999999999996" table:style-name="ce31">
            <text:p>58%</text:p>
          </table:table-cell>
          <table:table-cell office:value-type="percentage" office:value="0.92" table:style-name="ce31">
            <text:p>92%</text:p>
          </table:table-cell>
          <table:table-cell table:number-columns-repeated="16374"/>
        </table:table-row>
        <table:table-row table:style-name="ro6">
          <table:table-cell office:value-type="date" office:date-value="2020-03-20T00:00:00" table:style-name="ce28">
            <text:p>20/03/2020</text:p>
          </table:table-cell>
          <table:table-cell office:value-type="percentage" office:value="0.78" table:style-name="ce29">
            <text:p>78%</text:p>
          </table:table-cell>
          <table:table-cell office:value-type="percentage" office:value="0.85" table:style-name="ce29">
            <text:p>85%</text:p>
          </table:table-cell>
          <table:table-cell office:value-type="percentage" office:value="0.98" table:style-name="ce29">
            <text:p>98%</text:p>
          </table:table-cell>
          <table:table-cell office:value-type="percentage" office:value="0.81" table:style-name="ce30">
            <text:p>81%</text:p>
          </table:table-cell>
          <table:table-cell office:value-type="percentage" office:value="0.43" table:style-name="ce30">
            <text:p>43%</text:p>
          </table:table-cell>
          <table:table-cell office:value-type="percentage" office:value="0.24" table:style-name="ce29">
            <text:p>24%</text:p>
          </table:table-cell>
          <table:table-cell office:value-type="percentage" office:value="0.52" table:style-name="ce30">
            <text:p>52%</text:p>
          </table:table-cell>
          <table:table-cell office:value-type="percentage" office:value="0.52800000000000002" table:style-name="ce31">
            <text:p>53%</text:p>
          </table:table-cell>
          <table:table-cell office:value-type="percentage" office:value="0.83" table:style-name="ce31">
            <text:p>83%</text:p>
          </table:table-cell>
          <table:table-cell table:number-columns-repeated="16374"/>
        </table:table-row>
        <table:table-row table:style-name="ro6">
          <table:table-cell office:value-type="date" office:date-value="2020-03-21T00:00:00" table:style-name="ce20">
            <text:p>21/03/2020</text:p>
          </table:table-cell>
          <table:table-cell office:value-type="percentage" office:value="0.7" table:style-name="ce21">
            <text:p>70%</text:p>
          </table:table-cell>
          <table:table-cell office:value-type="percentage" office:value="0.79" table:style-name="ce21">
            <text:p>79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73" table:style-name="ce22">
            <text:p>73%</text:p>
          </table:table-cell>
          <table:table-cell office:value-type="percentage" office:value="0.37" table:style-name="ce22">
            <text:p>37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39" table:style-name="ce22">
            <text:p>39%</text:p>
          </table:table-cell>
          <table:table-cell office:value-type="percentage" office:value="0.39600000000000002" table:style-name="ce26">
            <text:p>40%</text:p>
          </table:table-cell>
          <table:table-cell office:value-type="percentage" office:value="1.19" table:style-name="ce26">
            <text:p>119%</text:p>
          </table:table-cell>
          <table:table-cell table:number-columns-repeated="16374"/>
        </table:table-row>
        <table:table-row table:style-name="ro6">
          <table:table-cell office:value-type="date" office:date-value="2020-03-22T00:00:00" table:style-name="ce10">
            <text:p>22/03/2020</text:p>
          </table:table-cell>
          <table:table-cell office:value-type="percentage" office:value="0.66" table:style-name="ce11">
            <text:p>66%</text:p>
          </table:table-cell>
          <table:table-cell office:value-type="percentage" office:value="0.73" table:style-name="ce11">
            <text:p>73%</text:p>
          </table:table-cell>
          <table:table-cell office:value-type="percentage" office:value="1.01" table:style-name="ce11">
            <text:p>101%</text:p>
          </table:table-cell>
          <table:table-cell office:value-type="percentage" office:value="0.69" table:style-name="ce12">
            <text:p>69%</text:p>
          </table:table-cell>
          <table:table-cell office:value-type="percentage" office:value="0.33" table:style-name="ce12">
            <text:p>33%</text:p>
          </table:table-cell>
          <table:table-cell office:value-type="percentage" office:value="0.11" table:style-name="ce11">
            <text:p>11%</text:p>
          </table:table-cell>
          <table:table-cell office:value-type="percentage" office:value="0.32" table:style-name="ce12">
            <text:p>32%</text:p>
          </table:table-cell>
          <table:table-cell office:value-type="percentage" office:value="0.34899999999999998" table:style-name="ce27">
            <text:p>35%</text:p>
          </table:table-cell>
          <table:table-cell office:value-type="percentage" office:value="1.27" table:style-name="ce27">
            <text:p>127%</text:p>
          </table:table-cell>
          <table:table-cell table:number-columns-repeated="16374"/>
        </table:table-row>
        <table:table-row table:style-name="ro6">
          <table:table-cell office:value-type="date" office:date-value="2020-03-23T00:00:00" table:style-name="ce28">
            <text:p>23/03/2020</text:p>
          </table:table-cell>
          <table:table-cell office:value-type="percentage" office:value="0.64" table:style-name="ce29">
            <text:p>64%</text:p>
          </table:table-cell>
          <table:table-cell office:value-type="percentage" office:value="0.77" table:style-name="ce29">
            <text:p>77%</text:p>
          </table:table-cell>
          <table:table-cell office:value-type="percentage" office:value="0.97" table:style-name="ce29">
            <text:p>97%</text:p>
          </table:table-cell>
          <table:table-cell office:value-type="percentage" office:value="0.69" table:style-name="ce30">
            <text:p>69%</text:p>
          </table:table-cell>
          <table:table-cell office:value-type="percentage" office:value="0.25" table:style-name="ce30">
            <text:p>2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1" table:style-name="ce30">
            <text:p>31%</text:p>
          </table:table-cell>
          <table:table-cell office:value-type="percentage" office:value="0.27300000000000002" table:style-name="ce31">
            <text:p>27%</text:p>
          </table:table-cell>
          <table:table-cell office:value-type="percentage" office:value="0.87" table:style-name="ce31">
            <text:p>87%</text:p>
          </table:table-cell>
          <table:table-cell table:number-columns-repeated="16374"/>
        </table:table-row>
        <table:table-row table:style-name="ro6">
          <table:table-cell office:value-type="date" office:date-value="2020-03-24T00:00:00" table:style-name="ce28">
            <text:p>24/03/2020</text:p>
          </table:table-cell>
          <table:table-cell office:value-type="percentage" office:value="0.44" table:style-name="ce29">
            <text:p>44%</text:p>
          </table:table-cell>
          <table:table-cell office:value-type="percentage" office:value="0.55000000000000004" table:style-name="ce29">
            <text:p>55%</text:p>
          </table:table-cell>
          <table:table-cell office:value-type="percentage" office:value="0.84" table:style-name="ce29">
            <text:p>84%</text:p>
          </table:table-cell>
          <table:table-cell office:value-type="percentage" office:value="0.49" table:style-name="ce30">
            <text:p>49%</text:p>
          </table:table-cell>
          <table:table-cell office:value-type="percentage" office:value="0.2" table:style-name="ce30">
            <text:p>20%</text:p>
          </table:table-cell>
          <table:table-cell office:value-type="percentage" office:value="0.09" table:style-name="ce29">
            <text:p>9%</text:p>
          </table:table-cell>
          <table:table-cell office:value-type="percentage" office:value="0.22" table:style-name="ce30">
            <text:p>22%</text:p>
          </table:table-cell>
          <table:table-cell office:value-type="percentage" office:value="0.17" table:style-name="ce31">
            <text:p>17%</text:p>
          </table:table-cell>
          <table:table-cell office:value-type="percentage" office:value="0.86" table:style-name="ce31">
            <text:p>86%</text:p>
          </table:table-cell>
          <table:table-cell table:number-columns-repeated="16374"/>
        </table:table-row>
        <table:table-row table:style-name="ro6">
          <table:table-cell office:value-type="date" office:date-value="2020-03-25T00:00:00" table:style-name="ce28">
            <text:p>25/03/2020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47" table:style-name="ce29">
            <text:p>47%</text:p>
          </table:table-cell>
          <table:table-cell office:value-type="percentage" office:value="0.77" table:style-name="ce29">
            <text:p>77%</text:p>
          </table:table-cell>
          <table:table-cell office:value-type="percentage" office:value="0.42" table:style-name="ce30">
            <text:p>42%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7.0000000000000007E-2" table:style-name="ce29">
            <text:p>7%</text:p>
          </table:table-cell>
          <table:table-cell office:value-type="percentage" office:value="0.19" table:style-name="ce30">
            <text:p>19%</text:p>
          </table:table-cell>
          <table:table-cell office:value-type="percentage" office:value="0.13700000000000001" table:style-name="ce31">
            <text:p>14%</text:p>
          </table:table-cell>
          <table:table-cell office:value-type="percentage" office:value="1.31" table:style-name="ce31">
            <text:p>131%</text:p>
          </table:table-cell>
          <table:table-cell table:number-columns-repeated="16374"/>
        </table:table-row>
        <table:table-row table:style-name="ro6">
          <table:table-cell office:value-type="date" office:date-value="2020-03-26T00:00:00" table:style-name="ce28">
            <text:p>26/03/2020</text:p>
          </table:table-cell>
          <table:table-cell office:value-type="percentage" office:value="0.35" table:style-name="ce29">
            <text:p>35%</text:p>
          </table:table-cell>
          <table:table-cell office:value-type="percentage" office:value="0.43" table:style-name="ce29">
            <text:p>43%</text:p>
          </table:table-cell>
          <table:table-cell office:value-type="percentage" office:value="0.72" table:style-name="ce29">
            <text:p>72%</text:p>
          </table:table-cell>
          <table:table-cell office:value-type="percentage" office:value="0.39" table:style-name="ce30">
            <text:p>39%</text:p>
          </table:table-cell>
          <table:table-cell office:value-type="percentage" office:value="0.13" table:style-name="ce30">
            <text:p>13%</text:p>
          </table:table-cell>
          <table:table-cell office:value-type="percentage" office:value="0.06" table:style-name="ce29">
            <text:p>6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3400000000000001" table:style-name="ce31">
            <text:p>13%</text:p>
          </table:table-cell>
          <table:table-cell office:value-type="percentage" office:value="1.34" table:style-name="ce31">
            <text:p>134%</text:p>
          </table:table-cell>
          <table:table-cell table:number-columns-repeated="16374"/>
        </table:table-row>
        <table:table-row table:style-name="ro6">
          <table:table-cell office:value-type="date" office:date-value="2020-03-27T00:00:00" table:style-name="ce28">
            <text:p>27/03/2020</text:p>
          </table:table-cell>
          <table:table-cell office:value-type="percentage" office:value="0.35" table:style-name="ce29">
            <text:p>35%</text:p>
          </table:table-cell>
          <table:table-cell office:value-type="percentage" office:value="0.42" table:style-name="ce29">
            <text:p>42%</text:p>
          </table:table-cell>
          <table:table-cell office:value-type="percentage" office:value="0.69" table:style-name="ce29">
            <text:p>69%</text:p>
          </table:table-cell>
          <table:table-cell office:value-type="percentage" office:value="0.38" table:style-name="ce30">
            <text:p>38%</text:p>
          </table:table-cell>
          <table:table-cell office:value-type="percentage" office:value="0.1" table:style-name="ce30">
            <text:p>10%</text:p>
          </table:table-cell>
          <table:table-cell office:value-type="percentage" office:value="0.06" table:style-name="ce29">
            <text:p>6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3600000000000001" table:style-name="ce31">
            <text:p>14%</text:p>
          </table:table-cell>
          <table:table-cell office:value-type="percentage" office:value="1.07" table:style-name="ce31">
            <text:p>107%</text:p>
          </table:table-cell>
          <table:table-cell table:number-columns-repeated="16374"/>
        </table:table-row>
        <table:table-row table:style-name="ro6">
          <table:table-cell office:value-type="date" office:date-value="2020-03-28T00:00:00" table:style-name="ce20">
            <text:p>28/03/2020</text:p>
          </table:table-cell>
          <table:table-cell office:value-type="percentage" office:value="0.27" table:style-name="ce21">
            <text:p>27%</text:p>
          </table:table-cell>
          <table:table-cell office:value-type="percentage" office:value="0.34" table:style-name="ce21">
            <text:p>34%</text:p>
          </table:table-cell>
          <table:table-cell office:value-type="percentage" office:value="0.71" table:style-name="ce21">
            <text:p>71%</text:p>
          </table:table-cell>
          <table:table-cell office:value-type="percentage" office:value="0.3" table:style-name="ce22">
            <text:p>30%</text:p>
          </table:table-cell>
          <table:table-cell office:value-type="percentage" office:value="0.09" table:style-name="ce22">
            <text:p>9%</text:p>
          </table:table-cell>
          <table:table-cell office:value-type="percentage" office:value="0.04" table:style-name="ce21">
            <text:p>4%</text:p>
          </table:table-cell>
          <table:table-cell office:value-type="percentage" office:value="0.17" table:style-name="ce22">
            <text:p>17%</text:p>
          </table:table-cell>
          <table:table-cell office:value-type="percentage" office:value="0.11899999999999999" table:style-name="ce26">
            <text:p>12%</text:p>
          </table:table-cell>
          <table:table-cell office:value-type="percentage" office:value="1.26" table:style-name="ce26">
            <text:p>126%</text:p>
          </table:table-cell>
          <table:table-cell table:number-columns-repeated="16374"/>
        </table:table-row>
        <table:table-row table:style-name="ro6">
          <table:table-cell office:value-type="date" office:date-value="2020-03-29T00:00:00" table:style-name="ce10">
            <text:p>29/03/2020</text:p>
          </table:table-cell>
          <table:table-cell office:value-type="percentage" office:value="0.23" table:style-name="ce11">
            <text:p>23%</text:p>
          </table:table-cell>
          <table:table-cell office:value-type="percentage" office:value="0.28999999999999998" table:style-name="ce11">
            <text:p>29%</text:p>
          </table:table-cell>
          <table:table-cell office:value-type="percentage" office:value="0.72" table:style-name="ce11">
            <text:p>72%</text:p>
          </table:table-cell>
          <table:table-cell office:value-type="percentage" office:value="0.25" table:style-name="ce12">
            <text:p>25%</text:p>
          </table:table-cell>
          <table:table-cell office:value-type="percentage" office:value="0.08" table:style-name="ce12">
            <text:p>8%</text:p>
          </table:table-cell>
          <table:table-cell office:value-type="percentage" office:value="0.04" table:style-name="ce11">
            <text:p>4%</text:p>
          </table:table-cell>
          <table:table-cell office:value-type="percentage" office:value="0.16" table:style-name="ce12">
            <text:p>16%</text:p>
          </table:table-cell>
          <table:table-cell office:value-type="percentage" office:value="0.127" table:style-name="ce27">
            <text:p>13%</text:p>
          </table:table-cell>
          <table:table-cell office:value-type="percentage" office:value="0.83" table:style-name="ce27">
            <text:p>83%</text:p>
          </table:table-cell>
          <table:table-cell table:number-columns-repeated="16374"/>
        </table:table-row>
        <table:table-row table:style-name="ro6">
          <table:table-cell office:value-type="date" office:date-value="2020-03-30T00:00:00" table:style-name="ce28">
            <text:p>30/03/2020</text:p>
          </table:table-cell>
          <table:table-cell office:value-type="percentage" office:value="0.33" table:style-name="ce29">
            <text:p>33%</text:p>
          </table:table-cell>
          <table:table-cell office:value-type="percentage" office:value="0.41" table:style-name="ce29">
            <text:p>41%</text:p>
          </table:table-cell>
          <table:table-cell office:value-type="percentage" office:value="0.64" table:style-name="ce29">
            <text:p>64%</text:p>
          </table:table-cell>
          <table:table-cell office:value-type="percentage" office:value="0.36" table:style-name="ce30">
            <text:p>36%</text:p>
          </table:table-cell>
          <table:table-cell office:value-type="percentage" office:value="0.06" table:style-name="ce30">
            <text:p>6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7" table:style-name="ce30">
            <text:p>17%</text:p>
          </table:table-cell>
          <table:table-cell office:value-type="percentage" office:value="0.115" table:style-name="ce31">
            <text:p>12%</text:p>
          </table:table-cell>
          <table:table-cell office:value-type="percentage" office:value="0.73" table:style-name="ce31">
            <text:p>73%</text:p>
          </table:table-cell>
          <table:table-cell table:number-columns-repeated="16374"/>
        </table:table-row>
        <table:table-row table:style-name="ro6">
          <table:table-cell office:value-type="date" office:date-value="2020-03-31T00:00:00" table:style-name="ce28">
            <text:p>31/03/2020</text:p>
          </table:table-cell>
          <table:table-cell office:value-type="percentage" office:value="0.32" table:style-name="ce29">
            <text:p>32%</text:p>
          </table:table-cell>
          <table:table-cell office:value-type="percentage" office:value="0.39" table:style-name="ce29">
            <text:p>39%</text:p>
          </table:table-cell>
          <table:table-cell office:value-type="percentage" office:value="0.62" table:style-name="ce29">
            <text:p>62%</text:p>
          </table:table-cell>
          <table:table-cell office:value-type="percentage" office:value="0.36" table:style-name="ce30">
            <text:p>36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7" table:style-name="ce30">
            <text:p>17%</text:p>
          </table:table-cell>
          <table:table-cell office:value-type="percentage" office:value="0.115" table:style-name="ce31">
            <text:p>12%</text:p>
          </table:table-cell>
          <table:table-cell office:value-type="percentage" office:value="0.98" table:style-name="ce31">
            <text:p>98%</text:p>
          </table:table-cell>
          <table:table-cell table:number-columns-repeated="16374"/>
        </table:table-row>
        <table:table-row table:style-name="ro6">
          <table:table-cell office:value-type="date" office:date-value="2020-04-01T00:00:00" table:style-name="ce28">
            <text:p>01/04/2020</text:p>
          </table:table-cell>
          <table:table-cell office:value-type="percentage" office:value="0.32" table:style-name="ce29">
            <text:p>32%</text:p>
          </table:table-cell>
          <table:table-cell office:value-type="percentage" office:value="0.39" table:style-name="ce29">
            <text:p>3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35" table:style-name="ce30">
            <text:p>35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0.107" table:style-name="ce31">
            <text:p>11%</text:p>
          </table:table-cell>
          <table:table-cell office:value-type="percentage" office:value="1.1299999999999999" table:style-name="ce31">
            <text:p>113%</text:p>
          </table:table-cell>
          <table:table-cell table:number-columns-repeated="16374"/>
        </table:table-row>
        <table:table-row table:style-name="ro6">
          <table:table-cell office:value-type="date" office:date-value="2020-04-02T00:00:00" table:style-name="ce28">
            <text:p>02/04/2020</text:p>
          </table:table-cell>
          <table:table-cell office:value-type="percentage" office:value="0.32" table:style-name="ce29">
            <text:p>32%</text:p>
          </table:table-cell>
          <table:table-cell office:value-type="percentage" office:value="0.38" table:style-name="ce29">
            <text:p>38%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35" table:style-name="ce30">
            <text:p>35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0.109" table:style-name="ce31">
            <text:p>11%</text:p>
          </table:table-cell>
          <table:table-cell office:value-type="percentage" office:value="1.1200000000000001" table:style-name="ce31">
            <text:p>112%</text:p>
          </table:table-cell>
          <table:table-cell table:number-columns-repeated="16374"/>
        </table:table-row>
        <table:table-row table:style-name="ro6">
          <table:table-cell office:value-type="date" office:date-value="2020-04-03T00:00:00" table:style-name="ce28">
            <text:p>03/04/2020</text:p>
          </table:table-cell>
          <table:table-cell office:value-type="percentage" office:value="0.34" table:style-name="ce29">
            <text:p>34%</text:p>
          </table:table-cell>
          <table:table-cell office:value-type="percentage" office:value="0.4" table:style-name="ce29">
            <text:p>40%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36" table:style-name="ce30">
            <text:p>36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6" table:style-name="ce30">
            <text:p>16%</text:p>
          </table:table-cell>
          <table:table-cell office:value-type="percentage" office:value="0.11600000000000001" table:style-name="ce31">
            <text:p>12%</text:p>
          </table:table-cell>
          <table:table-cell office:value-type="percentage" office:value="1.1299999999999999" table:style-name="ce31">
            <text:p>113%</text:p>
          </table:table-cell>
          <table:table-cell table:number-columns-repeated="16374"/>
        </table:table-row>
        <table:table-row table:style-name="ro6">
          <table:table-cell office:value-type="date" office:date-value="2020-04-04T00:00:00" table:style-name="ce20">
            <text:p>04/04/2020</text:p>
          </table:table-cell>
          <table:table-cell office:value-type="percentage" office:value="0.28000000000000003" table:style-name="ce21">
            <text:p>28%</text:p>
          </table:table-cell>
          <table:table-cell office:value-type="percentage" office:value="0.34" table:style-name="ce21">
            <text:p>34%</text:p>
          </table:table-cell>
          <table:table-cell office:value-type="percentage" office:value="0.66" table:style-name="ce21">
            <text:p>66%</text:p>
          </table:table-cell>
          <table:table-cell office:value-type="percentage" office:value="0.31" table:style-name="ce22">
            <text:p>31%</text:p>
          </table:table-cell>
          <table:table-cell office:value-type="percentage" office:value="0.05" table:style-name="ce22">
            <text:p>5%</text:p>
          </table:table-cell>
          <table:table-cell office:value-type="percentage" office:value="0.04" table:style-name="ce21">
            <text:p>4%</text:p>
          </table:table-cell>
          <table:table-cell office:value-type="percentage" office:value="0.17" table:style-name="ce22">
            <text:p>17%</text:p>
          </table:table-cell>
          <table:table-cell office:value-type="percentage" office:value="0.11" table:style-name="ce26">
            <text:p>11%</text:p>
          </table:table-cell>
          <table:table-cell office:value-type="percentage" office:value="2.0099999999999998" table:style-name="ce26">
            <text:p>201%</text:p>
          </table:table-cell>
          <table:table-cell table:number-columns-repeated="16374"/>
        </table:table-row>
        <table:table-row table:style-name="ro6">
          <table:table-cell office:value-type="date" office:date-value="2020-04-05T00:00:00" table:style-name="ce10">
            <text:p>05/04/2020</text:p>
          </table:table-cell>
          <table:table-cell office:value-type="percentage" office:value="0.25" table:style-name="ce11">
            <text:p>25%</text:p>
          </table:table-cell>
          <table:table-cell office:value-type="percentage" office:value="0.3" table:style-name="ce11">
            <text:p>30%</text:p>
          </table:table-cell>
          <table:table-cell office:value-type="percentage" office:value="0.7" table:style-name="ce11">
            <text:p>70%</text:p>
          </table:table-cell>
          <table:table-cell office:value-type="percentage" office:value="0.27" table:style-name="ce12">
            <text:p>27%</text:p>
          </table:table-cell>
          <table:table-cell office:value-type="percentage" office:value="0.05" table:style-name="ce12">
            <text:p>5%</text:p>
          </table:table-cell>
          <table:table-cell office:value-type="percentage" office:value="0.04" table:style-name="ce11">
            <text:p>4%</text:p>
          </table:table-cell>
          <table:table-cell office:value-type="percentage" office:value="0.17" table:style-name="ce12">
            <text:p>17%</text:p>
          </table:table-cell>
          <table:table-cell office:value-type="percentage" office:value="0.124" table:style-name="ce27">
            <text:p>12%</text:p>
          </table:table-cell>
          <table:table-cell office:value-type="percentage" office:value="2.2999999999999998" table:style-name="ce27">
            <text:p>230%</text:p>
          </table:table-cell>
          <table:table-cell table:number-columns-repeated="16374"/>
        </table:table-row>
        <table:table-row table:style-name="ro6">
          <table:table-cell office:value-type="date" office:date-value="2020-04-06T00:00:00" table:style-name="ce28">
            <text:p>06/04/2020</text:p>
          </table:table-cell>
          <table:table-cell office:value-type="percentage" office:value="0.33" table:style-name="ce29">
            <text:p>33%</text:p>
          </table:table-cell>
          <table:table-cell office:value-type="percentage" office:value="0.42" table:style-name="ce29">
            <text:p>42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37" table:style-name="ce30">
            <text:p>37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11" table:style-name="ce31">
            <text:p>11%</text:p>
          </table:table-cell>
          <table:table-cell office:value-type="percentage" office:value="1.07" table:style-name="ce31">
            <text:p>107%</text:p>
          </table:table-cell>
          <table:table-cell table:number-columns-repeated="16374"/>
        </table:table-row>
        <table:table-row table:style-name="ro6">
          <table:table-cell office:value-type="date" office:date-value="2020-04-07T00:00:00" table:style-name="ce28">
            <text:p>07/04/2020</text:p>
          </table:table-cell>
          <table:table-cell office:value-type="percentage" office:value="0.33" table:style-name="ce29">
            <text:p>33%</text:p>
          </table:table-cell>
          <table:table-cell office:value-type="percentage" office:value="0.41" table:style-name="ce29">
            <text:p>41%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36" table:style-name="ce30">
            <text:p>36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09" table:style-name="ce31">
            <text:p>11%</text:p>
          </table:table-cell>
          <table:table-cell office:value-type="percentage" office:value="1.42" table:style-name="ce31">
            <text:p>142%</text:p>
          </table:table-cell>
          <table:table-cell table:number-columns-repeated="16374"/>
        </table:table-row>
        <table:table-row table:style-name="ro6">
          <table:table-cell office:value-type="date" office:date-value="2020-04-08T00:00:00" table:style-name="ce28">
            <text:p>08/04/2020</text:p>
          </table:table-cell>
          <table:table-cell office:value-type="percentage" office:value="0.34" table:style-name="ce29">
            <text:p>34%</text:p>
          </table:table-cell>
          <table:table-cell office:value-type="percentage" office:value="0.41" table:style-name="ce29">
            <text:p>41%</text:p>
          </table:table-cell>
          <table:table-cell office:value-type="percentage" office:value="0.62" table:style-name="ce29">
            <text:p>62%</text:p>
          </table:table-cell>
          <table:table-cell office:value-type="percentage" office:value="0.37" table:style-name="ce30">
            <text:p>37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7" table:style-name="ce30">
            <text:p>17%</text:p>
          </table:table-cell>
          <table:table-cell office:value-type="percentage" office:value="0.10299999999999999" table:style-name="ce31">
            <text:p>10%</text:p>
          </table:table-cell>
          <table:table-cell office:value-type="percentage" office:value="1.58" table:style-name="ce31">
            <text:p>158%</text:p>
          </table:table-cell>
          <table:table-cell table:number-columns-repeated="16374"/>
        </table:table-row>
        <table:table-row table:style-name="ro6">
          <table:table-cell office:value-type="date" office:date-value="2020-04-09T00:00:00" table:style-name="ce28">
            <text:p>09/04/2020</text:p>
          </table:table-cell>
          <table:table-cell office:value-type="percentage" office:value="0.36" table:style-name="ce29">
            <text:p>36%</text:p>
          </table:table-cell>
          <table:table-cell office:value-type="percentage" office:value="0.43" table:style-name="ce29">
            <text:p>43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39" table:style-name="ce30">
            <text:p>39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1600000000000001" table:style-name="ce31">
            <text:p>12%</text:p>
          </table:table-cell>
          <table:table-cell office:value-type="percentage" office:value="1.72" table:style-name="ce31">
            <text:p>172%</text:p>
          </table:table-cell>
          <table:table-cell table:number-columns-repeated="16374"/>
        </table:table-row>
        <table:table-row table:style-name="ro6">
          <table:table-cell office:value-type="date" office:date-value="2020-04-10T00:00:00" table:style-name="ce20">
            <text:p>10/04/2020</text:p>
          </table:table-cell>
          <table:table-cell office:value-type="percentage" office:value="0.27" table:style-name="ce21">
            <text:p>27%</text:p>
          </table:table-cell>
          <table:table-cell office:value-type="percentage" office:value="0.27" table:style-name="ce21">
            <text:p>27%</text:p>
          </table:table-cell>
          <table:table-cell office:value-type="percentage" office:value="0.33" table:style-name="ce21">
            <text:p>33%</text:p>
          </table:table-cell>
          <table:table-cell office:value-type="percentage" office:value="0.27" table:style-name="ce22">
            <text:p>27%</text:p>
          </table:table-cell>
          <table:table-cell office:value-type="percentage" office:value="0.04" table:style-name="ce22">
            <text:p>4%</text:p>
          </table:table-cell>
          <table:table-cell office:value-type="percentage" office:value="0.04" table:style-name="ce21">
            <text:p>4%</text:p>
          </table:table-cell>
          <table:table-cell office:value-type="percentage" office:value="0.17" table:style-name="ce22">
            <text:p>17%</text:p>
          </table:table-cell>
          <table:table-cell office:value-type="percentage" office:value="0.11600000000000001" table:style-name="ce26">
            <text:p>12%</text:p>
          </table:table-cell>
          <table:table-cell office:value-type="percentage" office:value="1.83" table:style-name="ce26">
            <text:p>183%</text:p>
          </table:table-cell>
          <table:table-cell table:number-columns-repeated="16374"/>
        </table:table-row>
        <table:table-row table:style-name="ro6">
          <table:table-cell office:value-type="date" office:date-value="2020-04-11T00:00:00" table:style-name="ce32">
            <text:p>11/04/2020</text:p>
          </table:table-cell>
          <table:table-cell office:value-type="percentage" office:value="0.28999999999999998" table:style-name="ce33">
            <text:p>29%</text:p>
          </table:table-cell>
          <table:table-cell office:value-type="percentage" office:value="0.35" table:style-name="ce33">
            <text:p>35%</text:p>
          </table:table-cell>
          <table:table-cell office:value-type="percentage" office:value="0.55000000000000004" table:style-name="ce33">
            <text:p>55%</text:p>
          </table:table-cell>
          <table:table-cell office:value-type="percentage" office:value="0.31" table:style-name="ce34">
            <text:p>31%</text:p>
          </table:table-cell>
          <table:table-cell office:value-type="percentage" office:value="0.04" table:style-name="ce34">
            <text:p>4%</text:p>
          </table:table-cell>
          <table:table-cell office:value-type="percentage" office:value="0.04" table:style-name="ce33">
            <text:p>4%</text:p>
          </table:table-cell>
          <table:table-cell office:value-type="percentage" office:value="0.16" table:style-name="ce34">
            <text:p>16%</text:p>
          </table:table-cell>
          <table:table-cell office:value-type="percentage" office:value="0.104" table:style-name="ce35">
            <text:p>10%</text:p>
          </table:table-cell>
          <table:table-cell office:value-type="percentage" office:value="2.89" table:style-name="ce35">
            <text:p>289%</text:p>
          </table:table-cell>
          <table:table-cell table:number-columns-repeated="16374"/>
        </table:table-row>
        <table:table-row table:style-name="ro6">
          <table:table-cell office:value-type="date" office:date-value="2020-04-12T00:00:00" table:style-name="ce36">
            <text:p>12/04/2020</text:p>
          </table:table-cell>
          <table:table-cell office:value-type="percentage" office:value="0.22" table:style-name="ce37">
            <text:p>22%</text:p>
          </table:table-cell>
          <table:table-cell office:value-type="percentage" office:value="0.26" table:style-name="ce37">
            <text:p>26%</text:p>
          </table:table-cell>
          <table:table-cell office:value-type="percentage" office:value="0.5" table:style-name="ce37">
            <text:p>50%</text:p>
          </table:table-cell>
          <table:table-cell office:value-type="percentage" office:value="0.24" table:style-name="ce38">
            <text:p>24%</text:p>
          </table:table-cell>
          <table:table-cell office:value-type="percentage" office:value="0.04" table:style-name="ce38">
            <text:p>4%</text:p>
          </table:table-cell>
          <table:table-cell office:value-type="percentage" office:value="0.04" table:style-name="ce37">
            <text:p>4%</text:p>
          </table:table-cell>
          <table:table-cell office:value-type="percentage" office:value="0.14000000000000001" table:style-name="ce38">
            <text:p>14%</text:p>
          </table:table-cell>
          <table:table-cell office:value-type="percentage" office:value="0.1" table:style-name="ce39">
            <text:p>10%</text:p>
          </table:table-cell>
          <table:table-cell office:value-type="percentage" office:value="2.5" table:style-name="ce39">
            <text:p>250%</text:p>
          </table:table-cell>
          <table:table-cell table:number-columns-repeated="16374"/>
        </table:table-row>
        <table:table-row table:style-name="ro6">
          <table:table-cell office:value-type="date" office:date-value="2020-04-13T00:00:00" table:style-name="ce10">
            <text:p>13/04/2020</text:p>
          </table:table-cell>
          <table:table-cell office:value-type="percentage" office:value="0.23" table:style-name="ce11">
            <text:p>23%</text:p>
          </table:table-cell>
          <table:table-cell office:value-type="percentage" office:value="0.22" table:style-name="ce11">
            <text:p>22%</text:p>
          </table:table-cell>
          <table:table-cell office:value-type="percentage" office:value="0.25" table:style-name="ce11">
            <text:p>25%</text:p>
          </table:table-cell>
          <table:table-cell office:value-type="percentage" office:value="0.23" table:style-name="ce12">
            <text:p>23%</text:p>
          </table:table-cell>
          <table:table-cell office:value-type="percentage" office:value="0.04" table:style-name="ce12">
            <text:p>4%</text:p>
          </table:table-cell>
          <table:table-cell office:value-type="percentage" office:value="0.05" table:style-name="ce11">
            <text:p>5%</text:p>
          </table:table-cell>
          <table:table-cell office:value-type="percentage" office:value="0.18" table:style-name="ce12">
            <text:p>18%</text:p>
          </table:table-cell>
          <table:table-cell office:value-type="percentage" office:value="0.11799999999999999" table:style-name="ce27">
            <text:p>12%</text:p>
          </table:table-cell>
          <table:table-cell office:value-type="percentage" office:value="1.23" table:style-name="ce27">
            <text:p>123%</text:p>
          </table:table-cell>
          <table:table-cell table:number-columns-repeated="16374"/>
        </table:table-row>
        <table:table-row table:style-name="ro6">
          <table:table-cell office:value-type="date" office:date-value="2020-04-14T00:00:00" table:style-name="ce28">
            <text:p>14/04/2020</text:p>
          </table:table-cell>
          <table:table-cell office:value-type="percentage" office:value="0.35" table:style-name="ce29">
            <text:p>35%</text:p>
          </table:table-cell>
          <table:table-cell office:value-type="percentage" office:value="0.44" table:style-name="ce29">
            <text:p>44%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38" table:style-name="ce30">
            <text:p>38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9" table:style-name="ce30">
            <text:p>19%</text:p>
          </table:table-cell>
          <table:table-cell office:value-type="percentage" office:value="0.11700000000000001" table:style-name="ce31">
            <text:p>12%</text:p>
          </table:table-cell>
          <table:table-cell office:value-type="percentage" office:value="1.37" table:style-name="ce31">
            <text:p>137%</text:p>
          </table:table-cell>
          <table:table-cell table:number-columns-repeated="16374"/>
        </table:table-row>
        <table:table-row table:style-name="ro6">
          <table:table-cell office:value-type="date" office:date-value="2020-04-15T00:00:00" table:style-name="ce28">
            <text:p>15/04/2020</text:p>
          </table:table-cell>
          <table:table-cell office:value-type="percentage" office:value="0.34" table:style-name="ce29">
            <text:p>34%</text:p>
          </table:table-cell>
          <table:table-cell office:value-type="percentage" office:value="0.44" table:style-name="ce29">
            <text:p>44%</text:p>
          </table:table-cell>
          <table:table-cell office:value-type="percentage" office:value="0.63" table:style-name="ce29">
            <text:p>63%</text:p>
          </table:table-cell>
          <table:table-cell office:value-type="percentage" office:value="0.38" table:style-name="ce30">
            <text:p>38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04" table:style-name="ce31">
            <text:p>10%</text:p>
          </table:table-cell>
          <table:table-cell office:value-type="percentage" office:value="1.99" table:style-name="ce31">
            <text:p>199%</text:p>
          </table:table-cell>
          <table:table-cell table:number-columns-repeated="16374"/>
        </table:table-row>
        <table:table-row table:style-name="ro6">
          <table:table-cell office:value-type="date" office:date-value="2020-04-16T00:00:00" table:style-name="ce28">
            <text:p>16/04/2020</text:p>
          </table:table-cell>
          <table:table-cell office:value-type="percentage" office:value="0.34" table:style-name="ce29">
            <text:p>34%</text:p>
          </table:table-cell>
          <table:table-cell office:value-type="percentage" office:value="0.42" table:style-name="ce29">
            <text:p>42%</text:p>
          </table:table-cell>
          <table:table-cell office:value-type="percentage" office:value="0.63" table:style-name="ce29">
            <text:p>63%</text:p>
          </table:table-cell>
          <table:table-cell office:value-type="percentage" office:value="0.38" table:style-name="ce30">
            <text:p>38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08" table:style-name="ce31">
            <text:p>11%</text:p>
          </table:table-cell>
          <table:table-cell office:value-type="percentage" office:value="2.09" table:style-name="ce31">
            <text:p>209%</text:p>
          </table:table-cell>
          <table:table-cell table:number-columns-repeated="16374"/>
        </table:table-row>
        <table:table-row table:style-name="ro6">
          <table:table-cell office:value-type="date" office:date-value="2020-04-17T00:00:00" table:style-name="ce28">
            <text:p>17/04/2020</text:p>
          </table:table-cell>
          <table:table-cell office:value-type="percentage" office:value="0.35" table:style-name="ce29">
            <text:p>35%</text:p>
          </table:table-cell>
          <table:table-cell office:value-type="percentage" office:value="0.43" table:style-name="ce29">
            <text:p>43%</text:p>
          </table:table-cell>
          <table:table-cell office:value-type="percentage" office:value="0.63" table:style-name="ce29">
            <text:p>63%</text:p>
          </table:table-cell>
          <table:table-cell office:value-type="percentage" office:value="0.38" table:style-name="ce30">
            <text:p>38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percentage" office:value="0.18" table:style-name="ce30">
            <text:p>18%</text:p>
          </table:table-cell>
          <table:table-cell office:value-type="percentage" office:value="0.109" table:style-name="ce31">
            <text:p>11%</text:p>
          </table:table-cell>
          <table:table-cell office:value-type="percentage" office:value="1.02" table:style-name="ce31">
            <text:p>102%</text:p>
          </table:table-cell>
          <table:table-cell table:number-columns-repeated="16374"/>
        </table:table-row>
        <table:table-row table:style-name="ro6">
          <table:table-cell office:value-type="date" office:date-value="2020-04-18T00:00:00" table:style-name="ce20">
            <text:p>18/04/2020</text:p>
          </table:table-cell>
          <table:table-cell office:value-type="percentage" office:value="0.31" table:style-name="ce21">
            <text:p>31%</text:p>
          </table:table-cell>
          <table:table-cell office:value-type="percentage" office:value="0.38" table:style-name="ce21">
            <text:p>38%</text:p>
          </table:table-cell>
          <table:table-cell office:value-type="percentage" office:value="0.71" table:style-name="ce21">
            <text:p>71%</text:p>
          </table:table-cell>
          <table:table-cell office:value-type="percentage" office:value="0.33" table:style-name="ce22">
            <text:p>33%</text:p>
          </table:table-cell>
          <table:table-cell office:value-type="percentage" office:value="0.05" table:style-name="ce22">
            <text:p>5%</text:p>
          </table:table-cell>
          <table:table-cell office:value-type="percentage" office:value="0.04" table:style-name="ce21">
            <text:p>4%</text:p>
          </table:table-cell>
          <table:table-cell office:value-type="percentage" office:value="0.16" table:style-name="ce22">
            <text:p>16%</text:p>
          </table:table-cell>
          <table:table-cell office:value-type="percentage" office:value="0.107" table:style-name="ce26">
            <text:p>11%</text:p>
          </table:table-cell>
          <table:table-cell office:value-type="percentage" office:value="1.44" table:style-name="ce26">
            <text:p>144%</text:p>
          </table:table-cell>
          <table:table-cell table:number-columns-repeated="16374"/>
        </table:table-row>
        <table:table-row table:style-name="ro6">
          <table:table-cell office:value-type="date" office:date-value="2020-04-19T00:00:00" table:style-name="ce10">
            <text:p>19/04/2020</text:p>
          </table:table-cell>
          <table:table-cell office:value-type="percentage" office:value="0.28999999999999998" table:style-name="ce11">
            <text:p>29%</text:p>
          </table:table-cell>
          <table:table-cell office:value-type="percentage" office:value="0.36" table:style-name="ce11">
            <text:p>36%</text:p>
          </table:table-cell>
          <table:table-cell office:value-type="percentage" office:value="0.73" table:style-name="ce11">
            <text:p>73%</text:p>
          </table:table-cell>
          <table:table-cell office:value-type="percentage" office:value="0.32" table:style-name="ce12">
            <text:p>32%</text:p>
          </table:table-cell>
          <table:table-cell office:value-type="percentage" office:value="0.05" table:style-name="ce12">
            <text:p>5%</text:p>
          </table:table-cell>
          <table:table-cell office:value-type="percentage" office:value="0.04" table:style-name="ce11">
            <text:p>4%</text:p>
          </table:table-cell>
          <table:table-cell office:value-type="string" table:style-name="ce40">
            <text:p>..</text:p>
          </table:table-cell>
          <table:table-cell office:value-type="percentage" office:value="0.126" table:style-name="ce27">
            <text:p>13%</text:p>
          </table:table-cell>
          <table:table-cell office:value-type="percentage" office:value="3.24" table:style-name="ce27">
            <text:p>324%</text:p>
          </table:table-cell>
          <table:table-cell table:number-columns-repeated="16374"/>
        </table:table-row>
        <table:table-row table:style-name="ro6">
          <table:table-cell office:value-type="date" office:date-value="2020-04-20T00:00:00" table:style-name="ce28">
            <text:p>20/04/2020</text:p>
          </table:table-cell>
          <table:table-cell office:value-type="percentage" office:value="0.38" table:style-name="ce29">
            <text:p>38%</text:p>
          </table:table-cell>
          <table:table-cell office:value-type="percentage" office:value="0.48" table:style-name="ce29">
            <text:p>48%</text:p>
          </table:table-cell>
          <table:table-cell office:value-type="percentage" office:value="0.65" table:style-name="ce29">
            <text:p>65%</text:p>
          </table:table-cell>
          <table:table-cell office:value-type="percentage" office:value="0.41" table:style-name="ce30">
            <text:p>41%</text:p>
          </table:table-cell>
          <table:table-cell office:value-type="percentage" office:value="0.06" table:style-name="ce30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600000000000001" table:style-name="ce31">
            <text:p>12%</text:p>
          </table:table-cell>
          <table:table-cell office:value-type="percentage" office:value="1.42" table:style-name="ce31">
            <text:p>142%</text:p>
          </table:table-cell>
          <table:table-cell table:number-columns-repeated="16374"/>
        </table:table-row>
        <table:table-row table:style-name="ro6">
          <table:table-cell office:value-type="date" office:date-value="2020-04-21T00:00:00" table:style-name="ce28">
            <text:p>21/04/2020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47" table:style-name="ce29">
            <text:p>47%</text:p>
          </table:table-cell>
          <table:table-cell office:value-type="percentage" office:value="0.64" table:style-name="ce29">
            <text:p>64%</text:p>
          </table:table-cell>
          <table:table-cell office:value-type="percentage" office:value="0.41" table:style-name="ce30">
            <text:p>41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4" table:style-name="ce31">
            <text:p>11%</text:p>
          </table:table-cell>
          <table:table-cell office:value-type="percentage" office:value="1.53" table:style-name="ce31">
            <text:p>153%</text:p>
          </table:table-cell>
          <table:table-cell table:number-columns-repeated="16374"/>
        </table:table-row>
        <table:table-row table:style-name="ro6">
          <table:table-cell office:value-type="date" office:date-value="2020-04-22T00:00:00" table:style-name="ce28">
            <text:p>22/04/2020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47" table:style-name="ce29">
            <text:p>47%</text:p>
          </table:table-cell>
          <table:table-cell office:value-type="percentage" office:value="0.65" table:style-name="ce29">
            <text:p>65%</text:p>
          </table:table-cell>
          <table:table-cell office:value-type="percentage" office:value="0.41" table:style-name="ce30">
            <text:p>41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08" table:style-name="ce31">
            <text:p>11%</text:p>
          </table:table-cell>
          <table:table-cell office:value-type="percentage" office:value="2.06" table:style-name="ce31">
            <text:p>206%</text:p>
          </table:table-cell>
          <table:table-cell table:number-columns-repeated="16374"/>
        </table:table-row>
        <table:table-row table:style-name="ro6">
          <table:table-cell office:value-type="date" office:date-value="2020-04-23T00:00:00" table:style-name="ce28">
            <text:p>23/04/2020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46" table:style-name="ce29">
            <text:p>46%</text:p>
          </table:table-cell>
          <table:table-cell office:value-type="percentage" office:value="0.64" table:style-name="ce29">
            <text:p>64%</text:p>
          </table:table-cell>
          <table:table-cell office:value-type="percentage" office:value="0.41" table:style-name="ce30">
            <text:p>41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1" table:style-name="ce31">
            <text:p>11%</text:p>
          </table:table-cell>
          <table:table-cell office:value-type="percentage" office:value="2.25" table:style-name="ce31">
            <text:p>225%</text:p>
          </table:table-cell>
          <table:table-cell table:number-columns-repeated="16374"/>
        </table:table-row>
        <table:table-row table:style-name="ro6">
          <table:table-cell office:value-type="date" office:date-value="2020-04-24T00:00:00" table:style-name="ce28">
            <text:p>24/04/2020</text:p>
          </table:table-cell>
          <table:table-cell office:value-type="percentage" office:value="0.39" table:style-name="ce29">
            <text:p>39%</text:p>
          </table:table-cell>
          <table:table-cell office:value-type="percentage" office:value="0.46" table:style-name="ce29">
            <text:p>46%</text:p>
          </table:table-cell>
          <table:table-cell office:value-type="percentage" office:value="0.65" table:style-name="ce29">
            <text:p>65%</text:p>
          </table:table-cell>
          <table:table-cell office:value-type="percentage" office:value="0.42" table:style-name="ce30">
            <text:p>42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600000000000001" table:style-name="ce31">
            <text:p>12%</text:p>
          </table:table-cell>
          <table:table-cell office:value-type="percentage" office:value="1.91" table:style-name="ce31">
            <text:p>191%</text:p>
          </table:table-cell>
          <table:table-cell table:number-columns-repeated="16374"/>
        </table:table-row>
        <table:table-row table:style-name="ro6">
          <table:table-cell office:value-type="date" office:date-value="2020-04-25T00:00:00" table:style-name="ce20">
            <text:p>25/04/2020</text:p>
          </table:table-cell>
          <table:table-cell office:value-type="percentage" office:value="0.35" table:style-name="ce21">
            <text:p>35%</text:p>
          </table:table-cell>
          <table:table-cell office:value-type="percentage" office:value="0.43" table:style-name="ce21">
            <text:p>43%</text:p>
          </table:table-cell>
          <table:table-cell office:value-type="percentage" office:value="0.71" table:style-name="ce21">
            <text:p>71%</text:p>
          </table:table-cell>
          <table:table-cell office:value-type="percentage" office:value="0.38" table:style-name="ce22">
            <text:p>38%</text:p>
          </table:table-cell>
          <table:table-cell office:value-type="percentage" office:value="0.04" table:style-name="ce22">
            <text:p>4%</text:p>
          </table:table-cell>
          <table:table-cell office:value-type="percentage" office:value="0.04" table:style-name="ce21">
            <text:p>4%</text:p>
          </table:table-cell>
          <table:table-cell office:value-type="string" table:style-name="ce42">
            <text:p>..</text:p>
          </table:table-cell>
          <table:table-cell office:value-type="percentage" office:value="0.11700000000000001" table:style-name="ce26">
            <text:p>12%</text:p>
          </table:table-cell>
          <table:table-cell office:value-type="percentage" office:value="2.93" table:style-name="ce26">
            <text:p>293%</text:p>
          </table:table-cell>
          <table:table-cell table:number-columns-repeated="16374"/>
        </table:table-row>
        <table:table-row table:style-name="ro6">
          <table:table-cell office:value-type="date" office:date-value="2020-04-26T00:00:00" table:style-name="ce10">
            <text:p>26/04/2020</text:p>
          </table:table-cell>
          <table:table-cell office:value-type="percentage" office:value="0.32" table:style-name="ce11">
            <text:p>32%</text:p>
          </table:table-cell>
          <table:table-cell office:value-type="percentage" office:value="0.39" table:style-name="ce11">
            <text:p>39%</text:p>
          </table:table-cell>
          <table:table-cell office:value-type="percentage" office:value="0.75" table:style-name="ce11">
            <text:p>75%</text:p>
          </table:table-cell>
          <table:table-cell office:value-type="percentage" office:value="0.35" table:style-name="ce12">
            <text:p>35%</text:p>
          </table:table-cell>
          <table:table-cell office:value-type="percentage" office:value="0.04" table:style-name="ce12">
            <text:p>4%</text:p>
          </table:table-cell>
          <table:table-cell office:value-type="percentage" office:value="0.04" table:style-name="ce11">
            <text:p>4%</text:p>
          </table:table-cell>
          <table:table-cell office:value-type="string" table:style-name="ce40">
            <text:p>..</text:p>
          </table:table-cell>
          <table:table-cell office:value-type="percentage" office:value="0.13100000000000001" table:style-name="ce27">
            <text:p>13%</text:p>
          </table:table-cell>
          <table:table-cell office:value-type="percentage" office:value="3.49" table:style-name="ce27">
            <text:p>349%</text:p>
          </table:table-cell>
          <table:table-cell table:number-columns-repeated="16374"/>
        </table:table-row>
        <table:table-row table:style-name="ro6">
          <table:table-cell office:value-type="date" office:date-value="2020-04-27T00:00:00" table:style-name="ce28">
            <text:p>27/04/2020</text:p>
          </table:table-cell>
          <table:table-cell office:value-type="percentage" office:value="0.4" table:style-name="ce29">
            <text:p>40%</text:p>
          </table:table-cell>
          <table:table-cell office:value-type="percentage" office:value="0.51" table:style-name="ce29">
            <text:p>51%</text:p>
          </table:table-cell>
          <table:table-cell office:value-type="percentage" office:value="0.68" table:style-name="ce29">
            <text:p>68%</text:p>
          </table:table-cell>
          <table:table-cell office:value-type="percentage" office:value="0.44" table:style-name="ce30">
            <text:p>44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2" table:style-name="ce31">
            <text:p>12%</text:p>
          </table:table-cell>
          <table:table-cell office:value-type="percentage" office:value="1.64" table:style-name="ce31">
            <text:p>164%</text:p>
          </table:table-cell>
          <table:table-cell table:number-columns-repeated="16374"/>
        </table:table-row>
        <table:table-row table:style-name="ro6">
          <table:table-cell office:value-type="date" office:date-value="2020-04-28T00:00:00" table:style-name="ce28">
            <text:p>28/04/2020</text:p>
          </table:table-cell>
          <table:table-cell office:value-type="percentage" office:value="0.37" table:style-name="ce29">
            <text:p>37%</text:p>
          </table:table-cell>
          <table:table-cell office:value-type="percentage" office:value="0.48" table:style-name="ce29">
            <text:p>48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41" table:style-name="ce30">
            <text:p>41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3" table:style-name="ce31">
            <text:p>11%</text:p>
          </table:table-cell>
          <table:table-cell office:value-type="percentage" office:value="0.5" table:style-name="ce31">
            <text:p>50%</text:p>
          </table:table-cell>
          <table:table-cell table:number-columns-repeated="16374"/>
        </table:table-row>
        <table:table-row table:style-name="ro6">
          <table:table-cell office:value-type="date" office:date-value="2020-04-29T00:00:00" table:style-name="ce28">
            <text:p>29/04/2020</text:p>
          </table:table-cell>
          <table:table-cell office:value-type="percentage" office:value="0.38" table:style-name="ce29">
            <text:p>38%</text:p>
          </table:table-cell>
          <table:table-cell office:value-type="percentage" office:value="0.49" table:style-name="ce29">
            <text:p>49%</text:p>
          </table:table-cell>
          <table:table-cell office:value-type="percentage" office:value="0.68" table:style-name="ce29">
            <text:p>68%</text:p>
          </table:table-cell>
          <table:table-cell office:value-type="percentage" office:value="0.42" table:style-name="ce30">
            <text:p>42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09" table:style-name="ce31">
            <text:p>11%</text:p>
          </table:table-cell>
          <table:table-cell office:value-type="percentage" office:value="1.1399999999999999" table:style-name="ce31">
            <text:p>114%</text:p>
          </table:table-cell>
          <table:table-cell table:number-columns-repeated="16374"/>
        </table:table-row>
        <table:table-row table:style-name="ro6">
          <table:table-cell office:value-type="date" office:date-value="2020-04-30T00:00:00" table:style-name="ce28">
            <text:p>30/04/2020</text:p>
          </table:table-cell>
          <table:table-cell office:value-type="percentage" office:value="0.39" table:style-name="ce29">
            <text:p>39%</text:p>
          </table:table-cell>
          <table:table-cell office:value-type="percentage" office:value="0.48" table:style-name="ce29">
            <text:p>48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42" table:style-name="ce30">
            <text:p>42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45" table:style-name="ce31">
            <text:p>11%</text:p>
          </table:table-cell>
          <table:table-cell office:value-type="percentage" office:value="0.98" table:style-name="ce31">
            <text:p>98%</text:p>
          </table:table-cell>
          <table:table-cell table:number-columns-repeated="16374"/>
        </table:table-row>
        <table:table-row table:style-name="ro6">
          <table:table-cell office:value-type="date" office:date-value="2020-05-01T00:00:00" table:style-name="ce28">
            <text:p>01/05/2020</text:p>
          </table:table-cell>
          <table:table-cell office:value-type="percentage" office:value="0.4" table:style-name="ce29">
            <text:p>40%</text:p>
          </table:table-cell>
          <table:table-cell office:value-type="percentage" office:value="0.5" table:style-name="ce29">
            <text:p>50%</text:p>
          </table:table-cell>
          <table:table-cell office:value-type="percentage" office:value="0.66" table:style-name="ce29">
            <text:p>66%</text:p>
          </table:table-cell>
          <table:table-cell office:value-type="percentage" office:value="0.44" table:style-name="ce30">
            <text:p>44%</text:p>
          </table:table-cell>
          <table:table-cell office:value-type="percentage" office:value="0.04" table:style-name="ce30">
            <text:p>4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21" table:style-name="ce31">
            <text:p>12%</text:p>
          </table:table-cell>
          <table:table-cell office:value-type="percentage" office:value="1.25" table:style-name="ce31">
            <text:p>125%</text:p>
          </table:table-cell>
          <table:table-cell table:number-columns-repeated="16374"/>
        </table:table-row>
        <table:table-row table:style-name="ro6">
          <table:table-cell office:value-type="date" office:date-value="2020-05-02T00:00:00" table:style-name="ce20">
            <text:p>02/05/2020</text:p>
          </table:table-cell>
          <table:table-cell office:value-type="percentage" office:value="0.38" table:style-name="ce21">
            <text:p>38%</text:p>
          </table:table-cell>
          <table:table-cell office:value-type="percentage" office:value="0.47" table:style-name="ce21">
            <text:p>47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4" table:style-name="ce22">
            <text:p>40%</text:p>
          </table:table-cell>
          <table:table-cell office:value-type="percentage" office:value="0.04" table:style-name="ce22">
            <text:p>4%</text:p>
          </table:table-cell>
          <table:table-cell office:value-type="percentage" office:value="0.04" table:style-name="ce21">
            <text:p>4%</text:p>
          </table:table-cell>
          <table:table-cell office:value-type="string" table:style-name="ce42">
            <text:p>..</text:p>
          </table:table-cell>
          <table:table-cell office:value-type="percentage" office:value="0.123" table:style-name="ce26">
            <text:p>12%</text:p>
          </table:table-cell>
          <table:table-cell office:value-type="percentage" office:value="3.13" table:style-name="ce26">
            <text:p>313%</text:p>
          </table:table-cell>
          <table:table-cell table:number-columns-repeated="16374"/>
        </table:table-row>
        <table:table-row table:style-name="ro6">
          <table:table-cell office:value-type="date" office:date-value="2020-05-03T00:00:00" table:style-name="ce10">
            <text:p>03/05/2020</text:p>
          </table:table-cell>
          <table:table-cell office:value-type="percentage" office:value="0.34" table:style-name="ce11">
            <text:p>34%</text:p>
          </table:table-cell>
          <table:table-cell office:value-type="percentage" office:value="0.42" table:style-name="ce11">
            <text:p>42%</text:p>
          </table:table-cell>
          <table:table-cell office:value-type="percentage" office:value="0.76" table:style-name="ce11">
            <text:p>76%</text:p>
          </table:table-cell>
          <table:table-cell office:value-type="percentage" office:value="0.36" table:style-name="ce12">
            <text:p>36%</text:p>
          </table:table-cell>
          <table:table-cell office:value-type="percentage" office:value="0.04" table:style-name="ce12">
            <text:p>4%</text:p>
          </table:table-cell>
          <table:table-cell office:value-type="percentage" office:value="0.04" table:style-name="ce11">
            <text:p>4%</text:p>
          </table:table-cell>
          <table:table-cell office:value-type="string" table:style-name="ce40">
            <text:p>..</text:p>
          </table:table-cell>
          <table:table-cell office:value-type="percentage" office:value="0.13300000000000001" table:style-name="ce27">
            <text:p>13%</text:p>
          </table:table-cell>
          <table:table-cell office:value-type="percentage" office:value="2.63" table:style-name="ce27">
            <text:p>263%</text:p>
          </table:table-cell>
          <table:table-cell table:number-columns-repeated="16374"/>
        </table:table-row>
        <table:table-row table:style-name="ro6">
          <table:table-cell office:value-type="date" office:date-value="2020-05-04T00:00:00" table:style-name="ce28">
            <text:p>04/05/2020</text:p>
          </table:table-cell>
          <table:table-cell office:value-type="percentage" office:value="0.42" table:style-name="ce29">
            <text:p>42%</text:p>
          </table:table-cell>
          <table:table-cell office:value-type="percentage" office:value="0.54" table:style-name="ce29">
            <text:p>54%</text:p>
          </table:table-cell>
          <table:table-cell office:value-type="percentage" office:value="0.7" table:style-name="ce29">
            <text:p>70%</text:p>
          </table:table-cell>
          <table:table-cell office:value-type="percentage" office:value="0.46" table:style-name="ce30">
            <text:p>46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2" table:style-name="ce31">
            <text:p>12%</text:p>
          </table:table-cell>
          <table:table-cell office:value-type="percentage" office:value="1.58" table:style-name="ce31">
            <text:p>158%</text:p>
          </table:table-cell>
          <table:table-cell table:number-columns-repeated="16374"/>
        </table:table-row>
        <table:table-row table:style-name="ro6">
          <table:table-cell office:value-type="date" office:date-value="2020-05-05T00:00:00" table:style-name="ce28">
            <text:p>05/05/2020</text:p>
          </table:table-cell>
          <table:table-cell office:value-type="percentage" office:value="0.42" table:style-name="ce29">
            <text:p>42%</text:p>
          </table:table-cell>
          <table:table-cell office:value-type="percentage" office:value="0.54" table:style-name="ce29">
            <text:p>54%</text:p>
          </table:table-cell>
          <table:table-cell office:value-type="percentage" office:value="0.71" table:style-name="ce29">
            <text:p>71%</text:p>
          </table:table-cell>
          <table:table-cell office:value-type="percentage" office:value="0.46" table:style-name="ce30">
            <text:p>46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24" table:style-name="ce31">
            <text:p>12%</text:p>
          </table:table-cell>
          <table:table-cell office:value-type="percentage" office:value="1.33" table:style-name="ce31">
            <text:p>133%</text:p>
          </table:table-cell>
          <table:table-cell table:number-columns-repeated="16374"/>
        </table:table-row>
        <table:table-row table:style-name="ro6">
          <table:table-cell office:value-type="date" office:date-value="2020-05-06T00:00:00" table:style-name="ce28">
            <text:p>06/05/2020</text:p>
          </table:table-cell>
          <table:table-cell office:value-type="percentage" office:value="0.43" table:style-name="ce29">
            <text:p>43%</text:p>
          </table:table-cell>
          <table:table-cell office:value-type="percentage" office:value="0.55000000000000004" table:style-name="ce29">
            <text:p>55%</text:p>
          </table:table-cell>
          <table:table-cell office:value-type="percentage" office:value="0.73" table:style-name="ce29">
            <text:p>73%</text:p>
          </table:table-cell>
          <table:table-cell office:value-type="percentage" office:value="0.47" table:style-name="ce30">
            <text:p>47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1799999999999999" table:style-name="ce31">
            <text:p>12%</text:p>
          </table:table-cell>
          <table:table-cell office:value-type="percentage" office:value="2.31" table:style-name="ce31">
            <text:p>231%</text:p>
          </table:table-cell>
          <table:table-cell table:number-columns-repeated="16374"/>
        </table:table-row>
        <table:table-row table:style-name="ro6">
          <table:table-cell office:value-type="date" office:date-value="2020-05-07T00:00:00" table:style-name="ce28">
            <text:p>07/05/2020</text:p>
          </table:table-cell>
          <table:table-cell office:value-type="percentage" office:value="0.45" table:style-name="ce29">
            <text:p>45%</text:p>
          </table:table-cell>
          <table:table-cell office:value-type="percentage" office:value="0.55000000000000004" table:style-name="ce29">
            <text:p>55%</text:p>
          </table:table-cell>
          <table:table-cell office:value-type="percentage" office:value="0.71" table:style-name="ce29">
            <text:p>71%</text:p>
          </table:table-cell>
          <table:table-cell office:value-type="percentage" office:value="0.49" table:style-name="ce30">
            <text:p>49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41">
            <text:p>..</text:p>
          </table:table-cell>
          <table:table-cell office:value-type="percentage" office:value="0.128" table:style-name="ce31">
            <text:p>13%</text:p>
          </table:table-cell>
          <table:table-cell office:value-type="percentage" office:value="2.29" table:style-name="ce31">
            <text:p>229%</text:p>
          </table:table-cell>
          <table:table-cell table:number-columns-repeated="16374"/>
        </table:table-row>
        <table:table-row table:style-name="ro6">
          <table:table-cell office:value-type="date" office:date-value="2020-05-08T00:00:00" table:style-name="ce20">
            <text:p>08/05/2020</text:p>
          </table:table-cell>
          <table:table-cell office:value-type="percentage" office:value="0.33" table:style-name="ce21">
            <text:p>33%</text:p>
          </table:table-cell>
          <table:table-cell office:value-type="percentage" office:value="0.33" table:style-name="ce21">
            <text:p>33%</text:p>
          </table:table-cell>
          <table:table-cell office:value-type="percentage" office:value="0.35" table:style-name="ce21">
            <text:p>35%</text:p>
          </table:table-cell>
          <table:table-cell office:value-type="percentage" office:value="0.34" table:style-name="ce22">
            <text:p>34%</text:p>
          </table:table-cell>
          <table:table-cell office:value-type="percentage" office:value="0.05" table:style-name="ce22">
            <text:p>5%</text:p>
          </table:table-cell>
          <table:table-cell office:value-type="percentage" office:value="7.0000000000000007E-2" table:style-name="ce21">
            <text:p>7%</text:p>
          </table:table-cell>
          <table:table-cell office:value-type="string" table:style-name="ce42">
            <text:p>..</text:p>
          </table:table-cell>
          <table:table-cell office:value-type="string" table:style-name="ce23">
            <text:p>..</text:p>
          </table:table-cell>
          <table:table-cell office:value-type="percentage" office:value="2.41" table:style-name="ce24">
            <text:p>241%</text:p>
          </table:table-cell>
          <table:table-cell table:number-columns-repeated="16374"/>
        </table:table-row>
        <table:table-row table:style-name="ro6">
          <table:table-cell office:value-type="date" office:date-value="2020-05-09T00:00:00" table:style-name="ce32">
            <text:p>09/05/2020</text:p>
          </table:table-cell>
          <table:table-cell office:value-type="percentage" office:value="0.38" table:style-name="ce33">
            <text:p>38%</text:p>
          </table:table-cell>
          <table:table-cell office:value-type="percentage" office:value="0.46" table:style-name="ce33">
            <text:p>46%</text:p>
          </table:table-cell>
          <table:table-cell office:value-type="percentage" office:value="0.65" table:style-name="ce33">
            <text:p>65%</text:p>
          </table:table-cell>
          <table:table-cell office:value-type="percentage" office:value="0.41" table:style-name="ce34">
            <text:p>41%</text:p>
          </table:table-cell>
          <table:table-cell office:value-type="percentage" office:value="0.05" table:style-name="ce34">
            <text:p>5%</text:p>
          </table:table-cell>
          <table:table-cell office:value-type="percentage" office:value="0.05" table:style-name="ce33">
            <text:p>5%</text:p>
          </table:table-cell>
          <table:table-cell office:value-type="string" table:style-name="ce42">
            <text:p>..</text:p>
          </table:table-cell>
          <table:table-cell office:value-type="percentage" office:value="0.127" table:style-name="ce35">
            <text:p>13%</text:p>
          </table:table-cell>
          <table:table-cell office:value-type="percentage" office:value="3.87" table:style-name="ce35">
            <text:p>387%</text:p>
          </table:table-cell>
          <table:table-cell table:number-columns-repeated="16374"/>
        </table:table-row>
        <table:table-row table:style-name="ro6">
          <table:table-cell office:value-type="date" office:date-value="2020-05-10T00:00:00" table:style-name="ce43">
            <text:p>10/05/2020</text:p>
          </table:table-cell>
          <table:table-cell office:value-type="percentage" office:value="0.35" table:style-name="ce37">
            <text:p>35%</text:p>
          </table:table-cell>
          <table:table-cell office:value-type="percentage" office:value="0.44" table:style-name="ce37">
            <text:p>44%</text:p>
          </table:table-cell>
          <table:table-cell office:value-type="percentage" office:value="0.77" table:style-name="ce37">
            <text:p>77%</text:p>
          </table:table-cell>
          <table:table-cell office:value-type="percentage" office:value="0.37" table:style-name="ce38">
            <text:p>37%</text:p>
          </table:table-cell>
          <table:table-cell office:value-type="percentage" office:value="0.05" table:style-name="ce38">
            <text:p>5%</text:p>
          </table:table-cell>
          <table:table-cell office:value-type="percentage" office:value="0.04" table:style-name="ce37">
            <text:p>4%</text:p>
          </table:table-cell>
          <table:table-cell office:value-type="string" table:style-name="ce40">
            <text:p>..</text:p>
          </table:table-cell>
          <table:table-cell office:value-type="percentage" office:value="0.13" table:style-name="ce39">
            <text:p>13%</text:p>
          </table:table-cell>
          <table:table-cell office:value-type="percentage" office:value="1.51" table:style-name="ce39">
            <text:p>151%</text:p>
          </table:table-cell>
          <table:table-cell table:number-columns-repeated="16374"/>
        </table:table-row>
        <table:table-row table:style-name="ro6">
          <table:table-cell office:value-type="date" office:date-value="2020-05-11T00:00:00" table:style-name="ce28">
            <text:p>11/05/2020</text:p>
          </table:table-cell>
          <table:table-cell office:value-type="percentage" office:value="0.45" table:style-name="ce29">
            <text:p>45%</text:p>
          </table:table-cell>
          <table:table-cell office:value-type="percentage" office:value="0.57999999999999996" table:style-name="ce29">
            <text:p>58%</text:p>
          </table:table-cell>
          <table:table-cell office:value-type="percentage" office:value="0.74" table:style-name="ce29">
            <text:p>74%</text:p>
          </table:table-cell>
          <table:table-cell office:value-type="percentage" office:value="0.49" table:style-name="ce30">
            <text:p>49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2" table:style-name="ce31">
            <text:p>12%</text:p>
          </table:table-cell>
          <table:table-cell office:value-type="percentage" office:value="1.01" table:style-name="ce31">
            <text:p>101%</text:p>
          </table:table-cell>
          <table:table-cell table:number-columns-repeated="16374"/>
        </table:table-row>
        <table:table-row table:style-name="ro6">
          <table:table-cell office:value-type="date" office:date-value="2020-05-12T00:00:00" table:style-name="ce28">
            <text:p>12/05/2020</text:p>
          </table:table-cell>
          <table:table-cell office:value-type="percentage" office:value="0.45" table:style-name="ce29">
            <text:p>45%</text:p>
          </table:table-cell>
          <table:table-cell office:value-type="percentage" office:value="0.59" table:style-name="ce29">
            <text:p>59%</text:p>
          </table:table-cell>
          <table:table-cell office:value-type="percentage" office:value="0.74" table:style-name="ce29">
            <text:p>74%</text:p>
          </table:table-cell>
          <table:table-cell office:value-type="percentage" office:value="0.5" table:style-name="ce30">
            <text:p>50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3" table:style-name="ce31">
            <text:p>13%</text:p>
          </table:table-cell>
          <table:table-cell office:value-type="percentage" office:value="1.47" table:style-name="ce31">
            <text:p>147%</text:p>
          </table:table-cell>
          <table:table-cell table:number-columns-repeated="16374"/>
        </table:table-row>
        <table:table-row table:style-name="ro6">
          <table:table-cell office:value-type="date" office:date-value="2020-05-13T00:00:00" table:style-name="ce28">
            <text:p>13/05/2020</text:p>
          </table:table-cell>
          <table:table-cell office:value-type="percentage" office:value="0.48" table:style-name="ce29">
            <text:p>48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76" table:style-name="ce29">
            <text:p>76%</text:p>
          </table:table-cell>
          <table:table-cell office:value-type="percentage" office:value="0.53" table:style-name="ce30">
            <text:p>53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2" table:style-name="ce31">
            <text:p>12%</text:p>
          </table:table-cell>
          <table:table-cell office:value-type="percentage" office:value="1.54" table:style-name="ce31">
            <text:p>154%</text:p>
          </table:table-cell>
          <table:table-cell table:number-columns-repeated="16374"/>
        </table:table-row>
        <table:table-row table:style-name="ro6">
          <table:table-cell office:value-type="date" office:date-value="2020-05-14T00:00:00" table:style-name="ce28">
            <text:p>14/05/2020</text:p>
          </table:table-cell>
          <table:table-cell office:value-type="percentage" office:value="0.49" table:style-name="ce29">
            <text:p>49%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75" table:style-name="ce29">
            <text:p>75%</text:p>
          </table:table-cell>
          <table:table-cell office:value-type="percentage" office:value="0.53" table:style-name="ce30">
            <text:p>53%</text:p>
          </table:table-cell>
          <table:table-cell office:value-type="percentage" office:value="0.05" table:style-name="ce30">
            <text:p>5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3" table:style-name="ce31">
            <text:p>13%</text:p>
          </table:table-cell>
          <table:table-cell office:value-type="percentage" office:value="2.13" table:style-name="ce31">
            <text:p>213%</text:p>
          </table:table-cell>
          <table:table-cell table:number-columns-repeated="16374"/>
        </table:table-row>
        <table:table-row table:style-name="ro6">
          <table:table-cell office:value-type="date" office:date-value="2020-05-15T00:00:00" table:style-name="ce28">
            <text:p>15/05/2020</text:p>
          </table:table-cell>
          <table:table-cell office:value-type="percentage" office:value="0.51" table:style-name="ce29">
            <text:p>51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74" table:style-name="ce29">
            <text:p>74%</text:p>
          </table:table-cell>
          <table:table-cell office:value-type="percentage" office:value="0.55000000000000004" table:style-name="ce30">
            <text:p>55%</text:p>
          </table:table-cell>
          <table:table-cell office:value-type="percentage" office:value="0.06" table:style-name="ce30">
            <text:p>6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41">
            <text:p>..</text:p>
          </table:table-cell>
          <table:table-cell office:value-type="percentage" office:value="0.13" table:style-name="ce31">
            <text:p>13%</text:p>
          </table:table-cell>
          <table:table-cell office:value-type="percentage" office:value="1.78" table:style-name="ce31">
            <text:p>178%</text:p>
          </table:table-cell>
          <table:table-cell table:number-columns-repeated="16374"/>
        </table:table-row>
        <table:table-row table:style-name="ro6">
          <table:table-cell office:value-type="date" office:date-value="2020-05-16T00:00:00" table:style-name="ce20">
            <text:p>16/05/2020</text:p>
          </table:table-cell>
          <table:table-cell office:value-type="percentage" office:value="0.52" table:style-name="ce21">
            <text:p>52%</text:p>
          </table:table-cell>
          <table:table-cell office:value-type="percentage" office:value="0.64" table:style-name="ce21">
            <text:p>64%</text:p>
          </table:table-cell>
          <table:table-cell office:value-type="percentage" office:value="0.8" table:style-name="ce21">
            <text:p>80%</text:p>
          </table:table-cell>
          <table:table-cell office:value-type="percentage" office:value="0.56000000000000005" table:style-name="ce22">
            <text:p>56%</text:p>
          </table:table-cell>
          <table:table-cell office:value-type="percentage" office:value="0.06" table:style-name="ce22">
            <text:p>6%</text:p>
          </table:table-cell>
          <table:table-cell office:value-type="percentage" office:value="0.05" table:style-name="ce21">
            <text:p>5%</text:p>
          </table:table-cell>
          <table:table-cell office:value-type="string" table:style-name="ce42">
            <text:p>..</text:p>
          </table:table-cell>
          <table:table-cell office:value-type="percentage" office:value="0.13" table:style-name="ce26">
            <text:p>13%</text:p>
          </table:table-cell>
          <table:table-cell office:value-type="percentage" office:value="3.16" table:style-name="ce26">
            <text:p>316%</text:p>
          </table:table-cell>
          <table:table-cell table:number-columns-repeated="16374"/>
        </table:table-row>
        <table:table-row table:style-name="ro6">
          <table:table-cell office:value-type="date" office:date-value="2020-05-17T00:00:00" table:style-name="ce10">
            <text:p>17/05/2020</text:p>
          </table:table-cell>
          <table:table-cell office:value-type="percentage" office:value="0.5" table:style-name="ce11">
            <text:p>50%</text:p>
          </table:table-cell>
          <table:table-cell office:value-type="percentage" office:value="0.63" table:style-name="ce11">
            <text:p>63%</text:p>
          </table:table-cell>
          <table:table-cell office:value-type="percentage" office:value="0.84" table:style-name="ce11">
            <text:p>84%</text:p>
          </table:table-cell>
          <table:table-cell office:value-type="percentage" office:value="0.54" table:style-name="ce12">
            <text:p>54%</text:p>
          </table:table-cell>
          <table:table-cell office:value-type="percentage" office:value="0.06" table:style-name="ce12">
            <text:p>6%</text:p>
          </table:table-cell>
          <table:table-cell office:value-type="percentage" office:value="0.05" table:style-name="ce11">
            <text:p>5%</text:p>
          </table:table-cell>
          <table:table-cell office:value-type="string" table:style-name="ce40">
            <text:p>..</text:p>
          </table:table-cell>
          <table:table-cell office:value-type="percentage" office:value="0.14799999999999999" table:style-name="ce27">
            <text:p>15%</text:p>
          </table:table-cell>
          <table:table-cell office:value-type="percentage" office:value="3.11" table:style-name="ce27">
            <text:p>311%</text:p>
          </table:table-cell>
          <table:table-cell table:number-columns-repeated="16374"/>
        </table:table-row>
        <table:table-row table:style-name="ro6">
          <table:table-cell office:value-type="date" office:date-value="2020-05-18T00:00:00" table:style-name="ce28">
            <text:p>18/05/2020</text:p>
          </table:table-cell>
          <table:table-cell office:value-type="percentage" office:value="0.53" table:style-name="ce29">
            <text:p>53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79" table:style-name="ce29">
            <text:p>79%</text:p>
          </table:table-cell>
          <table:table-cell office:value-type="percentage" office:value="0.57999999999999996" table:style-name="ce30">
            <text:p>58%</text:p>
          </table:table-cell>
          <table:table-cell office:value-type="percentage" office:value="0.06" table:style-name="ce30">
            <text:p>6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41">
            <text:p>..</text:p>
          </table:table-cell>
          <table:table-cell office:value-type="percentage" office:value="0.13700000000000001" table:style-name="ce31">
            <text:p>14%</text:p>
          </table:table-cell>
          <table:table-cell office:value-type="percentage" office:value="1.68" table:style-name="ce31">
            <text:p>168%</text:p>
          </table:table-cell>
          <table:table-cell table:number-columns-repeated="16374"/>
        </table:table-row>
        <table:table-row table:style-name="ro6">
          <table:table-cell office:value-type="date" office:date-value="2020-05-19T00:00:00" table:style-name="ce28">
            <text:p>19/05/2020</text:p>
          </table:table-cell>
          <table:table-cell office:value-type="percentage" office:value="0.54" table:style-name="ce29">
            <text:p>54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79" table:style-name="ce29">
            <text:p>79%</text:p>
          </table:table-cell>
          <table:table-cell office:value-type="percentage" office:value="0.57999999999999996" table:style-name="ce30">
            <text:p>58%</text:p>
          </table:table-cell>
          <table:table-cell office:value-type="percentage" office:value="7.0000000000000007E-2" table:style-name="ce30">
            <text:p>7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41">
            <text:p>..</text:p>
          </table:table-cell>
          <table:table-cell office:value-type="percentage" office:value="0.13700000000000001" table:style-name="ce31">
            <text:p>14%</text:p>
          </table:table-cell>
          <table:table-cell office:value-type="percentage" office:value="1.7" table:style-name="ce31">
            <text:p>170%</text:p>
          </table:table-cell>
          <table:table-cell table:number-columns-repeated="16374"/>
        </table:table-row>
        <table:table-row table:style-name="ro6">
          <table:table-cell office:value-type="date" office:date-value="2020-05-20T00:00:00" table:style-name="ce28">
            <text:p>20/05/2020</text:p>
          </table:table-cell>
          <table:table-cell office:value-type="percentage" office:value="0.56000000000000005" table:style-name="ce29">
            <text:p>56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8" table:style-name="ce29">
            <text:p>80%</text:p>
          </table:table-cell>
          <table:table-cell office:value-type="percentage" office:value="0.6" table:style-name="ce30">
            <text:p>60%</text:p>
          </table:table-cell>
          <table:table-cell office:value-type="percentage" office:value="7.0000000000000007E-2" table:style-name="ce30">
            <text:p>7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41">
            <text:p>..</text:p>
          </table:table-cell>
          <table:table-cell office:value-type="percentage" office:value="0.13200000000000001" table:style-name="ce31">
            <text:p>13%</text:p>
          </table:table-cell>
          <table:table-cell office:value-type="percentage" office:value="2.37" table:style-name="ce31">
            <text:p>237%</text:p>
          </table:table-cell>
          <table:table-cell table:number-columns-repeated="16374"/>
        </table:table-row>
        <table:table-row table:style-name="ro6">
          <table:table-cell office:value-type="date" office:date-value="2020-05-21T00:00:00" table:style-name="ce28">
            <text:p>21/05/2020</text:p>
          </table:table-cell>
          <table:table-cell office:value-type="percentage" office:value="0.54" table:style-name="ce29">
            <text:p>54%</text:p>
          </table:table-cell>
          <table:table-cell office:value-type="percentage" office:value="0.66" table:style-name="ce29">
            <text:p>66%</text:p>
          </table:table-cell>
          <table:table-cell office:value-type="percentage" office:value="0.8" table:style-name="ce29">
            <text:p>80%</text:p>
          </table:table-cell>
          <table:table-cell office:value-type="percentage" office:value="0.59" table:style-name="ce30">
            <text:p>59%</text:p>
          </table:table-cell>
          <table:table-cell office:value-type="percentage" office:value="7.0000000000000007E-2" table:style-name="ce30">
            <text:p>7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41">
            <text:p>..</text:p>
          </table:table-cell>
          <table:table-cell office:value-type="percentage" office:value="0.13400000000000001" table:style-name="ce31">
            <text:p>13%</text:p>
          </table:table-cell>
          <table:table-cell office:value-type="percentage" office:value="2.27" table:style-name="ce31">
            <text:p>227%</text:p>
          </table:table-cell>
          <table:table-cell table:number-columns-repeated="16374"/>
        </table:table-row>
        <table:table-row table:style-name="ro6">
          <table:table-cell office:value-type="date" office:date-value="2020-05-22T00:00:00" table:style-name="ce28">
            <text:p>22/05/2020</text:p>
          </table:table-cell>
          <table:table-cell office:value-type="percentage" office:value="0.56000000000000005" table:style-name="ce29">
            <text:p>56%</text:p>
          </table:table-cell>
          <table:table-cell office:value-type="percentage" office:value="0.67" table:style-name="ce29">
            <text:p>67%</text:p>
          </table:table-cell>
          <table:table-cell office:value-type="percentage" office:value="0.79" table:style-name="ce29">
            <text:p>79%</text:p>
          </table:table-cell>
          <table:table-cell office:value-type="percentage" office:value="0.59" table:style-name="ce30">
            <text:p>59%</text:p>
          </table:table-cell>
          <table:table-cell office:value-type="percentage" office:value="7.0000000000000007E-2" table:style-name="ce30">
            <text:p>7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41">
            <text:p>..</text:p>
          </table:table-cell>
          <table:table-cell office:value-type="percentage" office:value="0.13800000000000001" table:style-name="ce31">
            <text:p>14%</text:p>
          </table:table-cell>
          <table:table-cell office:value-type="percentage" office:value="1.22" table:style-name="ce31">
            <text:p>122%</text:p>
          </table:table-cell>
          <table:table-cell table:number-columns-repeated="16374"/>
        </table:table-row>
        <table:table-row table:style-name="ro6">
          <table:table-cell office:value-type="date" office:date-value="2020-05-23T00:00:00" table:style-name="ce20">
            <text:p>23/05/2020</text:p>
          </table:table-cell>
          <table:table-cell office:value-type="percentage" office:value="0.55000000000000004" table:style-name="ce21">
            <text:p>55%</text:p>
          </table:table-cell>
          <table:table-cell office:value-type="percentage" office:value="0.68" table:style-name="ce21">
            <text:p>68%</text:p>
          </table:table-cell>
          <table:table-cell office:value-type="percentage" office:value="0.84" table:style-name="ce21">
            <text:p>84%</text:p>
          </table:table-cell>
          <table:table-cell office:value-type="percentage" office:value="0.57999999999999996" table:style-name="ce22">
            <text:p>58%</text:p>
          </table:table-cell>
          <table:table-cell office:value-type="percentage" office:value="7.0000000000000007E-2" table:style-name="ce22">
            <text:p>7%</text:p>
          </table:table-cell>
          <table:table-cell office:value-type="percentage" office:value="0.06" table:style-name="ce21">
            <text:p>6%</text:p>
          </table:table-cell>
          <table:table-cell office:value-type="string" table:style-name="ce42">
            <text:p>..</text:p>
          </table:table-cell>
          <table:table-cell office:value-type="percentage" office:value="0.13900000000000001" table:style-name="ce26">
            <text:p>14%</text:p>
          </table:table-cell>
          <table:table-cell office:value-type="percentage" office:value="1.61" table:style-name="ce26">
            <text:p>161%</text:p>
          </table:table-cell>
          <table:table-cell table:number-columns-repeated="16374"/>
        </table:table-row>
        <table:table-row table:style-name="ro6">
          <table:table-cell office:value-type="date" office:date-value="2020-05-24T00:00:00" table:style-name="ce10">
            <text:p>24/05/2020</text:p>
          </table:table-cell>
          <table:table-cell office:value-type="percentage" office:value="0.55000000000000004" table:style-name="ce11">
            <text:p>55%</text:p>
          </table:table-cell>
          <table:table-cell office:value-type="percentage" office:value="0.67" table:style-name="ce11">
            <text:p>67%</text:p>
          </table:table-cell>
          <table:table-cell office:value-type="percentage" office:value="0.8" table:style-name="ce11">
            <text:p>80%</text:p>
          </table:table-cell>
          <table:table-cell office:value-type="percentage" office:value="0.59" table:style-name="ce12">
            <text:p>59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.06" table:style-name="ce11">
            <text:p>6%</text:p>
          </table:table-cell>
          <table:table-cell office:value-type="string" table:style-name="ce40">
            <text:p>..</text:p>
          </table:table-cell>
          <table:table-cell office:value-type="percentage" office:value="0.16300000000000001" table:style-name="ce27">
            <text:p>16%</text:p>
          </table:table-cell>
          <table:table-cell office:value-type="percentage" office:value="2.65" table:style-name="ce27">
            <text:p>265%</text:p>
          </table:table-cell>
          <table:table-cell table:number-columns-repeated="16374"/>
        </table:table-row>
        <table:table-row table:style-name="ro6">
          <table:table-cell office:value-type="date" office:date-value="2020-05-25T00:00:00" table:style-name="ce10">
            <text:p>25/05/2020</text:p>
          </table:table-cell>
          <table:table-cell office:value-type="percentage" office:value="0.51" table:style-name="ce11">
            <text:p>51%</text:p>
          </table:table-cell>
          <table:table-cell office:value-type="percentage" office:value="0.46" table:style-name="ce11">
            <text:p>46%</text:p>
          </table:table-cell>
          <table:table-cell office:value-type="percentage" office:value="0.34" table:style-name="ce11">
            <text:p>34%</text:p>
          </table:table-cell>
          <table:table-cell office:value-type="percentage" office:value="0.5" table:style-name="ce12">
            <text:p>50%</text:p>
          </table:table-cell>
          <table:table-cell office:value-type="percentage" office:value="7.0000000000000007E-2" table:style-name="ce12">
            <text:p>7%</text:p>
          </table:table-cell>
          <table:table-cell office:value-type="percentage" office:value="0.09" table:style-name="ce11">
            <text:p>9%</text:p>
          </table:table-cell>
          <table:table-cell office:value-type="string" table:style-name="ce40">
            <text:p>..</text:p>
          </table:table-cell>
          <table:table-cell office:value-type="percentage" office:value="0.19470000000000001" table:style-name="ce27">
            <text:p>19%</text:p>
          </table:table-cell>
          <table:table-cell office:value-type="percentage" office:value="2.91" table:style-name="ce27">
            <text:p>291%</text:p>
          </table:table-cell>
          <table:table-cell table:number-columns-repeated="16374"/>
        </table:table-row>
        <table:table-row table:style-name="ro6">
          <table:table-cell office:value-type="date" office:date-value="2020-05-26T00:00:00" table:style-name="ce28">
            <text:p>26/05/2020</text:p>
          </table:table-cell>
          <table:table-cell office:value-type="percentage" office:value="0.59" table:style-name="ce29">
            <text:p>59%</text:p>
          </table:table-cell>
          <table:table-cell office:value-type="percentage" office:value="0.72" table:style-name="ce29">
            <text:p>72%</text:p>
          </table:table-cell>
          <table:table-cell office:value-type="percentage" office:value="0.8" table:style-name="ce29">
            <text:p>80%</text:p>
          </table:table-cell>
          <table:table-cell office:value-type="percentage" office:value="0.63" table:style-name="ce30">
            <text:p>63%</text:p>
          </table:table-cell>
          <table:table-cell office:value-type="percentage" office:value="7.0000000000000007E-2" table:style-name="ce30">
            <text:p>7%</text:p>
          </table:table-cell>
          <table:table-cell office:value-type="percentage" office:value="0.09" table:style-name="ce29">
            <text:p>9%</text:p>
          </table:table-cell>
          <table:table-cell office:value-type="string" table:style-name="ce41">
            <text:p>..</text:p>
          </table:table-cell>
          <table:table-cell office:value-type="percentage" office:value="0.152" table:style-name="ce31">
            <text:p>15%</text:p>
          </table:table-cell>
          <table:table-cell office:value-type="percentage" office:value="1.68" table:style-name="ce31">
            <text:p>168%</text:p>
          </table:table-cell>
          <table:table-cell table:number-columns-repeated="16374"/>
        </table:table-row>
        <table:table-row table:style-name="ro6">
          <table:table-cell office:value-type="date" office:date-value="2020-05-27T00:00:00" table:style-name="ce28">
            <text:p>27/05/2020</text:p>
          </table:table-cell>
          <table:table-cell office:value-type="percentage" office:value="0.59" table:style-name="ce29">
            <text:p>59%</text:p>
          </table:table-cell>
          <table:table-cell office:value-type="percentage" office:value="0.72" table:style-name="ce29">
            <text:p>72%</text:p>
          </table:table-cell>
          <table:table-cell office:value-type="percentage" office:value="0.84" table:style-name="ce29">
            <text:p>84%</text:p>
          </table:table-cell>
          <table:table-cell office:value-type="percentage" office:value="0.63" table:style-name="ce30">
            <text:p>63%</text:p>
          </table:table-cell>
          <table:table-cell office:value-type="string" table:style-name="ce44">
            <text:p>r 7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41">
            <text:p>..</text:p>
          </table:table-cell>
          <table:table-cell office:value-type="percentage" office:value="0.13900000000000001" table:style-name="ce31">
            <text:p>14%</text:p>
          </table:table-cell>
          <table:table-cell office:value-type="percentage" office:value="2.29" table:style-name="ce31">
            <text:p>229%</text:p>
          </table:table-cell>
          <table:table-cell table:number-columns-repeated="16374"/>
        </table:table-row>
        <table:table-row table:style-name="ro6">
          <table:table-cell office:value-type="date" office:date-value="2020-05-28T00:00:00" table:style-name="ce28">
            <text:p>28/05/2020</text:p>
          </table:table-cell>
          <table:table-cell office:value-type="percentage" office:value="0.59" table:style-name="ce29">
            <text:p>59%</text:p>
          </table:table-cell>
          <table:table-cell office:value-type="percentage" office:value="0.71" table:style-name="ce29">
            <text:p>71%</text:p>
          </table:table-cell>
          <table:table-cell office:value-type="percentage" office:value="0.83" table:style-name="ce29">
            <text:p>83%</text:p>
          </table:table-cell>
          <table:table-cell office:value-type="percentage" office:value="0.64" table:style-name="ce30">
            <text:p>64%</text:p>
          </table:table-cell>
          <table:table-cell office:value-type="string" table:style-name="ce44">
            <text:p>r 7%</text:p>
          </table:table-cell>
          <table:table-cell office:value-type="percentage" office:value="0.09" table:style-name="ce29">
            <text:p>9%</text:p>
          </table:table-cell>
          <table:table-cell office:value-type="string" table:style-name="ce41">
            <text:p>..</text:p>
          </table:table-cell>
          <table:table-cell office:value-type="percentage" office:value="0.14399999999999999" table:style-name="ce31">
            <text:p>14%</text:p>
          </table:table-cell>
          <table:table-cell office:value-type="percentage" office:value="2.38" table:style-name="ce31">
            <text:p>238%</text:p>
          </table:table-cell>
          <table:table-cell table:number-columns-repeated="16374"/>
        </table:table-row>
        <table:table-row table:style-name="ro6">
          <table:table-cell office:value-type="date" office:date-value="2020-05-29T00:00:00" table:style-name="ce28">
            <text:p>29/05/2020</text:p>
          </table:table-cell>
          <table:table-cell office:value-type="percentage" office:value="0.62" table:style-name="ce29">
            <text:p>62%</text:p>
          </table:table-cell>
          <table:table-cell office:value-type="percentage" office:value="0.72" table:style-name="ce29">
            <text:p>72%</text:p>
          </table:table-cell>
          <table:table-cell office:value-type="percentage" office:value="0.83" table:style-name="ce29">
            <text:p>83%</text:p>
          </table:table-cell>
          <table:table-cell office:value-type="percentage" office:value="0.66" table:style-name="ce30">
            <text:p>66%</text:p>
          </table:table-cell>
          <table:table-cell office:value-type="string" table:style-name="ce44">
            <text:p>r 8%</text:p>
          </table:table-cell>
          <table:table-cell office:value-type="percentage" office:value="0.09" table:style-name="ce29">
            <text:p>9%</text:p>
          </table:table-cell>
          <table:table-cell office:value-type="string" table:style-name="ce41">
            <text:p>..</text:p>
          </table:table-cell>
          <table:table-cell office:value-type="percentage" office:value="0.151" table:style-name="ce31">
            <text:p>15%</text:p>
          </table:table-cell>
          <table:table-cell office:value-type="percentage" office:value="1.99" table:style-name="ce31">
            <text:p>199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5-30T00:00:00" table:style-name="ce20">
            <text:p>30/05/2020</text:p>
          </table:table-cell>
          <table:table-cell office:value-type="string" table:style-name="ce45">
            <text:p>r 66%</text:p>
          </table:table-cell>
          <table:table-cell office:value-type="percentage" office:value="0.77" table:style-name="ce21">
            <text:p>77%</text:p>
          </table:table-cell>
          <table:table-cell office:value-type="percentage" office:value="0.92" table:style-name="ce21">
            <text:p>92%</text:p>
          </table:table-cell>
          <table:table-cell office:value-type="percentage" office:value="0.7" table:style-name="ce22">
            <text:p>70%</text:p>
          </table:table-cell>
          <table:table-cell office:value-type="string" table:style-name="ce46">
            <text:p>r 8%</text:p>
          </table:table-cell>
          <table:table-cell office:value-type="percentage" office:value="0.08" table:style-name="ce21">
            <text:p>8%</text:p>
          </table:table-cell>
          <table:table-cell office:value-type="string" table:style-name="ce42">
            <text:p>..</text:p>
          </table:table-cell>
          <table:table-cell office:value-type="percentage" office:value="0.16200000000000001" table:style-name="ce26">
            <text:p>16%</text:p>
          </table:table-cell>
          <table:table-cell office:value-type="percentage" office:value="3.24" table:style-name="ce26">
            <text:p>324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5-31T00:00:00" table:style-name="ce10">
            <text:p>31/05/2020</text:p>
          </table:table-cell>
          <table:table-cell office:value-type="percentage" office:value="0.67" table:style-name="ce11">
            <text:p>67%</text:p>
          </table:table-cell>
          <table:table-cell office:value-type="percentage" office:value="0.79" table:style-name="ce11">
            <text:p>79%</text:p>
          </table:table-cell>
          <table:table-cell office:value-type="percentage" office:value="0.94" table:style-name="ce11">
            <text:p>94%</text:p>
          </table:table-cell>
          <table:table-cell office:value-type="percentage" office:value="0.71" table:style-name="ce12">
            <text:p>71%</text:p>
          </table:table-cell>
          <table:table-cell office:value-type="string" table:style-name="ce47">
            <text:p>r 8%</text:p>
          </table:table-cell>
          <table:table-cell office:value-type="percentage" office:value="0.09" table:style-name="ce11">
            <text:p>9%</text:p>
          </table:table-cell>
          <table:table-cell office:value-type="string" table:style-name="ce40">
            <text:p>..</text:p>
          </table:table-cell>
          <table:table-cell office:value-type="percentage" office:value="0.193" table:style-name="ce27">
            <text:p>19%</text:p>
          </table:table-cell>
          <table:table-cell office:value-type="percentage" office:value="3.24" table:style-name="ce27">
            <text:p>324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6-01T00:00:00" table:style-name="ce28">
            <text:p>01/06/2020</text:p>
          </table:table-cell>
          <table:table-cell office:value-type="percentage" office:value="0.65" table:style-name="ce29">
            <text:p>65%</text:p>
          </table:table-cell>
          <table:table-cell office:value-type="percentage" office:value="0.78" table:style-name="ce29">
            <text:p>78%</text:p>
          </table:table-cell>
          <table:table-cell office:value-type="percentage" office:value="0.87" table:style-name="ce29">
            <text:p>87%</text:p>
          </table:table-cell>
          <table:table-cell office:value-type="percentage" office:value="0.69" table:style-name="ce30">
            <text:p>69%</text:p>
          </table:table-cell>
          <table:table-cell office:value-type="string" table:style-name="ce44">
            <text:p>r 8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41">
            <text:p>..</text:p>
          </table:table-cell>
          <table:table-cell office:value-type="percentage" office:value="0.17299999999999999" table:style-name="ce31">
            <text:p>17%</text:p>
          </table:table-cell>
          <table:table-cell office:value-type="percentage" office:value="1.85" table:style-name="ce31">
            <text:p>185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6-02T00:00:00" table:style-name="ce28">
            <text:p>02/06/2020</text:p>
          </table:table-cell>
          <table:table-cell office:value-type="percentage" office:value="0.65" table:style-name="ce16">
            <text:p>65%</text:p>
          </table:table-cell>
          <table:table-cell office:value-type="percentage" office:value="0.78" table:style-name="ce16">
            <text:p>78%</text:p>
          </table:table-cell>
          <table:table-cell office:value-type="percentage" office:value="0.84" table:style-name="ce16">
            <text:p>84%</text:p>
          </table:table-cell>
          <table:table-cell office:value-type="percentage" office:value="0.69" table:style-name="ce17">
            <text:p>69%</text:p>
          </table:table-cell>
          <table:table-cell office:value-type="percentage" office:value="0.08" table:style-name="ce17">
            <text:p>8%</text:p>
          </table:table-cell>
          <table:table-cell office:value-type="percentage" office:value="0.1" table:style-name="ce16">
            <text:p>10%</text:p>
          </table:table-cell>
          <table:table-cell office:value-type="string" table:style-name="ce41">
            <text:p>..</text:p>
          </table:table-cell>
          <table:table-cell office:value-type="percentage" office:value="0.17599999999999999" table:style-name="ce25">
            <text:p>18%</text:p>
          </table:table-cell>
          <table:table-cell office:value-type="percentage" office:value="1.85" table:style-name="ce25">
            <text:p>185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6-03T00:00:00" table:style-name="ce28">
            <text:p>03/06/2020</text:p>
          </table:table-cell>
          <table:table-cell office:value-type="percentage" office:value="0.59" table:style-name="ce29">
            <text:p>59%</text:p>
          </table:table-cell>
          <table:table-cell office:value-type="percentage" office:value="0.74" table:style-name="ce29">
            <text:p>74%</text:p>
          </table:table-cell>
          <table:table-cell office:value-type="percentage" office:value="0.85" table:style-name="ce29">
            <text:p>85%</text:p>
          </table:table-cell>
          <table:table-cell office:value-type="percentage" office:value="0.63" table:style-name="ce30">
            <text:p>63%</text:p>
          </table:table-cell>
          <table:table-cell office:value-type="percentage" office:value="0.09" table:style-name="ce30">
            <text:p>9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41">
            <text:p>..</text:p>
          </table:table-cell>
          <table:table-cell office:value-type="percentage" office:value="0.155" table:style-name="ce31">
            <text:p>16%</text:p>
          </table:table-cell>
          <table:table-cell office:value-type="percentage" office:value="1.2" table:style-name="ce31">
            <text:p>120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6-04T00:00:00" table:style-name="ce28">
            <text:p>04/06/2020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73" table:style-name="ce29">
            <text:p>73%</text:p>
          </table:table-cell>
          <table:table-cell office:value-type="percentage" office:value="0.85" table:style-name="ce29">
            <text:p>85%</text:p>
          </table:table-cell>
          <table:table-cell office:value-type="percentage" office:value="0.64" table:style-name="ce30">
            <text:p>64%</text:p>
          </table:table-cell>
          <table:table-cell office:value-type="percentage" office:value="0.09" table:style-name="ce30">
            <text:p>9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41">
            <text:p>..</text:p>
          </table:table-cell>
          <table:table-cell office:value-type="percentage" office:value="0.16800000000000001" table:style-name="ce31">
            <text:p>17%</text:p>
          </table:table-cell>
          <table:table-cell office:value-type="percentage" office:value="1.71" table:style-name="ce31">
            <text:p>171%</text:p>
          </table:table-cell>
          <table:table-cell table:number-columns-repeated="16374" table:style-name="ce2"/>
        </table:table-row>
        <table:table-row table:style-name="ro6">
          <table:table-cell office:value-type="date" office:date-value="2020-06-05T00:00:00" table:style-name="ce28">
            <text:p>05/06/2020</text:p>
          </table:table-cell>
          <table:table-cell office:value-type="percentage" office:value="0.62" table:style-name="ce29">
            <text:p>62%</text:p>
          </table:table-cell>
          <table:table-cell office:value-type="percentage" office:value="0.74" table:style-name="ce29">
            <text:p>74%</text:p>
          </table:table-cell>
          <table:table-cell office:value-type="percentage" office:value="0.85" table:style-name="ce29">
            <text:p>85%</text:p>
          </table:table-cell>
          <table:table-cell office:value-type="percentage" office:value="0.65" table:style-name="ce30">
            <text:p>65%</text:p>
          </table:table-cell>
          <table:table-cell office:value-type="percentage" office:value="0.08" table:style-name="ce30">
            <text:p>8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41">
            <text:p>..</text:p>
          </table:table-cell>
          <table:table-cell office:value-type="percentage" office:value="0.16800000000000001" table:style-name="ce31">
            <text:p>17%</text:p>
          </table:table-cell>
          <table:table-cell office:value-type="percentage" office:value="1.1399999999999999" table:style-name="ce31">
            <text:p>114%</text:p>
          </table:table-cell>
          <table:table-cell table:number-columns-repeated="2" table:style-name="ce54"/>
          <table:table-cell table:number-columns-repeated="2" table:style-name="ce48"/>
          <table:table-cell table:number-columns-repeated="16370"/>
        </table:table-row>
        <table:table-row table:style-name="ro6">
          <table:table-cell office:value-type="date" office:date-value="2020-06-06T00:00:00" table:style-name="ce20">
            <text:p>06/06/2020</text:p>
          </table:table-cell>
          <table:table-cell office:value-type="percentage" office:value="0.63" table:style-name="ce21">
            <text:p>63%</text:p>
          </table:table-cell>
          <table:table-cell office:value-type="percentage" office:value="0.76" table:style-name="ce21">
            <text:p>76%</text:p>
          </table:table-cell>
          <table:table-cell office:value-type="percentage" office:value="0.9" table:style-name="ce21">
            <text:p>90%</text:p>
          </table:table-cell>
          <table:table-cell office:value-type="percentage" office:value="0.66" table:style-name="ce22">
            <text:p>66%</text:p>
          </table:table-cell>
          <table:table-cell office:value-type="percentage" office:value="0.08" table:style-name="ce22">
            <text:p>8%</text:p>
          </table:table-cell>
          <table:table-cell office:value-type="percentage" office:value="0.1" table:style-name="ce21">
            <text:p>10%</text:p>
          </table:table-cell>
          <table:table-cell office:value-type="string" table:style-name="ce42">
            <text:p>..</text:p>
          </table:table-cell>
          <table:table-cell office:value-type="percentage" office:value="0.16400000000000001" table:style-name="ce26">
            <text:p>16%</text:p>
          </table:table-cell>
          <table:table-cell office:value-type="percentage" office:value="1.24" table:style-name="ce26">
            <text:p>124%</text:p>
          </table:table-cell>
          <table:table-cell table:number-columns-repeated="2" table:style-name="ce54"/>
          <table:table-cell table:number-columns-repeated="2" table:style-name="ce48"/>
          <table:table-cell table:number-columns-repeated="16370"/>
        </table:table-row>
        <table:table-row table:style-name="ro6">
          <table:table-cell office:value-type="date" office:date-value="2020-06-07T00:00:00" table:style-name="ce10">
            <text:p>07/06/2020</text:p>
          </table:table-cell>
          <table:table-cell office:value-type="percentage" office:value="0.63" table:style-name="ce11">
            <text:p>63%</text:p>
          </table:table-cell>
          <table:table-cell office:value-type="percentage" office:value="0.76" table:style-name="ce11">
            <text:p>76%</text:p>
          </table:table-cell>
          <table:table-cell office:value-type="percentage" office:value="0.93" table:style-name="ce11">
            <text:p>93%</text:p>
          </table:table-cell>
          <table:table-cell office:value-type="percentage" office:value="0.66" table:style-name="ce12">
            <text:p>66%</text:p>
          </table:table-cell>
          <table:table-cell office:value-type="percentage" office:value="0.09" table:style-name="ce12">
            <text:p>9%</text:p>
          </table:table-cell>
          <table:table-cell office:value-type="percentage" office:value="0.11" table:style-name="ce11">
            <text:p>11%</text:p>
          </table:table-cell>
          <table:table-cell office:value-type="string" table:style-name="ce40">
            <text:p>..</text:p>
          </table:table-cell>
          <table:table-cell office:value-type="percentage" office:value="0.192" table:style-name="ce27">
            <text:p>19%</text:p>
          </table:table-cell>
          <table:table-cell office:value-type="percentage" office:value="2.23" table:style-name="ce27">
            <text:p>223%</text:p>
          </table:table-cell>
          <table:table-cell table:number-columns-repeated="4" table:style-name="ce48"/>
          <table:table-cell table:number-columns-repeated="16370"/>
        </table:table-row>
        <table:table-row table:style-name="ro5">
          <table:table-cell office:value-type="date" office:date-value="2020-06-08T00:00:00" table:style-name="ce49">
            <text:p>08/06/2020</text:p>
          </table:table-cell>
          <table:table-cell office:value-type="percentage" office:value="0.63" table:style-name="ce50">
            <text:p>63%</text:p>
          </table:table-cell>
          <table:table-cell office:value-type="percentage" office:value="0.78" table:style-name="ce50">
            <text:p>78%</text:p>
          </table:table-cell>
          <table:table-cell office:value-type="percentage" office:value="0.87" table:style-name="ce50">
            <text:p>87%</text:p>
          </table:table-cell>
          <table:table-cell office:value-type="percentage" office:value="0.68" table:style-name="ce51">
            <text:p>68%</text:p>
          </table:table-cell>
          <table:table-cell office:value-type="percentage" office:value="0.09" table:style-name="ce51">
            <text:p>9%</text:p>
          </table:table-cell>
          <table:table-cell office:value-type="percentage" office:value="0.11" table:style-name="ce50">
            <text:p>11%</text:p>
          </table:table-cell>
          <table:table-cell office:value-type="string" table:style-name="ce52">
            <text:p>..</text:p>
          </table:table-cell>
          <table:table-cell office:value-type="percentage" office:value="0.183" table:style-name="ce53">
            <text:p>18%</text:p>
          </table:table-cell>
          <table:table-cell office:value-type="percentage" office:value="1.66" table:style-name="ce53">
            <text:p>166%</text:p>
          </table:table-cell>
          <table:table-cell table:number-columns-repeated="4" table:style-name="ce48"/>
          <table:table-cell table:number-columns-repeated="16370"/>
        </table:table-row>
        <table:table-row table:style-name="ro5">
          <table:table-cell table:number-columns-repeated="9" table:style-name="ce2"/>
          <table:table-cell table:number-columns-repeated="5" table:style-name="ce48"/>
          <table:table-cell table:number-columns-repeated="16370"/>
        </table:table-row>
        <table:table-row table:style-name="ro6">
          <table:table-cell office:value-type="string" table:style-name="ce48">
            <text:p>Notes:</text:p>
          </table:table-cell>
          <table:table-cell table:number-columns-repeated="8" table:style-name="ce2"/>
          <table:table-cell table:number-columns-repeated="5" table:style-name="ce48"/>
          <table:table-cell table:number-columns-repeated="16370"/>
        </table:table-row>
        <table:table-row table:style-name="ro6">
          <table:table-cell office:value-type="string" table:style-name="ce48">
            <text:p>.. Not available (see relevant notes for reason)</text:p>
          </table:table-cell>
          <table:table-cell table:number-columns-repeated="8" table:style-name="ce2"/>
          <table:table-cell table:number-columns-repeated="5" table:style-name="ce48"/>
          <table:table-cell table:number-columns-repeated="16370"/>
        </table:table-row>
        <table:table-row table:style-name="ro6">
          <table:table-cell office:value-type="string" table:style-name="ce48">
            <text:p>r Revised from previous edition</text:p>
          </table:table-cell>
          <table:table-cell table:number-columns-repeated="8" table:style-name="ce2"/>
          <table:table-cell table:number-columns-repeated="5" table:style-name="ce48"/>
          <table:table-cell table:number-columns-repeated="16370"/>
        </table:table-row>
        <table:table-row table:style-name="ro7">
          <table:table-cell office:value-type="string" table:style-name="ce54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54"/>
          <table:table-cell table:number-columns-repeated="5" table:style-name="ce48"/>
          <table:table-cell table:number-columns-repeated="16370"/>
        </table:table-row>
        <table:table-row table:style-name="ro6">
          <table:table-cell office:value-type="string" table:style-name="ce3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3"/>
          <table:table-cell table:number-columns-repeated="5" table:style-name="ce48"/>
          <table:table-cell table:number-columns-repeated="16370"/>
        </table:table-row>
        <table:table-row table:style-name="ro7">
          <table:table-cell office:value-type="string" table:style-name="ce54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13" table:style-name="ce48"/>
          <table:table-cell table:number-columns-repeated="16370"/>
        </table:table-row>
        <table:table-row table:style-name="ro6">
          <table:table-cell office:value-type="string" table:style-name="ce54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48"/>
          <table:table-cell table:number-columns-repeated="4" table:style-name="ce65"/>
          <table:table-cell table:style-name="ce48"/>
          <table:table-cell table:number-columns-repeated="16370"/>
        </table:table-row>
        <table:table-row table:style-name="ro6">
          <table:table-cell office:value-type="string" table:style-name="ce54">
            <text:p><text:s text:c="2"/>on weekdays; and for road traffic, there is a different profile on weekend days compared to weekdays.</text:p>
          </table:table-cell>
          <table:table-cell table:number-columns-repeated="8" table:style-name="ce48"/>
          <table:table-cell table:number-columns-repeated="4" table:style-name="ce65"/>
          <table:table-cell table:style-name="ce48"/>
          <table:table-cell table:number-columns-repeated="16370"/>
        </table:table-row>
        <table:table-row table:style-name="ro1">
          <table:table-cell office:value-type="string" table:style-name="ce54">
            <text:p><text:span text:style-name="T5">2</text:span><text:s/>Percentage of the equivalent day in the first week of February 2020.</text:p>
          </table:table-cell>
          <table:table-cell table:number-columns-repeated="13" table:style-name="ce48"/>
          <table:table-cell table:number-columns-repeated="16370"/>
        </table:table-row>
        <table:table-row table:style-name="ro1">
          <table:table-cell office:value-type="string" table:style-name="ce54">
            <text:p><text:span text:style-name="T5">3</text:span><text:s/>Percentage of the equivalent week in 2019.</text:p>
          </table:table-cell>
          <table:table-cell table:number-columns-repeated="13" table:style-name="ce48"/>
          <table:table-cell table:number-columns-repeated="16370"/>
        </table:table-row>
        <table:table-row table:style-name="ro1">
          <table:table-cell office:value-type="string" table:style-name="ce54">
            <text:p><text:span text:style-name="T5">4</text:span><text:s/>National Rail data may be subject to revisions up to a week after initial publication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1">
          <table:table-cell office:value-type="string" table:style-name="ce54">
            <text:p><text:span text:style-name="T5">5</text:span><text:s/>Percentage of the equivalent day in 2019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1">
          <table:table-cell office:value-type="string" table:style-name="ce54">
            <text:p><text:span text:style-name="T5">6</text:span><text:s/>Percentage of the equivalent day of the third week of January 2020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7">
          <table:table-cell office:value-type="string" table:style-name="ce54">
            <text:p><text:span text:style-name="T2">7</text:span><text:s/>Data on TfL Buses is not available from Sunday 19th April due to the change in boarding policy: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6">
          <table:table-cell office:value-type="string" table:style-name="ce65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65"/>
          <table:table-cell table:number-columns-repeated="16375" table:style-name="ce2"/>
        </table:table-row>
        <table:table-row table:style-name="ro7">
          <table:table-cell office:value-type="string" table:style-name="ce54">
            <text:p><text:span text:style-name="T2">8</text:span><text:s/>Data on Buses (excl. London) has been adjusted to compare against typical usage for the Easter break, whereas all other data<text:s/>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6">
          <table:table-cell office:value-type="string" table:style-name="ce54">
            <text:p><text:s text:c="2"/>sources have not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1">
          <table:table-cell office:value-type="string" table:style-name="ce54">
            <text:p><text:span text:style-name="T5">10</text:span><text:s/>Percentage of the equivalent day in the first week of March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1">
          <table:table-cell office:value-type="string" table:style-name="ce54">
            <text:p><text:span text:style-name="T5">11</text:span><text:s/>Cycling data covers England only.</text:p>
          </table:table-cell>
          <table:table-cell table:number-columns-repeated="8" table:style-name="ce48"/>
          <table:table-cell table:number-columns-repeated="16375" table:style-name="ce2"/>
        </table:table-row>
        <table:table-row table:style-name="ro6">
          <table:table-cell table:style-name="ce54"/>
          <table:table-cell table:number-columns-repeated="8" table:style-name="ce48"/>
          <table:table-cell table:number-columns-repeated="16375" table:style-name="ce2"/>
        </table:table-row>
        <table:table-row table:style-name="ro6">
          <table:table-cell table:number-columns-repeated="7" table:style-name="ce2"/>
          <table:table-cell table:number-columns-repeated="2" table:style-name="ce48"/>
          <table:table-cell table:number-columns-repeated="16375" table:style-name="ce2"/>
        </table:table-row>
        <table:table-row table:style-name="ro1">
          <table:table-cell office:value-type="string" table:number-columns-spanned="3" table:number-rows-spanned="1" table:style-name="ce59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59">
            <text:p>Email</text:p>
          </table:table-cell>
          <table:covered-table-cell/>
          <table:table-cell office:value-type="string" table:style-name="ce55">
            <text:p>Telephone</text:p>
          </table:table-cell>
          <table:table-cell table:number-columns-repeated="2" table:style-name="ce2"/>
          <table:table-cell table:style-name="ce56"/>
          <table:table-cell table:number-columns-repeated="5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61">
            <text:p><text:a xlink:href="mailto:roadtraff.stats@dft.gov.uk">roadtraff.stats@dft.gov.uk</text:a></text:p>
          </table:table-cell>
          <table:covered-table-cell/>
          <table:table-cell office:value-type="string" table:style-name="ce48">
            <text:p>020 7944 3095</text:p>
          </table:table-cell>
          <table:table-cell table:style-name="ce2"/>
          <table:table-cell office:value-type="string" table:style-name="ce57">
            <text:p>Last updated:</text:p>
          </table:table-cell>
          <table:table-cell office:value-type="string" table:style-name="ce58">
            <text:p>10 June 2020</text:p>
          </table:table-cell>
          <table:table-cell table:number-columns-repeated="5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61">
            <text:p><text:a xlink:href="mailto:rail.stats@dft.gov.uk">rail.stats@dft.gov.uk</text:a></text:p>
          </table:table-cell>
          <table:covered-table-cell/>
          <table:table-cell office:value-type="string" table:style-name="ce48">
            <text:p>020 7944 2419</text:p>
          </table:table-cell>
          <table:table-cell table:style-name="ce2"/>
          <table:table-cell office:value-type="string" table:style-name="ce57">
            <text:p>Next update:</text:p>
          </table:table-cell>
          <table:table-cell office:value-type="string" table:style-name="ce58">
            <text:p>17 June 2020</text:p>
          </table:table-cell>
          <table:table-cell table:number-columns-repeated="5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61">
            <text:p><text:a xlink:href="mailto:cm.analytics@dft.gov.uk">cm.analytics@dft.gov.uk</text:a></text:p>
          </table:table-cell>
          <table:covered-table-cell/>
          <table:table-cell table:style-name="ce48"/>
          <table:table-cell table:number-columns-repeated="8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Buses (excl. London) and Cycling<text:s/></text:p>
          </table:table-cell>
          <table:covered-table-cell table:number-columns-repeated="2"/>
          <table:table-cell office:value-type="string" table:number-columns-spanned="2" table:number-rows-spanned="1" table:style-name="ce61">
            <text:p><text:a xlink:href="mailto:bus.statistics@dft.gov.uk">bus.statistics@dft.gov.uk</text:a></text:p>
          </table:table-cell>
          <table:covered-table-cell/>
          <table:table-cell office:value-type="string" table:style-name="ce48">
            <text:p>020 7944 3077</text:p>
          </table:table-cell>
          <table:table-cell table:number-columns-repeated="8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61">
            <text:p><text:a xlink:href="mailto:transport.statistics@dft.gov.uk">transport.statistics@dft.gov.uk</text:a></text:p>
          </table:table-cell>
          <table:covered-table-cell/>
          <table:table-cell office:value-type="string" table:style-name="ce48">
            <text:p>020 7944 4847</text:p>
          </table:table-cell>
          <table:table-cell table:number-columns-repeated="8" table:style-name="ce2"/>
          <table:table-cell table:number-columns-repeated="16370" table:style-name="ce63"/>
        </table:table-row>
        <table:table-row table:style-name="ro1">
          <table:table-cell office:value-type="string" table:number-columns-spanned="3" table:number-rows-spanned="1" table:style-name="ce60">
            <text:p>Media enquiries</text:p>
          </table:table-cell>
          <table:covered-table-cell table:number-columns-repeated="2"/>
          <table:table-cell table:number-columns-spanned="2" table:number-rows-spanned="1" table:style-name="ce62"/>
          <table:covered-table-cell/>
          <table:table-cell office:value-type="string" table:style-name="ce48">
            <text:p>020 7944 4292</text:p>
          </table:table-cell>
          <table:table-cell table:number-columns-repeated="8" table:style-name="ce2"/>
          <table:table-cell table:number-columns-repeated="16370" table:style-name="ce63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number-columns-repeated="14" table:style-name="ce2"/>
          <table:table-cell table:number-columns-repeated="16370" table:style-name="ce63"/>
        </table:table-row>
        <table:table-row table:number-rows-repeated="1048431" table:style-name="ro6">
          <table:table-cell table:number-columns-repeated="16384"/>
        </table:table-row>
        <table:named-expressions>
          <table:named-expression table:name="arrivals2019" table:expression="of:=INDEX([.#REF!];MATCH([.#REF!];[.#REF!];0)):INDEX([.#REF!];MATCH([.#REF!];[.#REF!];0))" table:base-cell-address="Transport_use_(GB).$A$1"/>
          <table:named-expression table:name="arrivals2020" table:expression="of:=INDEX([.#REF!];MATCH([.#REF!];[.#REF!];0)):INDEX([.#REF!];MATCH([.#REF!];[.#REF!];0))" table:base-cell-address="Transport_use_(GB).$A$1"/>
          <table:named-expression table:name="datearrivals" table:expression="of:=INDEX([.#REF!];MATCH([.#REF!];[.#REF!];0)):INDEX([.#REF!];MATCH([.#REF!];[.#REF!];0))" table:base-cell-address="Transport_use_(GB).$A$1"/>
          <table:named-expression table:name="services2019" table:expression="of:=INDEX([.#REF!];MATCH([.#REF!];[.#REF!];0)):INDEX([.#REF!];MATCH([.#REF!];[.#REF!];0))" table:base-cell-address="Transport_use_(GB).$A$1"/>
          <table:named-expression table:name="services2020" table:expression="of:=INDEX([.#REF!];MATCH([.#REF!];[.#REF!];0)):INDEX([.#REF!];MATCH([.#REF!];[.#REF!];0))" table:base-cell-address="Transport_use_(GB).$A$1"/>
        </table:named-expressions>
      </table:table>
      <table:table table:name="'file://sites/RailAnalysis/Rail%2520Analysis%2520Team%2520Admin/Coronavirus/Dashboard/Development/EW%252020200406.%2520OFF-SEN.%2520Rail%2520Group%2520Covid-19%2520dashboard%2520v21.xlsm'#Passenger_Services_Summary" table:style-name="ta2">
        <table:table-source xlink:href="file://sites/RailAnalysis/Rail%2520Analysis%2520Team%2520Admin/Coronavirus/Dashboard/Development/EW%252020200406.%2520OFF-SEN.%2520Rail%2520Group%2520Covid-19%2520dashboard%2520v21.xlsm" table:table-name="Passenger_Services_Summary" table:mode="copy-results-only"/>
        <table:table-column/>
        <table:table-row>
          <table:table-cell table:number-columns-repeated="8"/>
          <table:table-cell office:value-type="float" office:value="43927"/>
          <table:table-cell table:number-columns-repeated="16375"/>
        </table:table-row>
        <table:table-row table:number-rows-repeated="1048575">
          <table:table-cell table:number-columns-repeated="16375"/>
        </table:table-row>
      </table:table>
      <table:table table:name="'file://sites/RailAnalysis/Rail%2520Analysis%2520Team%2520Admin/Coronavirus/Dashboard/Development/EW%252020200406.%2520OFF-SEN.%2520Rail%2520Group%2520Covid-19%2520dashboard%2520v21.xlsm'#Daily_Market_Lead_Outlook" table:style-name="ta2">
        <table:table-source xlink:href="file://sites/RailAnalysis/Rail%2520Analysis%2520Team%2520Admin/Coronavirus/Dashboard/Development/EW%252020200406.%2520OFF-SEN.%2520Rail%2520Group%2520Covid-19%2520dashboard%2520v21.xlsm" table:table-name="Daily_Market_Lead_Outlo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Domestic_Freight_Summary" table:style-name="ta2">
        <table:table-source xlink:href="file://sites/RailAnalysis/Rail%2520Analysis%2520Team%2520Admin/Coronavirus/Dashboard/Development/EW%252020200406.%2520OFF-SEN.%2520Rail%2520Group%2520Covid-19%2520dashboard%2520v21.xlsm" table:table-name="Domestic_Freight_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ternational_Rail_Summary" table:style-name="ta2">
        <table:table-source xlink:href="file://sites/RailAnalysis/Rail%2520Analysis%2520Team%2520Admin/Coronavirus/Dashboard/Development/EW%252020200406.%2520OFF-SEN.%2520Rail%2520Group%2520Covid-19%2520dashboard%2520v21.xlsm" table:table-name="International_Rail_Summary" table:mode="copy-results-only"/>
        <table:table-column/>
        <table:table-row>
          <table:table-cell table:number-columns-repeated="16384"/>
        </table:table-row>
        <table:table-row>
          <table:table-cell table:number-columns-repeated="19"/>
          <table:table-cell office:value-type="float" office:value="43926"/>
          <table:table-cell table:number-columns-repeated="16364"/>
        </table:table-row>
        <table:table-row table:number-rows-repeated="1048574">
          <table:table-cell table:number-columns-repeated="16364"/>
        </table:table-row>
      </table:table>
      <table:table table:name="'file://sites/RailAnalysis/Rail%2520Analysis%2520Team%2520Admin/Coronavirus/Dashboard/Development/EW%252020200406.%2520OFF-SEN.%2520Rail%2520Group%2520Covid-19%2520dashboard%2520v21.xlsm'#O_-_For_CCS_-_Covid19_data" table:style-name="ta2">
        <table:table-source xlink:href="file://sites/RailAnalysis/Rail%2520Analysis%2520Team%2520Admin/Coronavirus/Dashboard/Development/EW%252020200406.%2520OFF-SEN.%2520Rail%2520Group%2520Covid-19%2520dashboard%2520v21.xlsm" table:table-name="O_-_For_CCS_-_Covid19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-_International_Rail" table:style-name="ta2">
        <table:table-source xlink:href="file://sites/RailAnalysis/Rail%2520Analysis%2520Team%2520Admin/Coronavirus/Dashboard/Development/EW%252020200406.%2520OFF-SEN.%2520Rail%2520Group%2520Covid-19%2520dashboard%2520v21.xlsm" table:table-name="I-_International_Rail" table:mode="copy-results-only"/>
        <table:table-column/>
        <table:table-row table:number-rows-repeated="4">
          <table:table-cell table:number-columns-repeated="16384"/>
        </table:table-row>
        <table:table-row>
          <table:table-cell office:value-type="float" office:value="43891"/>
          <table:table-cell table:number-columns-repeated="16383"/>
        </table:table-row>
        <table:table-row table:number-rows-repeated="1048571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_-Minister_Note_&amp;_Slide_Update" table:style-name="ta2">
        <table:table-source xlink:href="file://sites/RailAnalysis/Rail%2520Analysis%2520Team%2520Admin/Coronavirus/Dashboard/Development/EW%252020200406.%2520OFF-SEN.%2520Rail%2520Group%2520Covid-19%2520dashboard%2520v21.xlsm" table:table-name="O_-Minister_Note_&amp;_Slide_Updat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Log" table:style-name="ta2">
        <table:table-source xlink:href="file://sites/RailAnalysis/Rail%2520Analysis%2520Team%2520Admin/Coronavirus/Dashboard/Development/EW%252020200406.%2520OFF-SEN.%2520Rail%2520Group%2520Covid-19%2520dashboard%2520v21.xlsm" table:table-name="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puts_(hidden)" table:style-name="ta2">
        <table:table-source xlink:href="file://sites/RailAnalysis/Rail%2520Analysis%2520Team%2520Admin/Coronavirus/Dashboard/Development/EW%252020200406.%2520OFF-SEN.%2520Rail%2520Group%2520Covid-19%2520dashboard%2520v21.xlsm" table:table-name="Inputs_(hidden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London_sales" table:style-name="ta2">
        <table:table-source xlink:href="file://sites/RailAnalysis/Rail%2520Analysis%2520Team%2520Admin/Coronavirus/Dashboard/Development/EW%252020200406.%2520OFF-SEN.%2520Rail%2520Group%2520Covid-19%2520dashboard%2520v21.xlsm" table:table-name="I_-_London_sa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footfall" table:style-name="ta2">
        <table:table-source xlink:href="file://sites/RailAnalysis/Rail%2520Analysis%2520Team%2520Admin/Coronavirus/Dashboard/Development/EW%252020200406.%2520OFF-SEN.%2520Rail%2520Group%2520Covid-19%2520dashboard%2520v21.xlsm" table:table-name="C_-_footfall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77"/>
          <table:table-cell table:number-columns-repeated="16366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78"/>
          <table:table-cell table:number-columns-repeated="10"/>
          <table:table-cell office:value-type="float" office:value="43897"/>
          <table:table-cell table:number-columns-repeated="16355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79"/>
          <table:table-cell table:number-columns-repeated="10"/>
          <table:table-cell office:value-type="float" office:value="43926"/>
          <table:table-cell table:number-columns-repeated="16355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80"/>
          <table:table-cell table:number-columns-repeated="16366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81"/>
          <table:table-cell table:number-columns-repeated="16366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2"/>
          <table:table-cell office:value-type="float" office:value="43882"/>
          <table:table-cell table:number-columns-repeated="16366"/>
        </table:table-row>
        <table:table-row>
          <table:table-cell table:number-columns-repeated="6"/>
          <table:table-cell office:value-type="float" office:value="11096980"/>
          <table:table-cell table:number-columns-repeated="7"/>
          <table:table-cell office:value-type="float" office:value="11071138"/>
          <table:table-cell table:number-columns-repeated="2"/>
          <table:table-cell office:value-type="float" office:value="43883"/>
          <table:table-cell table:number-columns-repeated="16366"/>
        </table:table-row>
        <table:table-row>
          <table:table-cell table:number-columns-repeated="6"/>
          <table:table-cell office:value-type="float" office:value="11078784"/>
          <table:table-cell table:number-columns-repeated="7"/>
          <table:table-cell office:value-type="float" office:value="11202303"/>
          <table:table-cell table:number-columns-repeated="2"/>
          <table:table-cell office:value-type="float" office:value="43884"/>
          <table:table-cell table:number-columns-repeated="16366"/>
        </table:table-row>
        <table:table-row>
          <table:table-cell table:number-columns-repeated="6"/>
          <table:table-cell office:value-type="float" office:value="11089916"/>
          <table:table-cell table:number-columns-repeated="7"/>
          <table:table-cell office:value-type="float" office:value="11154264"/>
          <table:table-cell table:number-columns-repeated="2"/>
          <table:table-cell office:value-type="float" office:value="43885"/>
          <table:table-cell table:number-columns-repeated="16366"/>
        </table:table-row>
        <table:table-row>
          <table:table-cell table:number-columns-repeated="6"/>
          <table:table-cell office:value-type="float" office:value="11077206"/>
          <table:table-cell table:number-columns-repeated="7"/>
          <table:table-cell office:value-type="float" office:value="11143419"/>
          <table:table-cell table:number-columns-repeated="2"/>
          <table:table-cell office:value-type="float" office:value="43886"/>
          <table:table-cell table:number-columns-repeated="16366"/>
        </table:table-row>
        <table:table-row>
          <table:table-cell table:number-columns-repeated="6"/>
          <table:table-cell office:value-type="float" office:value="11087740"/>
          <table:table-cell table:number-columns-repeated="7"/>
          <table:table-cell office:value-type="float" office:value="11088817"/>
          <table:table-cell table:number-columns-repeated="2"/>
          <table:table-cell office:value-type="float" office:value="43887"/>
          <table:table-cell table:number-columns-repeated="16366"/>
        </table:table-row>
        <table:table-row>
          <table:table-cell table:number-columns-repeated="6"/>
          <table:table-cell office:value-type="float" office:value="11087770"/>
          <table:table-cell table:number-columns-repeated="7"/>
          <table:table-cell office:value-type="float" office:value="11098575"/>
          <table:table-cell table:number-columns-repeated="2"/>
          <table:table-cell office:value-type="float" office:value="43888"/>
          <table:table-cell table:number-columns-repeated="16366"/>
        </table:table-row>
        <table:table-row>
          <table:table-cell table:number-columns-repeated="6"/>
          <table:table-cell office:value-type="float" office:value="11109900"/>
          <table:table-cell table:number-columns-repeated="7"/>
          <table:table-cell office:value-type="float" office:value="11123322"/>
          <table:table-cell table:number-columns-repeated="2"/>
          <table:table-cell office:value-type="float" office:value="43889"/>
          <table:table-cell table:number-columns-repeated="16366"/>
        </table:table-row>
        <table:table-row>
          <table:table-cell table:number-columns-repeated="6"/>
          <table:table-cell office:value-type="float" office:value="11109670"/>
          <table:table-cell table:number-columns-repeated="7"/>
          <table:table-cell office:value-type="float" office:value="11007429"/>
          <table:table-cell table:number-columns-repeated="2"/>
          <table:table-cell office:value-type="float" office:value="43890"/>
          <table:table-cell table:number-columns-repeated="16366"/>
        </table:table-row>
        <table:table-row>
          <table:table-cell table:number-columns-repeated="6"/>
          <table:table-cell office:value-type="float" office:value="11051829"/>
          <table:table-cell table:number-columns-repeated="7"/>
          <table:table-cell office:value-type="float" office:value="10943424"/>
          <table:table-cell table:number-columns-repeated="2"/>
          <table:table-cell office:value-type="float" office:value="43891"/>
          <table:table-cell table:number-columns-repeated="16366"/>
        </table:table-row>
        <table:table-row>
          <table:table-cell table:number-columns-repeated="6"/>
          <table:table-cell office:value-type="float" office:value="11079674"/>
          <table:table-cell table:number-columns-repeated="7"/>
          <table:table-cell office:value-type="float" office:value="10914735"/>
          <table:table-cell table:number-columns-repeated="2"/>
          <table:table-cell office:value-type="float" office:value="43892"/>
          <table:table-cell table:number-columns-repeated="16366"/>
        </table:table-row>
        <table:table-row>
          <table:table-cell table:number-columns-repeated="6"/>
          <table:table-cell office:value-type="float" office:value="11098544"/>
          <table:table-cell table:number-columns-repeated="7"/>
          <table:table-cell office:value-type="float" office:value="10832074"/>
          <table:table-cell table:number-columns-repeated="2"/>
          <table:table-cell office:value-type="float" office:value="43893"/>
          <table:table-cell table:number-columns-repeated="16366"/>
        </table:table-row>
        <table:table-row>
          <table:table-cell table:number-columns-repeated="6"/>
          <table:table-cell office:value-type="float" office:value="11070391"/>
          <table:table-cell table:number-columns-repeated="7"/>
          <table:table-cell office:value-type="float" office:value="10752771"/>
          <table:table-cell table:number-columns-repeated="2"/>
          <table:table-cell office:value-type="float" office:value="43894"/>
          <table:table-cell table:number-columns-repeated="16366"/>
        </table:table-row>
        <table:table-row>
          <table:table-cell table:number-columns-repeated="6"/>
          <table:table-cell office:value-type="float" office:value="11083607"/>
          <table:table-cell table:number-columns-repeated="7"/>
          <table:table-cell office:value-type="float" office:value="10621546"/>
          <table:table-cell table:number-columns-repeated="2"/>
          <table:table-cell office:value-type="float" office:value="43895"/>
          <table:table-cell table:number-columns-repeated="16366"/>
        </table:table-row>
        <table:table-row>
          <table:table-cell table:number-columns-repeated="6"/>
          <table:table-cell office:value-type="float" office:value="11074280"/>
          <table:table-cell table:number-columns-repeated="7"/>
          <table:table-cell office:value-type="float" office:value="10584290"/>
          <table:table-cell table:number-columns-repeated="2"/>
          <table:table-cell office:value-type="float" office:value="43896"/>
          <table:table-cell table:number-columns-repeated="16366"/>
        </table:table-row>
        <table:table-row>
          <table:table-cell table:number-columns-repeated="6"/>
          <table:table-cell office:value-type="float" office:value="11069486"/>
          <table:table-cell table:number-columns-repeated="7"/>
          <table:table-cell office:value-type="float" office:value="10678231"/>
          <table:table-cell table:number-columns-repeated="2"/>
          <table:table-cell office:value-type="float" office:value="43897"/>
          <table:table-cell table:number-columns-repeated="16366"/>
        </table:table-row>
        <table:table-row>
          <table:table-cell table:number-columns-repeated="6"/>
          <table:table-cell office:value-type="float" office:value="11103631"/>
          <table:table-cell table:number-columns-repeated="7"/>
          <table:table-cell office:value-type="float" office:value="10686177"/>
          <table:table-cell table:number-columns-repeated="2"/>
          <table:table-cell office:value-type="float" office:value="43898"/>
          <table:table-cell table:number-columns-repeated="16366"/>
        </table:table-row>
        <table:table-row>
          <table:table-cell table:number-columns-repeated="6"/>
          <table:table-cell office:value-type="float" office:value="11146435"/>
          <table:table-cell table:number-columns-repeated="7"/>
          <table:table-cell office:value-type="float" office:value="10611102"/>
          <table:table-cell table:number-columns-repeated="2"/>
          <table:table-cell office:value-type="float" office:value="43899"/>
          <table:table-cell table:number-columns-repeated="16366"/>
        </table:table-row>
        <table:table-row>
          <table:table-cell table:number-columns-repeated="6"/>
          <table:table-cell office:value-type="float" office:value="11133423"/>
          <table:table-cell table:number-columns-repeated="7"/>
          <table:table-cell office:value-type="float" office:value="10556553"/>
          <table:table-cell table:number-columns-repeated="2"/>
          <table:table-cell office:value-type="float" office:value="43900"/>
          <table:table-cell table:number-columns-repeated="16366"/>
        </table:table-row>
        <table:table-row>
          <table:table-cell table:number-columns-repeated="6"/>
          <table:table-cell office:value-type="float" office:value="11158604"/>
          <table:table-cell table:number-columns-repeated="7"/>
          <table:table-cell office:value-type="float" office:value="10434896"/>
          <table:table-cell table:number-columns-repeated="2"/>
          <table:table-cell office:value-type="float" office:value="43901"/>
          <table:table-cell table:number-columns-repeated="16366"/>
        </table:table-row>
        <table:table-row>
          <table:table-cell table:number-columns-repeated="6"/>
          <table:table-cell office:value-type="float" office:value="11150729"/>
          <table:table-cell table:number-columns-repeated="7"/>
          <table:table-cell office:value-type="float" office:value="10258195"/>
          <table:table-cell table:number-columns-repeated="2"/>
          <table:table-cell office:value-type="float" office:value="43902"/>
          <table:table-cell table:number-columns-repeated="16366"/>
        </table:table-row>
        <table:table-row>
          <table:table-cell table:number-columns-repeated="6"/>
          <table:table-cell office:value-type="float" office:value="11165288"/>
          <table:table-cell table:number-columns-repeated="7"/>
          <table:table-cell office:value-type="float" office:value="9897850"/>
          <table:table-cell table:number-columns-repeated="2"/>
          <table:table-cell office:value-type="float" office:value="43903"/>
          <table:table-cell table:number-columns-repeated="16366"/>
        </table:table-row>
        <table:table-row>
          <table:table-cell table:number-columns-repeated="6"/>
          <table:table-cell office:value-type="float" office:value="11116925"/>
          <table:table-cell table:number-columns-repeated="7"/>
          <table:table-cell office:value-type="float" office:value="9569134"/>
          <table:table-cell table:number-columns-repeated="2"/>
          <table:table-cell office:value-type="float" office:value="43904"/>
          <table:table-cell table:number-columns-repeated="16366"/>
        </table:table-row>
        <table:table-row>
          <table:table-cell table:number-columns-repeated="6"/>
          <table:table-cell office:value-type="float" office:value="11151377"/>
          <table:table-cell table:number-columns-repeated="7"/>
          <table:table-cell office:value-type="float" office:value="9323060"/>
          <table:table-cell table:number-columns-repeated="2"/>
          <table:table-cell office:value-type="float" office:value="43905"/>
          <table:table-cell table:number-columns-repeated="16366"/>
        </table:table-row>
        <table:table-row>
          <table:table-cell table:number-columns-repeated="6"/>
          <table:table-cell office:value-type="float" office:value="11117579"/>
          <table:table-cell table:number-columns-repeated="7"/>
          <table:table-cell office:value-type="float" office:value="8784650"/>
          <table:table-cell table:number-columns-repeated="2"/>
          <table:table-cell office:value-type="float" office:value="43906"/>
          <table:table-cell table:number-columns-repeated="16366"/>
        </table:table-row>
        <table:table-row>
          <table:table-cell table:number-columns-repeated="6"/>
          <table:table-cell office:value-type="float" office:value="11116854"/>
          <table:table-cell table:number-columns-repeated="7"/>
          <table:table-cell office:value-type="float" office:value="7897268"/>
          <table:table-cell table:number-columns-repeated="2"/>
          <table:table-cell office:value-type="float" office:value="43907"/>
          <table:table-cell table:number-columns-repeated="16366"/>
        </table:table-row>
        <table:table-row>
          <table:table-cell table:number-columns-repeated="6"/>
          <table:table-cell office:value-type="float" office:value="11117090"/>
          <table:table-cell table:number-columns-repeated="7"/>
          <table:table-cell office:value-type="float" office:value="6876756"/>
          <table:table-cell table:number-columns-repeated="2"/>
          <table:table-cell office:value-type="float" office:value="43908"/>
          <table:table-cell table:number-columns-repeated="16366"/>
        </table:table-row>
        <table:table-row>
          <table:table-cell table:number-columns-repeated="6"/>
          <table:table-cell office:value-type="float" office:value="11089796"/>
          <table:table-cell table:number-columns-repeated="7"/>
          <table:table-cell office:value-type="float" office:value="5845314"/>
          <table:table-cell table:number-columns-repeated="2"/>
          <table:table-cell office:value-type="float" office:value="43909"/>
          <table:table-cell table:number-columns-repeated="16366"/>
        </table:table-row>
        <table:table-row>
          <table:table-cell table:number-columns-repeated="6"/>
          <table:table-cell office:value-type="float" office:value="11036746"/>
          <table:table-cell table:number-columns-repeated="7"/>
          <table:table-cell office:value-type="float" office:value="4914820"/>
          <table:table-cell table:number-columns-repeated="2"/>
          <table:table-cell office:value-type="float" office:value="43910"/>
          <table:table-cell table:number-columns-repeated="16366"/>
        </table:table-row>
        <table:table-row>
          <table:table-cell table:number-columns-repeated="6"/>
          <table:table-cell office:value-type="float" office:value="11191428"/>
          <table:table-cell table:number-columns-repeated="7"/>
          <table:table-cell office:value-type="float" office:value="4272588"/>
          <table:table-cell table:number-columns-repeated="2"/>
          <table:table-cell office:value-type="float" office:value="43911"/>
          <table:table-cell table:number-columns-repeated="16366"/>
        </table:table-row>
        <table:table-row>
          <table:table-cell table:number-columns-repeated="6"/>
          <table:table-cell office:value-type="float" office:value="11229034"/>
          <table:table-cell table:number-columns-repeated="7"/>
          <table:table-cell office:value-type="float" office:value="3888830"/>
          <table:table-cell table:number-columns-repeated="2"/>
          <table:table-cell office:value-type="float" office:value="43912"/>
          <table:table-cell table:number-columns-repeated="16366"/>
        </table:table-row>
        <table:table-row>
          <table:table-cell table:number-columns-repeated="6"/>
          <table:table-cell office:value-type="float" office:value="11228394"/>
          <table:table-cell table:number-columns-repeated="7"/>
          <table:table-cell office:value-type="float" office:value="3107202"/>
          <table:table-cell table:number-columns-repeated="2"/>
          <table:table-cell office:value-type="float" office:value="43913"/>
          <table:table-cell table:number-columns-repeated="16366"/>
        </table:table-row>
        <table:table-row>
          <table:table-cell table:number-columns-repeated="6"/>
          <table:table-cell office:value-type="float" office:value="11239030"/>
          <table:table-cell table:number-columns-repeated="7"/>
          <table:table-cell office:value-type="float" office:value="2520463"/>
          <table:table-cell table:number-columns-repeated="2"/>
          <table:table-cell office:value-type="float" office:value="43914"/>
          <table:table-cell table:number-columns-repeated="16366"/>
        </table:table-row>
        <table:table-row>
          <table:table-cell table:number-columns-repeated="6"/>
          <table:table-cell office:value-type="float" office:value="11226745"/>
          <table:table-cell table:number-columns-repeated="7"/>
          <table:table-cell office:value-type="float" office:value="2069232"/>
          <table:table-cell table:number-columns-repeated="2"/>
          <table:table-cell office:value-type="float" office:value="43915"/>
          <table:table-cell table:number-columns-repeated="16366"/>
        </table:table-row>
        <table:table-row>
          <table:table-cell table:number-columns-repeated="6"/>
          <table:table-cell office:value-type="float" office:value="11256394"/>
          <table:table-cell table:number-columns-repeated="7"/>
          <table:table-cell office:value-type="float" office:value="1671254"/>
          <table:table-cell table:number-columns-repeated="2"/>
          <table:table-cell office:value-type="float" office:value="43916"/>
          <table:table-cell table:number-columns-repeated="16366"/>
        </table:table-row>
        <table:table-row>
          <table:table-cell table:number-columns-repeated="6"/>
          <table:table-cell office:value-type="float" office:value="11322390"/>
          <table:table-cell table:number-columns-repeated="7"/>
          <table:table-cell office:value-type="float" office:value="1345296"/>
          <table:table-cell table:number-columns-repeated="2"/>
          <table:table-cell office:value-type="float" office:value="43917"/>
          <table:table-cell table:number-columns-repeated="16366"/>
        </table:table-row>
        <table:table-row>
          <table:table-cell table:number-columns-repeated="6"/>
          <table:table-cell office:value-type="float" office:value="11240700"/>
          <table:table-cell table:number-columns-repeated="7"/>
          <table:table-cell office:value-type="float" office:value="1217375"/>
          <table:table-cell table:number-columns-repeated="2"/>
          <table:table-cell office:value-type="float" office:value="43918"/>
          <table:table-cell table:number-columns-repeated="16366"/>
        </table:table-row>
        <table:table-row>
          <table:table-cell table:number-columns-repeated="6"/>
          <table:table-cell office:value-type="float" office:value="11213480"/>
          <table:table-cell table:number-columns-repeated="7"/>
          <table:table-cell office:value-type="float" office:value="1137000"/>
          <table:table-cell table:number-columns-repeated="2"/>
          <table:table-cell office:value-type="float" office:value="43919"/>
          <table:table-cell table:number-columns-repeated="16366"/>
        </table:table-row>
        <table:table-row>
          <table:table-cell table:number-columns-repeated="6"/>
          <table:table-cell office:value-type="float" office:value="11190976"/>
          <table:table-cell table:number-columns-repeated="7"/>
          <table:table-cell office:value-type="float" office:value="943977"/>
          <table:table-cell table:number-columns-repeated="2"/>
          <table:table-cell office:value-type="float" office:value="43920"/>
          <table:table-cell table:number-columns-repeated="16366"/>
        </table:table-row>
        <table:table-row>
          <table:table-cell table:number-columns-repeated="6"/>
          <table:table-cell office:value-type="float" office:value="11140280"/>
          <table:table-cell table:number-columns-repeated="7"/>
          <table:table-cell office:value-type="float" office:value="845567"/>
          <table:table-cell table:number-columns-repeated="2"/>
          <table:table-cell office:value-type="float" office:value="43921"/>
          <table:table-cell table:number-columns-repeated="16366"/>
        </table:table-row>
        <table:table-row>
          <table:table-cell table:number-columns-repeated="6"/>
          <table:table-cell office:value-type="float" office:value="11130996"/>
          <table:table-cell table:number-columns-repeated="7"/>
          <table:table-cell office:value-type="float" office:value="801460"/>
          <table:table-cell table:number-columns-repeated="2"/>
          <table:table-cell office:value-type="float" office:value="43922"/>
          <table:table-cell table:number-columns-repeated="16366"/>
        </table:table-row>
        <table:table-row>
          <table:table-cell table:number-columns-repeated="6"/>
          <table:table-cell office:value-type="float" office:value="11065411"/>
          <table:table-cell table:number-columns-repeated="7"/>
          <table:table-cell office:value-type="float" office:value="771880"/>
          <table:table-cell table:number-columns-repeated="2"/>
          <table:table-cell office:value-type="float" office:value="43923"/>
          <table:table-cell table:number-columns-repeated="16366"/>
        </table:table-row>
        <table:table-row>
          <table:table-cell table:number-columns-repeated="6"/>
          <table:table-cell office:value-type="float" office:value="10996176"/>
          <table:table-cell table:number-columns-repeated="7"/>
          <table:table-cell office:value-type="float" office:value="749437"/>
          <table:table-cell table:number-columns-repeated="2"/>
          <table:table-cell office:value-type="float" office:value="43924"/>
          <table:table-cell table:number-columns-repeated="16366"/>
        </table:table-row>
        <table:table-row>
          <table:table-cell table:number-columns-repeated="6"/>
          <table:table-cell office:value-type="float" office:value="11032234"/>
          <table:table-cell table:number-columns-repeated="7"/>
          <table:table-cell office:value-type="float" office:value="667202"/>
          <table:table-cell table:number-columns-repeated="2"/>
          <table:table-cell office:value-type="float" office:value="43925"/>
          <table:table-cell table:number-columns-repeated="16366"/>
        </table:table-row>
        <table:table-row>
          <table:table-cell table:number-columns-repeated="6"/>
          <table:table-cell office:value-type="float" office:value="11026691"/>
          <table:table-cell table:number-columns-repeated="7"/>
          <table:table-cell office:value-type="float" office:value="603819"/>
          <table:table-cell table:number-columns-repeated="2"/>
          <table:table-cell office:value-type="float" office:value="43926"/>
          <table:table-cell table:number-columns-repeated="16366"/>
        </table:table-row>
        <table:table-row>
          <table:table-cell table:number-columns-repeated="6"/>
          <table:table-cell office:value-type="float" office:value="11045900"/>
          <table:table-cell table:number-columns-repeated="7"/>
          <table:table-cell office:value-type="float" office:value="484153"/>
          <table:table-cell table:number-columns-repeated="2"/>
          <table:table-cell office:value-type="float" office:value="43927"/>
          <table:table-cell table:number-columns-repeated="16366"/>
        </table:table-row>
        <table:table-row>
          <table:table-cell table:number-columns-repeated="6"/>
          <table:table-cell office:value-type="float" office:value="11103665"/>
          <table:table-cell table:number-columns-repeated="7"/>
          <table:table-cell office:value-type="float" office:value="361454"/>
          <table:table-cell table:number-columns-repeated="2"/>
          <table:table-cell office:value-type="float" office:value="43928"/>
          <table:table-cell table:number-columns-repeated="16366"/>
        </table:table-row>
        <table:table-row>
          <table:table-cell table:number-columns-repeated="6"/>
          <table:table-cell office:value-type="float" office:value="11141608"/>
          <table:table-cell table:number-columns-repeated="7"/>
          <table:table-cell office:value-type="float" office:value="238012"/>
          <table:table-cell table:number-columns-repeated="16369"/>
        </table:table-row>
        <table:table-row>
          <table:table-cell table:number-columns-repeated="6"/>
          <table:table-cell office:value-type="float" office:value="11200417"/>
          <table:table-cell table:number-columns-repeated="7"/>
          <table:table-cell office:value-type="float" office:value="120203"/>
          <table:table-cell table:number-columns-repeated="16369"/>
        </table:table-row>
        <table:table-row>
          <table:table-cell table:number-columns-repeated="6"/>
          <table:table-cell office:value-type="float" office:value="11210335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24060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16582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27375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29151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42345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202003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0467173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0250774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0111359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9200578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9099771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9004615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8997189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9706571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9856958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0102375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0985921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108677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160326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175461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163179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11134018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16369"/>
        </table:table-row>
        <table:table-row>
          <table:table-cell table:number-columns-repeated="6"/>
          <table:table-cell office:value-type="float" office:value="0"/>
          <table:table-cell table:number-columns-repeated="7"/>
          <table:table-cell office:value-type="float" office:value="0"/>
          <table:table-cell table:number-columns-repeated="16369"/>
        </table:table-row>
        <table:table-row table:number-rows-repeated="1048489">
          <table:table-cell table:number-columns-repeated="16369"/>
        </table:table-row>
      </table:table>
      <table:table table:name="'file://sites/RailAnalysis/Rail%2520Analysis%2520Team%2520Admin/Coronavirus/Dashboard/Development/EW%252020200406.%2520OFF-SEN.%2520Rail%2520Group%2520Covid-19%2520dashboard%2520v21.xlsm'#I-_Domestic_Rail_Freight" table:style-name="ta2">
        <table:table-source xlink:href="file://sites/RailAnalysis/Rail%2520Analysis%2520Team%2520Admin/Coronavirus/Dashboard/Development/EW%252020200406.%2520OFF-SEN.%2520Rail%2520Group%2520Covid-19%2520dashboard%2520v21.xlsm" table:table-name="I-_Domestic_Rail_Freigh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NR_Absence" table:style-name="ta2">
        <table:table-source xlink:href="file://sites/RailAnalysis/Rail%2520Analysis%2520Team%2520Admin/Coronavirus/Dashboard/Development/EW%252020200406.%2520OFF-SEN.%2520Rail%2520Group%2520Covid-19%2520dashboard%2520v21.xlsm" table:table-name="I_-_NR_Abse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Refunds" table:style-name="ta2">
        <table:table-source xlink:href="file://sites/RailAnalysis/Rail%2520Analysis%2520Team%2520Admin/Coronavirus/Dashboard/Development/EW%252020200406.%2520OFF-SEN.%2520Rail%2520Group%2520Covid-19%2520dashboard%2520v21.xlsm" table:table-name="I_-_Refun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_averages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_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footfall_" table:style-name="ta2">
        <table:table-source xlink:href="file://sites/RailAnalysis/Rail%2520Analysis%2520Team%2520Admin/Coronavirus/Dashboard/Development/EW%252020200406.%2520OFF-SEN.%2520Rail%2520Group%2520Covid-19%2520dashboard%2520v21.xlsm" table:table-name="I_-_footfall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TOC_Absence" table:style-name="ta2">
        <table:table-source xlink:href="file://sites/RailAnalysis/Rail%2520Analysis%2520Team%2520Admin/Coronavirus/Dashboard/Development/EW%252020200406.%2520OFF-SEN.%2520Rail%2520Group%2520Covid-19%2520dashboard%2520v21.xlsm" table:table-name="I_-_TOC_Abse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TOC_Absence" table:style-name="ta2">
        <table:table-source xlink:href="file://sites/RailAnalysis/Rail%2520Analysis%2520Team%2520Admin/Coronavirus/Dashboard/Development/EW%252020200406.%2520OFF-SEN.%2520Rail%2520Group%2520Covid-19%2520dashboard%2520v21.xlsm" table:table-name="C_-_TOC_Absence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Avanti West Coast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Trains_ran" table:style-name="ta2">
        <table:table-source xlink:href="file://sites/RailAnalysis/Rail%2520Analysis%2520Team%2520Admin/Coronavirus/Dashboard/Development/EW%252020200406.%2520OFF-SEN.%2520Rail%2520Group%2520Covid-19%2520dashboard%2520v21.xlsm" table:table-name="I_-_Trains_ran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2"/>
          <table:table-cell office:value-type="float" office:value="0.96181545748948716"/>
          <table:table-cell table:number-columns-repeated="16380"/>
        </table:table-row>
        <table:table-row>
          <table:table-cell office:value-type="float" office:value="43891"/>
          <table:table-cell table:number-columns-repeated="2"/>
          <table:table-cell office:value-type="float" office:value="0.96361587378250024"/>
          <table:table-cell table:number-columns-repeated="16380"/>
        </table:table-row>
        <table:table-row>
          <table:table-cell office:value-type="float" office:value="43892"/>
          <table:table-cell table:number-columns-repeated="2"/>
          <table:table-cell office:value-type="float" office:value="0.9552357444672217"/>
          <table:table-cell table:number-columns-repeated="7"/>
          <table:table-cell office:value-type="float" office:value="43901"/>
          <table:table-cell table:number-columns-repeated="16372"/>
        </table:table-row>
        <table:table-row>
          <table:table-cell office:value-type="float" office:value="43893"/>
          <table:table-cell table:number-columns-repeated="2"/>
          <table:table-cell office:value-type="float" office:value="0.95279632721202001"/>
          <table:table-cell table:number-columns-repeated="7"/>
          <table:table-cell office:value-type="float" office:value="43926"/>
          <table:table-cell table:number-columns-repeated="16372"/>
        </table:table-row>
        <table:table-row>
          <table:table-cell office:value-type="float" office:value="43894"/>
          <table:table-cell table:number-columns-repeated="2"/>
          <table:table-cell office:value-type="float" office:value="0.96523773711038685"/>
          <table:table-cell table:number-columns-repeated="16380"/>
        </table:table-row>
        <table:table-row>
          <table:table-cell office:value-type="float" office:value="43895"/>
          <table:table-cell table:number-columns-repeated="2"/>
          <table:table-cell office:value-type="float" office:value="0.94929082465168824"/>
          <table:table-cell table:number-columns-repeated="16380"/>
        </table:table-row>
        <table:table-row>
          <table:table-cell office:value-type="float" office:value="43896"/>
          <table:table-cell table:number-columns-repeated="2"/>
          <table:table-cell office:value-type="float" office:value="0.94068504594820379"/>
          <table:table-cell table:number-columns-repeated="16380"/>
        </table:table-row>
        <table:table-row>
          <table:table-cell office:value-type="float" office:value="43897"/>
          <table:table-cell table:number-columns-repeated="2"/>
          <table:table-cell office:value-type="float" office:value="0.96097855913678432"/>
          <table:table-cell table:number-columns-repeated="16380"/>
        </table:table-row>
        <table:table-row>
          <table:table-cell office:value-type="float" office:value="43898"/>
          <table:table-cell table:number-columns-repeated="2"/>
          <table:table-cell office:value-type="float" office:value="0.95811023622047242"/>
          <table:table-cell table:number-columns-repeated="16380"/>
        </table:table-row>
        <table:table-row>
          <table:table-cell office:value-type="float" office:value="43899"/>
          <table:table-cell table:number-columns-repeated="2"/>
          <table:table-cell office:value-type="float" office:value="0.93570826306914001"/>
          <table:table-cell table:number-columns-repeated="16380"/>
        </table:table-row>
        <table:table-row>
          <table:table-cell office:value-type="float" office:value="43900"/>
          <table:table-cell table:number-columns-repeated="2"/>
          <table:table-cell office:value-type="float" office:value="0.9284460419627184"/>
          <table:table-cell table:number-columns-repeated="16380"/>
        </table:table-row>
        <table:table-row>
          <table:table-cell office:value-type="float" office:value="43901"/>
          <table:table-cell table:number-columns-repeated="2"/>
          <table:table-cell office:value-type="float" office:value="0.4919237029926124"/>
          <table:table-cell table:number-columns-repeated="16380"/>
        </table:table-row>
        <table:table-row>
          <table:table-cell office:value-type="float" office:value="43902"/>
          <table:table-cell table:number-columns-repeated="2"/>
          <table:table-cell office:value-type="float" office:value="0.95826188783405131"/>
          <table:table-cell table:number-columns-repeated="16380"/>
        </table:table-row>
        <table:table-row>
          <table:table-cell office:value-type="float" office:value="43903"/>
          <table:table-cell table:number-columns-repeated="2"/>
          <table:table-cell office:value-type="float" office:value="0.96160253206729973"/>
          <table:table-cell table:number-columns-repeated="16380"/>
        </table:table-row>
        <table:table-row>
          <table:table-cell office:value-type="float" office:value="43904"/>
          <table:table-cell table:number-columns-repeated="2"/>
          <table:table-cell office:value-type="float" office:value="0.93923560716013543"/>
          <table:table-cell table:number-columns-repeated="16380"/>
        </table:table-row>
        <table:table-row>
          <table:table-cell office:value-type="float" office:value="43905"/>
          <table:table-cell table:number-columns-repeated="2"/>
          <table:table-cell office:value-type="float" office:value="0.96735435933918268"/>
          <table:table-cell table:number-columns-repeated="16380"/>
        </table:table-row>
        <table:table-row>
          <table:table-cell office:value-type="float" office:value="43906"/>
          <table:table-cell table:number-columns-repeated="2"/>
          <table:table-cell office:value-type="float" office:value="0.95577180086869362"/>
          <table:table-cell table:number-columns-repeated="16380"/>
        </table:table-row>
        <table:table-row>
          <table:table-cell office:value-type="float" office:value="43907"/>
          <table:table-cell table:number-columns-repeated="2"/>
          <table:table-cell office:value-type="float" office:value="0.94986664444074009"/>
          <table:table-cell table:number-columns-repeated="16380"/>
        </table:table-row>
        <table:table-row>
          <table:table-cell office:value-type="float" office:value="43908"/>
          <table:table-cell table:number-columns-repeated="2"/>
          <table:table-cell office:value-type="float" office:value="0.9580676086865908"/>
          <table:table-cell table:number-columns-repeated="16380"/>
        </table:table-row>
        <table:table-row>
          <table:table-cell office:value-type="float" office:value="43909"/>
          <table:table-cell table:number-columns-repeated="2"/>
          <table:table-cell office:value-type="float" office:value="0.93728747901691556"/>
          <table:table-cell table:number-columns-repeated="16380"/>
        </table:table-row>
        <table:table-row>
          <table:table-cell office:value-type="float" office:value="43910"/>
          <table:table-cell table:number-columns-repeated="2"/>
          <table:table-cell office:value-type="float" office:value="0.91654286463340029"/>
          <table:table-cell table:number-columns-repeated="16380"/>
        </table:table-row>
        <table:table-row>
          <table:table-cell office:value-type="float" office:value="43911"/>
          <table:table-cell table:number-columns-repeated="2"/>
          <table:table-cell office:value-type="float" office:value="0.9187944746755965"/>
          <table:table-cell table:number-columns-repeated="16380"/>
        </table:table-row>
        <table:table-row>
          <table:table-cell office:value-type="float" office:value="43912"/>
          <table:table-cell table:number-columns-repeated="2"/>
          <table:table-cell office:value-type="float" office:value="0.92594413041697388"/>
          <table:table-cell table:number-columns-repeated="16380"/>
        </table:table-row>
        <table:table-row>
          <table:table-cell office:value-type="float" office:value="43913"/>
          <table:table-cell table:number-columns-repeated="2"/>
          <table:table-cell office:value-type="float" office:value="0.94788723138594988"/>
          <table:table-cell table:number-columns-repeated="16380"/>
        </table:table-row>
        <table:table-row>
          <table:table-cell office:value-type="float" office:value="43914"/>
          <table:table-cell table:number-columns-repeated="2"/>
          <table:table-cell office:value-type="float" office:value="0.94831521009531483"/>
          <table:table-cell table:number-columns-repeated="16380"/>
        </table:table-row>
        <table:table-row>
          <table:table-cell office:value-type="float" office:value="43915"/>
          <table:table-cell table:number-columns-repeated="2"/>
          <table:table-cell office:value-type="float" office:value="0.94629416152437784"/>
          <table:table-cell table:number-columns-repeated="16380"/>
        </table:table-row>
        <table:table-row>
          <table:table-cell office:value-type="float" office:value="43916"/>
          <table:table-cell table:number-columns-repeated="2"/>
          <table:table-cell office:value-type="float" office:value="0.97141505608866063"/>
          <table:table-cell table:number-columns-repeated="16380"/>
        </table:table-row>
        <table:table-row>
          <table:table-cell office:value-type="float" office:value="43917"/>
          <table:table-cell table:number-columns-repeated="2"/>
          <table:table-cell office:value-type="float" office:value="0.96963589950288864"/>
          <table:table-cell table:number-columns-repeated="16380"/>
        </table:table-row>
        <table:table-row>
          <table:table-cell office:value-type="float" office:value="43918"/>
          <table:table-cell table:number-columns-repeated="2"/>
          <table:table-cell office:value-type="float" office:value="0.95356693903205536"/>
          <table:table-cell table:number-columns-repeated="16380"/>
        </table:table-row>
        <table:table-row>
          <table:table-cell office:value-type="float" office:value="43919"/>
          <table:table-cell table:number-columns-repeated="2"/>
          <table:table-cell office:value-type="float" office:value="0.96036251369385517"/>
          <table:table-cell table:number-columns-repeated="16380"/>
        </table:table-row>
        <table:table-row>
          <table:table-cell office:value-type="float" office:value="43920"/>
          <table:table-cell table:number-columns-repeated="2"/>
          <table:table-cell office:value-type="float" office:value="0.98571540082741393"/>
          <table:table-cell table:number-columns-repeated="16380"/>
        </table:table-row>
        <table:table-row>
          <table:table-cell office:value-type="float" office:value="43921"/>
          <table:table-cell table:number-columns-repeated="2"/>
          <table:table-cell office:value-type="float" office:value="0.98541455424693858"/>
          <table:table-cell table:number-columns-repeated="16380"/>
        </table:table-row>
        <table:table-row>
          <table:table-cell office:value-type="float" office:value="43922"/>
          <table:table-cell table:number-columns-repeated="2"/>
          <table:table-cell office:value-type="float" office:value="0.98965463596764158"/>
          <table:table-cell table:number-columns-repeated="16380"/>
        </table:table-row>
        <table:table-row>
          <table:table-cell office:value-type="float" office:value="43923"/>
          <table:table-cell table:number-columns-repeated="2"/>
          <table:table-cell office:value-type="float" office:value="0.99214083621502669"/>
          <table:table-cell table:number-columns-repeated="16380"/>
        </table:table-row>
        <table:table-row>
          <table:table-cell office:value-type="float" office:value="43924"/>
          <table:table-cell table:number-columns-repeated="2"/>
          <table:table-cell office:value-type="float" office:value="0.99239215686274507"/>
          <table:table-cell table:number-columns-repeated="16380"/>
        </table:table-row>
        <table:table-row>
          <table:table-cell office:value-type="float" office:value="43925"/>
          <table:table-cell table:number-columns-repeated="2"/>
          <table:table-cell office:value-type="float" office:value="0.97"/>
          <table:table-cell table:number-columns-repeated="16380"/>
        </table:table-row>
        <table:table-row>
          <table:table-cell office:value-type="float" office:value="43926"/>
          <table:table-cell table:number-columns-repeated="2"/>
          <table:table-cell office:value-type="float" office:value="0.97316348195329083"/>
          <table:table-cell table:number-columns-repeated="16380"/>
        </table:table-row>
        <table:table-row>
          <table:table-cell office:value-type="float" office:value="43927"/>
          <table:table-cell table:number-columns-repeated="2"/>
          <table:table-cell office:value-type="float" office:value="0.98221993833504628"/>
          <table:table-cell table:number-columns-repeated="16380"/>
        </table:table-row>
        <table:table-row>
          <table:table-cell office:value-type="float" office:value="43928"/>
          <table:table-cell table:number-columns-repeated="16383"/>
        </table:table-row>
        <table:table-row>
          <table:table-cell office:value-type="float" office:value="43929"/>
          <table:table-cell table:number-columns-repeated="16383"/>
        </table:table-row>
        <table:table-row>
          <table:table-cell office:value-type="float" office:value="43930"/>
          <table:table-cell table:number-columns-repeated="16383"/>
        </table:table-row>
        <table:table-row>
          <table:table-cell office:value-type="float" office:value="43931"/>
          <table:table-cell table:number-columns-repeated="16383"/>
        </table:table-row>
        <table:table-row>
          <table:table-cell office:value-type="float" office:value="43932"/>
          <table:table-cell table:number-columns-repeated="16383"/>
        </table:table-row>
        <table:table-row>
          <table:table-cell office:value-type="float" office:value="43933"/>
          <table:table-cell table:number-columns-repeated="16383"/>
        </table:table-row>
        <table:table-row>
          <table:table-cell office:value-type="float" office:value="43934"/>
          <table:table-cell table:number-columns-repeated="16383"/>
        </table:table-row>
        <table:table-row>
          <table:table-cell office:value-type="float" office:value="43935"/>
          <table:table-cell table:number-columns-repeated="16383"/>
        </table:table-row>
        <table:table-row>
          <table:table-cell office:value-type="float" office:value="43936"/>
          <table:table-cell table:number-columns-repeated="16383"/>
        </table:table-row>
        <table:table-row>
          <table:table-cell office:value-type="float" office:value="43937"/>
          <table:table-cell table:number-columns-repeated="16383"/>
        </table:table-row>
        <table:table-row>
          <table:table-cell office:value-type="float" office:value="43938"/>
          <table:table-cell table:number-columns-repeated="16383"/>
        </table:table-row>
        <table:table-row>
          <table:table-cell office:value-type="float" office:value="43939"/>
          <table:table-cell table:number-columns-repeated="16383"/>
        </table:table-row>
        <table:table-row>
          <table:table-cell office:value-type="float" office:value="43940"/>
          <table:table-cell table:number-columns-repeated="16383"/>
        </table:table-row>
        <table:table-row>
          <table:table-cell office:value-type="float" office:value="43941"/>
          <table:table-cell table:number-columns-repeated="16383"/>
        </table:table-row>
        <table:table-row>
          <table:table-cell office:value-type="float" office:value="43942"/>
          <table:table-cell table:number-columns-repeated="16383"/>
        </table:table-row>
        <table:table-row>
          <table:table-cell office:value-type="float" office:value="43943"/>
          <table:table-cell table:number-columns-repeated="16383"/>
        </table:table-row>
        <table:table-row>
          <table:table-cell office:value-type="float" office:value="43944"/>
          <table:table-cell table:number-columns-repeated="16383"/>
        </table:table-row>
        <table:table-row>
          <table:table-cell office:value-type="float" office:value="43945"/>
          <table:table-cell table:number-columns-repeated="16383"/>
        </table:table-row>
        <table:table-row>
          <table:table-cell office:value-type="float" office:value="43946"/>
          <table:table-cell table:number-columns-repeated="16383"/>
        </table:table-row>
        <table:table-row>
          <table:table-cell office:value-type="float" office:value="43947"/>
          <table:table-cell table:number-columns-repeated="16383"/>
        </table:table-row>
        <table:table-row>
          <table:table-cell office:value-type="float" office:value="43948"/>
          <table:table-cell table:number-columns-repeated="16383"/>
        </table:table-row>
        <table:table-row>
          <table:table-cell office:value-type="float" office:value="43949"/>
          <table:table-cell table:number-columns-repeated="16383"/>
        </table:table-row>
        <table:table-row>
          <table:table-cell office:value-type="float" office:value="43950"/>
          <table:table-cell table:number-columns-repeated="16383"/>
        </table:table-row>
        <table:table-row>
          <table:table-cell office:value-type="float" office:value="43951"/>
          <table:table-cell table:number-columns-repeated="16383"/>
        </table:table-row>
        <table:table-row>
          <table:table-cell office:value-type="float" office:value="43952"/>
          <table:table-cell table:number-columns-repeated="16383"/>
        </table:table-row>
        <table:table-row>
          <table:table-cell office:value-type="float" office:value="43953"/>
          <table:table-cell table:number-columns-repeated="16383"/>
        </table:table-row>
        <table:table-row>
          <table:table-cell office:value-type="float" office:value="43954"/>
          <table:table-cell table:number-columns-repeated="16383"/>
        </table:table-row>
        <table:table-row>
          <table:table-cell office:value-type="float" office:value="43955"/>
          <table:table-cell table:number-columns-repeated="16383"/>
        </table:table-row>
        <table:table-row>
          <table:table-cell office:value-type="float" office:value="43956"/>
          <table:table-cell table:number-columns-repeated="16383"/>
        </table:table-row>
        <table:table-row>
          <table:table-cell office:value-type="float" office:value="43957"/>
          <table:table-cell table:number-columns-repeated="16383"/>
        </table:table-row>
        <table:table-row>
          <table:table-cell office:value-type="float" office:value="43958"/>
          <table:table-cell table:number-columns-repeated="16383"/>
        </table:table-row>
        <table:table-row>
          <table:table-cell office:value-type="float" office:value="43959"/>
          <table:table-cell table:number-columns-repeated="16383"/>
        </table:table-row>
        <table:table-row>
          <table:table-cell office:value-type="float" office:value="43960"/>
          <table:table-cell table:number-columns-repeated="16383"/>
        </table:table-row>
        <table:table-row>
          <table:table-cell office:value-type="float" office:value="43961"/>
          <table:table-cell table:number-columns-repeated="16383"/>
        </table:table-row>
        <table:table-row>
          <table:table-cell office:value-type="float" office:value="43962"/>
          <table:table-cell table:number-columns-repeated="16383"/>
        </table:table-row>
        <table:table-row>
          <table:table-cell office:value-type="float" office:value="43963"/>
          <table:table-cell table:number-columns-repeated="16383"/>
        </table:table-row>
        <table:table-row>
          <table:table-cell office:value-type="float" office:value="43964"/>
          <table:table-cell table:number-columns-repeated="16383"/>
        </table:table-row>
        <table:table-row>
          <table:table-cell office:value-type="float" office:value="43965"/>
          <table:table-cell table:number-columns-repeated="16383"/>
        </table:table-row>
        <table:table-row>
          <table:table-cell office:value-type="float" office:value="43966"/>
          <table:table-cell table:number-columns-repeated="16383"/>
        </table:table-row>
        <table:table-row>
          <table:table-cell office:value-type="float" office:value="43967"/>
          <table:table-cell table:number-columns-repeated="16383"/>
        </table:table-row>
        <table:table-row>
          <table:table-cell office:value-type="float" office:value="43968"/>
          <table:table-cell table:number-columns-repeated="16383"/>
        </table:table-row>
        <table:table-row>
          <table:table-cell office:value-type="float" office:value="43969"/>
          <table:table-cell table:number-columns-repeated="16383"/>
        </table:table-row>
        <table:table-row>
          <table:table-cell office:value-type="float" office:value="43970"/>
          <table:table-cell table:number-columns-repeated="16383"/>
        </table:table-row>
        <table:table-row>
          <table:table-cell office:value-type="float" office:value="43971"/>
          <table:table-cell table:number-columns-repeated="16383"/>
        </table:table-row>
        <table:table-row>
          <table:table-cell office:value-type="float" office:value="43972"/>
          <table:table-cell table:number-columns-repeated="16383"/>
        </table:table-row>
        <table:table-row>
          <table:table-cell office:value-type="float" office:value="43973"/>
          <table:table-cell table:number-columns-repeated="16383"/>
        </table:table-row>
        <table:table-row>
          <table:table-cell office:value-type="float" office:value="43974"/>
          <table:table-cell table:number-columns-repeated="16383"/>
        </table:table-row>
        <table:table-row>
          <table:table-cell office:value-type="float" office:value="43975"/>
          <table:table-cell table:number-columns-repeated="16383"/>
        </table:table-row>
        <table:table-row>
          <table:table-cell office:value-type="float" office:value="43976"/>
          <table:table-cell table:number-columns-repeated="16383"/>
        </table:table-row>
        <table:table-row>
          <table:table-cell office:value-type="float" office:value="43977"/>
          <table:table-cell table:number-columns-repeated="16383"/>
        </table:table-row>
        <table:table-row>
          <table:table-cell office:value-type="float" office:value="43978"/>
          <table:table-cell table:number-columns-repeated="16383"/>
        </table:table-row>
        <table:table-row>
          <table:table-cell office:value-type="float" office:value="43979"/>
          <table:table-cell table:number-columns-repeated="16383"/>
        </table:table-row>
        <table:table-row>
          <table:table-cell office:value-type="float" office:value="43980"/>
          <table:table-cell table:number-columns-repeated="16383"/>
        </table:table-row>
        <table:table-row>
          <table:table-cell office:value-type="float" office:value="43981"/>
          <table:table-cell table:number-columns-repeated="16383"/>
        </table:table-row>
        <table:table-row>
          <table:table-cell office:value-type="float" office:value="43982"/>
          <table:table-cell table:number-columns-repeated="16383"/>
        </table:table-row>
        <table:table-row>
          <table:table-cell office:value-type="float" office:value="43983"/>
          <table:table-cell table:number-columns-repeated="16383"/>
        </table:table-row>
        <table:table-row>
          <table:table-cell office:value-type="float" office:value="43984"/>
          <table:table-cell table:number-columns-repeated="16383"/>
        </table:table-row>
        <table:table-row>
          <table:table-cell office:value-type="float" office:value="43985"/>
          <table:table-cell table:number-columns-repeated="16383"/>
        </table:table-row>
        <table:table-row>
          <table:table-cell office:value-type="float" office:value="43986"/>
          <table:table-cell table:number-columns-repeated="16383"/>
        </table:table-row>
        <table:table-row>
          <table:table-cell office:value-type="float" office:value="43987"/>
          <table:table-cell table:number-columns-repeated="16383"/>
        </table:table-row>
        <table:table-row>
          <table:table-cell office:value-type="float" office:value="43988"/>
          <table:table-cell table:number-columns-repeated="16383"/>
        </table:table-row>
        <table:table-row>
          <table:table-cell office:value-type="float" office:value="43989"/>
          <table:table-cell table:number-columns-repeated="16383"/>
        </table:table-row>
        <table:table-row>
          <table:table-cell office:value-type="float" office:value="43990"/>
          <table:table-cell table:number-columns-repeated="16383"/>
        </table:table-row>
        <table:table-row>
          <table:table-cell office:value-type="float" office:value="43991"/>
          <table:table-cell table:number-columns-repeated="16383"/>
        </table:table-row>
        <table:table-row>
          <table:table-cell office:value-type="float" office:value="43992"/>
          <table:table-cell table:number-columns-repeated="16383"/>
        </table:table-row>
        <table:table-row>
          <table:table-cell office:value-type="float" office:value="43993"/>
          <table:table-cell table:number-columns-repeated="16383"/>
        </table:table-row>
        <table:table-row>
          <table:table-cell office:value-type="float" office:value="43994"/>
          <table:table-cell table:number-columns-repeated="16383"/>
        </table:table-row>
        <table:table-row>
          <table:table-cell office:value-type="float" office:value="43995"/>
          <table:table-cell table:number-columns-repeated="16383"/>
        </table:table-row>
        <table:table-row>
          <table:table-cell office:value-type="float" office:value="43996"/>
          <table:table-cell table:number-columns-repeated="16383"/>
        </table:table-row>
        <table:table-row>
          <table:table-cell office:value-type="float" office:value="43997"/>
          <table:table-cell table:number-columns-repeated="16383"/>
        </table:table-row>
        <table:table-row>
          <table:table-cell office:value-type="float" office:value="43998"/>
          <table:table-cell table:number-columns-repeated="16383"/>
        </table:table-row>
        <table:table-row>
          <table:table-cell office:value-type="float" office:value="43999"/>
          <table:table-cell table:number-columns-repeated="16383"/>
        </table:table-row>
        <table:table-row>
          <table:table-cell office:value-type="float" office:value="44000"/>
          <table:table-cell table:number-columns-repeated="16383"/>
        </table:table-row>
        <table:table-row>
          <table:table-cell office:value-type="float" office:value="44001"/>
          <table:table-cell table:number-columns-repeated="16383"/>
        </table:table-row>
        <table:table-row>
          <table:table-cell office:value-type="float" office:value="44002"/>
          <table:table-cell table:number-columns-repeated="16383"/>
        </table:table-row>
        <table:table-row>
          <table:table-cell office:value-type="float" office:value="44003"/>
          <table:table-cell table:number-columns-repeated="16383"/>
        </table:table-row>
        <table:table-row>
          <table:table-cell office:value-type="float" office:value="44004"/>
          <table:table-cell table:number-columns-repeated="16383"/>
        </table:table-row>
        <table:table-row>
          <table:table-cell office:value-type="float" office:value="44005"/>
          <table:table-cell table:number-columns-repeated="16383"/>
        </table:table-row>
        <table:table-row>
          <table:table-cell office:value-type="float" office:value="44006"/>
          <table:table-cell table:number-columns-repeated="16383"/>
        </table:table-row>
        <table:table-row>
          <table:table-cell office:value-type="float" office:value="44007"/>
          <table:table-cell table:number-columns-repeated="16383"/>
        </table:table-row>
        <table:table-row>
          <table:table-cell office:value-type="float" office:value="44008"/>
          <table:table-cell table:number-columns-repeated="16383"/>
        </table:table-row>
        <table:table-row>
          <table:table-cell office:value-type="float" office:value="44009"/>
          <table:table-cell table:number-columns-repeated="16383"/>
        </table:table-row>
        <table:table-row>
          <table:table-cell office:value-type="float" office:value="44010"/>
          <table:table-cell table:number-columns-repeated="16383"/>
        </table:table-row>
        <table:table-row>
          <table:table-cell office:value-type="float" office:value="44011"/>
          <table:table-cell table:number-columns-repeated="16383"/>
        </table:table-row>
        <table:table-row>
          <table:table-cell office:value-type="float" office:value="44012"/>
          <table:table-cell table:number-columns-repeated="16383"/>
        </table:table-row>
        <table:table-row>
          <table:table-cell office:value-type="float" office:value="44013"/>
          <table:table-cell table:number-columns-repeated="16383"/>
        </table:table-row>
        <table:table-row>
          <table:table-cell office:value-type="float" office:value="44014"/>
          <table:table-cell table:number-columns-repeated="16383"/>
        </table:table-row>
        <table:table-row>
          <table:table-cell office:value-type="float" office:value="44015"/>
          <table:table-cell table:number-columns-repeated="16383"/>
        </table:table-row>
        <table:table-row>
          <table:table-cell office:value-type="float" office:value="44016"/>
          <table:table-cell table:number-columns-repeated="16383"/>
        </table:table-row>
        <table:table-row>
          <table:table-cell office:value-type="float" office:value="44017"/>
          <table:table-cell table:number-columns-repeated="16383"/>
        </table:table-row>
        <table:table-row>
          <table:table-cell office:value-type="float" office:value="44018"/>
          <table:table-cell table:number-columns-repeated="16383"/>
        </table:table-row>
        <table:table-row>
          <table:table-cell office:value-type="float" office:value="44019"/>
          <table:table-cell table:number-columns-repeated="16383"/>
        </table:table-row>
        <table:table-row>
          <table:table-cell office:value-type="float" office:value="44020"/>
          <table:table-cell table:number-columns-repeated="16383"/>
        </table:table-row>
        <table:table-row>
          <table:table-cell office:value-type="float" office:value="44021"/>
          <table:table-cell table:number-columns-repeated="16383"/>
        </table:table-row>
        <table:table-row table:number-rows-repeated="104844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PPM_Act" table:style-name="ta2">
        <table:table-source xlink:href="file://sites/RailAnalysis/Rail%2520Analysis%2520Team%2520Admin/Coronavirus/Dashboard/Development/EW%252020200406.%2520OFF-SEN.%2520Rail%2520Group%2520Covid-19%2520dashboard%2520v21.xlsm" table:table-name="I_-_PPM_Act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float" office:value="43890"/>
          <table:table-cell office:value-type="float" office:value="0.88300000000000001"/>
          <table:table-cell table:number-columns-repeated="16382"/>
        </table:table-row>
        <table:table-row>
          <table:table-cell office:value-type="float" office:value="43891"/>
          <table:table-cell office:value-type="float" office:value="0.89900000000000002"/>
          <table:table-cell table:number-columns-repeated="16382"/>
        </table:table-row>
        <table:table-row>
          <table:table-cell office:value-type="float" office:value="43892"/>
          <table:table-cell office:value-type="float" office:value="0.85499999999999998"/>
          <table:table-cell table:number-columns-repeated="16382"/>
        </table:table-row>
        <table:table-row>
          <table:table-cell office:value-type="float" office:value="43893"/>
          <table:table-cell office:value-type="float" office:value="0.95"/>
          <table:table-cell table:number-columns-repeated="16382"/>
        </table:table-row>
        <table:table-row>
          <table:table-cell office:value-type="float" office:value="43894"/>
          <table:table-cell office:value-type="float" office:value="0.87"/>
          <table:table-cell table:number-columns-repeated="16382"/>
        </table:table-row>
        <table:table-row>
          <table:table-cell office:value-type="float" office:value="43895"/>
          <table:table-cell office:value-type="float" office:value="0.83199999999999996"/>
          <table:table-cell table:number-columns-repeated="16382"/>
        </table:table-row>
        <table:table-row>
          <table:table-cell office:value-type="float" office:value="43896"/>
          <table:table-cell office:value-type="float" office:value="0.83"/>
          <table:table-cell table:number-columns-repeated="16382"/>
        </table:table-row>
        <table:table-row>
          <table:table-cell office:value-type="float" office:value="43897"/>
          <table:table-cell office:value-type="float" office:value="0.88500000000000001"/>
          <table:table-cell table:number-columns-repeated="16382"/>
        </table:table-row>
        <table:table-row>
          <table:table-cell office:value-type="float" office:value="43898"/>
          <table:table-cell office:value-type="float" office:value="0.90700000000000003"/>
          <table:table-cell table:number-columns-repeated="16382"/>
        </table:table-row>
        <table:table-row>
          <table:table-cell office:value-type="float" office:value="43899"/>
          <table:table-cell office:value-type="float" office:value="0.82"/>
          <table:table-cell table:number-columns-repeated="16382"/>
        </table:table-row>
        <table:table-row>
          <table:table-cell office:value-type="float" office:value="43900"/>
          <table:table-cell office:value-type="float" office:value="0.82799999999999996"/>
          <table:table-cell table:number-columns-repeated="16382"/>
        </table:table-row>
        <table:table-row>
          <table:table-cell office:value-type="float" office:value="43901"/>
          <table:table-cell office:value-type="float" office:value="0.85799999999999998"/>
          <table:table-cell table:number-columns-repeated="16382"/>
        </table:table-row>
        <table:table-row>
          <table:table-cell office:value-type="float" office:value="43902"/>
          <table:table-cell office:value-type="float" office:value="0.87"/>
          <table:table-cell table:number-columns-repeated="16382"/>
        </table:table-row>
        <table:table-row>
          <table:table-cell office:value-type="float" office:value="43903"/>
          <table:table-cell office:value-type="float" office:value="0.89100000000000001"/>
          <table:table-cell table:number-columns-repeated="16382"/>
        </table:table-row>
        <table:table-row>
          <table:table-cell office:value-type="float" office:value="43904"/>
          <table:table-cell office:value-type="float" office:value="0.878"/>
          <table:table-cell table:number-columns-repeated="16382"/>
        </table:table-row>
        <table:table-row>
          <table:table-cell office:value-type="float" office:value="43905"/>
          <table:table-cell office:value-type="float" office:value="0.91900000000000004"/>
          <table:table-cell table:number-columns-repeated="16382"/>
        </table:table-row>
        <table:table-row>
          <table:table-cell office:value-type="float" office:value="43906"/>
          <table:table-cell office:value-type="float" office:value="0.98799999999999999"/>
          <table:table-cell table:number-columns-repeated="16382"/>
        </table:table-row>
        <table:table-row>
          <table:table-cell office:value-type="float" office:value="43907"/>
          <table:table-cell office:value-type="float" office:value="0.89100000000000001"/>
          <table:table-cell table:number-columns-repeated="16382"/>
        </table:table-row>
        <table:table-row>
          <table:table-cell office:value-type="float" office:value="43908"/>
          <table:table-cell office:value-type="float" office:value="0.90900000000000003"/>
          <table:table-cell table:number-columns-repeated="16382"/>
        </table:table-row>
        <table:table-row>
          <table:table-cell office:value-type="float" office:value="43909"/>
          <table:table-cell office:value-type="float" office:value="0.87"/>
          <table:table-cell table:number-columns-repeated="16382"/>
        </table:table-row>
        <table:table-row>
          <table:table-cell office:value-type="float" office:value="43910"/>
          <table:table-cell office:value-type="float" office:value="0.85599999999999998"/>
          <table:table-cell table:number-columns-repeated="16382"/>
        </table:table-row>
        <table:table-row>
          <table:table-cell office:value-type="float" office:value="43911"/>
          <table:table-cell office:value-type="float" office:value="0.873"/>
          <table:table-cell table:number-columns-repeated="16382"/>
        </table:table-row>
        <table:table-row>
          <table:table-cell office:value-type="float" office:value="43912"/>
          <table:table-cell office:value-type="float" office:value="0.88700000000000001"/>
          <table:table-cell table:number-columns-repeated="16382"/>
        </table:table-row>
        <table:table-row>
          <table:table-cell office:value-type="float" office:value="43913"/>
          <table:table-cell office:value-type="float" office:value="0.89700000000000002"/>
          <table:table-cell table:number-columns-repeated="16382"/>
        </table:table-row>
        <table:table-row>
          <table:table-cell office:value-type="float" office:value="43914"/>
          <table:table-cell office:value-type="float" office:value="0.90500000000000003"/>
          <table:table-cell table:number-columns-repeated="16382"/>
        </table:table-row>
        <table:table-row>
          <table:table-cell office:value-type="float" office:value="43915"/>
          <table:table-cell office:value-type="float" office:value="0.89900000000000002"/>
          <table:table-cell table:number-columns-repeated="16382"/>
        </table:table-row>
        <table:table-row>
          <table:table-cell office:value-type="float" office:value="43916"/>
          <table:table-cell office:value-type="float" office:value="0.93799999999999994"/>
          <table:table-cell table:number-columns-repeated="16382"/>
        </table:table-row>
        <table:table-row>
          <table:table-cell office:value-type="float" office:value="43917"/>
          <table:table-cell office:value-type="float" office:value="0.94099999999999995"/>
          <table:table-cell table:number-columns-repeated="16382"/>
        </table:table-row>
        <table:table-row>
          <table:table-cell office:value-type="float" office:value="43918"/>
          <table:table-cell office:value-type="float" office:value="0.92600000000000005"/>
          <table:table-cell table:number-columns-repeated="16382"/>
        </table:table-row>
        <table:table-row>
          <table:table-cell office:value-type="float" office:value="43919"/>
          <table:table-cell office:value-type="float" office:value="0.92100000000000004"/>
          <table:table-cell table:number-columns-repeated="16382"/>
        </table:table-row>
        <table:table-row>
          <table:table-cell office:value-type="float" office:value="43920"/>
          <table:table-cell office:value-type="float" office:value="0.96199999999999997"/>
          <table:table-cell table:number-columns-repeated="16382"/>
        </table:table-row>
        <table:table-row>
          <table:table-cell office:value-type="float" office:value="43921"/>
          <table:table-cell office:value-type="float" office:value="0.96599999999999997"/>
          <table:table-cell table:number-columns-repeated="16382"/>
        </table:table-row>
        <table:table-row>
          <table:table-cell office:value-type="float" office:value="43922"/>
          <table:table-cell office:value-type="float" office:value="0.97599999999999998"/>
          <table:table-cell table:number-columns-repeated="16382"/>
        </table:table-row>
        <table:table-row>
          <table:table-cell office:value-type="float" office:value="43923"/>
          <table:table-cell office:value-type="float" office:value="0.97899999999999998"/>
          <table:table-cell table:number-columns-repeated="16382"/>
        </table:table-row>
        <table:table-row>
          <table:table-cell office:value-type="float" office:value="43924"/>
          <table:table-cell office:value-type="float" office:value="0.97699999999999998"/>
          <table:table-cell table:number-columns-repeated="16382"/>
        </table:table-row>
        <table:table-row>
          <table:table-cell office:value-type="float" office:value="43925"/>
          <table:table-cell office:value-type="float" office:value="0.95699999999999996"/>
          <table:table-cell table:number-columns-repeated="16382"/>
        </table:table-row>
        <table:table-row>
          <table:table-cell office:value-type="float" office:value="43926"/>
          <table:table-cell office:value-type="float" office:value="0.95599999999999996"/>
          <table:table-cell table:number-columns-repeated="16382"/>
        </table:table-row>
        <table:table-row>
          <table:table-cell office:value-type="float" office:value="43927"/>
          <table:table-cell table:number-columns-repeated="16383"/>
        </table:table-row>
        <table:table-row>
          <table:table-cell office:value-type="float" office:value="43928"/>
          <table:table-cell table:number-columns-repeated="16383"/>
        </table:table-row>
        <table:table-row>
          <table:table-cell office:value-type="float" office:value="43929"/>
          <table:table-cell table:number-columns-repeated="16383"/>
        </table:table-row>
        <table:table-row>
          <table:table-cell office:value-type="float" office:value="43930"/>
          <table:table-cell table:number-columns-repeated="16383"/>
        </table:table-row>
        <table:table-row>
          <table:table-cell office:value-type="float" office:value="43931"/>
          <table:table-cell table:number-columns-repeated="16383"/>
        </table:table-row>
        <table:table-row>
          <table:table-cell office:value-type="float" office:value="43932"/>
          <table:table-cell table:number-columns-repeated="16383"/>
        </table:table-row>
        <table:table-row>
          <table:table-cell office:value-type="float" office:value="43933"/>
          <table:table-cell table:number-columns-repeated="16383"/>
        </table:table-row>
        <table:table-row>
          <table:table-cell office:value-type="float" office:value="43934"/>
          <table:table-cell table:number-columns-repeated="16383"/>
        </table:table-row>
        <table:table-row table:number-rows-repeated="1048529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FDM" table:style-name="ta2">
        <table:table-source xlink:href="file://sites/RailAnalysis/Rail%2520Analysis%2520Team%2520Admin/Coronavirus/Dashboard/Development/EW%252020200406.%2520OFF-SEN.%2520Rail%2520Group%2520Covid-19%2520dashboard%2520v21.xlsm" table:table-name="I_-_FDM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office:value-type="float" office:value="0.86299999999999999"/>
          <table:table-cell table:number-columns-repeated="16382"/>
        </table:table-row>
        <table:table-row>
          <table:table-cell office:value-type="float" office:value="43891"/>
          <table:table-cell office:value-type="float" office:value="0.84499999999999997"/>
          <table:table-cell table:number-columns-repeated="16382"/>
        </table:table-row>
        <table:table-row>
          <table:table-cell office:value-type="float" office:value="43892"/>
          <table:table-cell office:value-type="float" office:value="0.89400000000000002"/>
          <table:table-cell table:number-columns-repeated="8"/>
          <table:table-cell office:value-type="float" office:value="43906"/>
          <table:table-cell table:number-columns-repeated="16373"/>
        </table:table-row>
        <table:table-row>
          <table:table-cell office:value-type="float" office:value="43893"/>
          <table:table-cell office:value-type="float" office:value="0.88100000000000001"/>
          <table:table-cell table:number-columns-repeated="8"/>
          <table:table-cell office:value-type="float" office:value="43926"/>
          <table:table-cell table:number-columns-repeated="16373"/>
        </table:table-row>
        <table:table-row>
          <table:table-cell office:value-type="float" office:value="43894"/>
          <table:table-cell office:value-type="float" office:value="0.91800000000000004"/>
          <table:table-cell table:number-columns-repeated="16382"/>
        </table:table-row>
        <table:table-row>
          <table:table-cell office:value-type="float" office:value="43895"/>
          <table:table-cell office:value-type="float" office:value="0.93400000000000005"/>
          <table:table-cell table:number-columns-repeated="16382"/>
        </table:table-row>
        <table:table-row>
          <table:table-cell office:value-type="float" office:value="43896"/>
          <table:table-cell office:value-type="float" office:value="0.92600000000000005"/>
          <table:table-cell table:number-columns-repeated="16382"/>
        </table:table-row>
        <table:table-row>
          <table:table-cell office:value-type="float" office:value="43897"/>
          <table:table-cell office:value-type="float" office:value="0.94"/>
          <table:table-cell table:number-columns-repeated="16382"/>
        </table:table-row>
        <table:table-row>
          <table:table-cell office:value-type="float" office:value="43898"/>
          <table:table-cell office:value-type="float" office:value="0.95"/>
          <table:table-cell table:number-columns-repeated="16382"/>
        </table:table-row>
        <table:table-row>
          <table:table-cell office:value-type="float" office:value="43899"/>
          <table:table-cell office:value-type="float" office:value="0.89700000000000002"/>
          <table:table-cell table:number-columns-repeated="16382"/>
        </table:table-row>
        <table:table-row>
          <table:table-cell office:value-type="float" office:value="43900"/>
          <table:table-cell office:value-type="float" office:value="0.92100000000000004"/>
          <table:table-cell table:number-columns-repeated="16382"/>
        </table:table-row>
        <table:table-row>
          <table:table-cell office:value-type="float" office:value="43901"/>
          <table:table-cell office:value-type="float" office:value="0.93899999999999995"/>
          <table:table-cell table:number-columns-repeated="16382"/>
        </table:table-row>
        <table:table-row>
          <table:table-cell office:value-type="float" office:value="43902"/>
          <table:table-cell office:value-type="float" office:value="0.94599999999999995"/>
          <table:table-cell table:number-columns-repeated="16382"/>
        </table:table-row>
        <table:table-row>
          <table:table-cell office:value-type="float" office:value="43903"/>
          <table:table-cell office:value-type="float" office:value="0.95"/>
          <table:table-cell table:number-columns-repeated="16382"/>
        </table:table-row>
        <table:table-row>
          <table:table-cell office:value-type="float" office:value="43904"/>
          <table:table-cell office:value-type="float" office:value="0.95599999999999996"/>
          <table:table-cell table:number-columns-repeated="16382"/>
        </table:table-row>
        <table:table-row>
          <table:table-cell office:value-type="float" office:value="43905"/>
          <table:table-cell office:value-type="float" office:value="0.97499999999999998"/>
          <table:table-cell table:number-columns-repeated="16382"/>
        </table:table-row>
        <table:table-row>
          <table:table-cell office:value-type="float" office:value="43906"/>
          <table:table-cell office:value-type="float" office:value="0.96399999999999997"/>
          <table:table-cell table:number-columns-repeated="16382"/>
        </table:table-row>
        <table:table-row>
          <table:table-cell office:value-type="float" office:value="43907"/>
          <table:table-cell office:value-type="float" office:value="0.94299999999999995"/>
          <table:table-cell table:number-columns-repeated="16382"/>
        </table:table-row>
        <table:table-row>
          <table:table-cell office:value-type="float" office:value="43908"/>
          <table:table-cell office:value-type="float" office:value="0.96599999999999997"/>
          <table:table-cell table:number-columns-repeated="16382"/>
        </table:table-row>
        <table:table-row>
          <table:table-cell office:value-type="float" office:value="43909"/>
          <table:table-cell office:value-type="float" office:value="0.95399999999999996"/>
          <table:table-cell table:number-columns-repeated="16382"/>
        </table:table-row>
        <table:table-row>
          <table:table-cell office:value-type="float" office:value="43910"/>
          <table:table-cell office:value-type="float" office:value="0.93300000000000005"/>
          <table:table-cell table:number-columns-repeated="16382"/>
        </table:table-row>
        <table:table-row>
          <table:table-cell office:value-type="float" office:value="43911"/>
          <table:table-cell office:value-type="float" office:value="0.96599999999999997"/>
          <table:table-cell table:number-columns-repeated="16382"/>
        </table:table-row>
        <table:table-row>
          <table:table-cell office:value-type="float" office:value="43912"/>
          <table:table-cell office:value-type="float" office:value="0.96699999999999997"/>
          <table:table-cell table:number-columns-repeated="16382"/>
        </table:table-row>
        <table:table-row>
          <table:table-cell office:value-type="float" office:value="43913"/>
          <table:table-cell office:value-type="float" office:value="0.98199999999999998"/>
          <table:table-cell table:number-columns-repeated="16382"/>
        </table:table-row>
        <table:table-row>
          <table:table-cell office:value-type="float" office:value="43914"/>
          <table:table-cell office:value-type="float" office:value="0.94799999999999995"/>
          <table:table-cell table:number-columns-repeated="16382"/>
        </table:table-row>
        <table:table-row>
          <table:table-cell office:value-type="float" office:value="43915"/>
          <table:table-cell office:value-type="float" office:value="0.97299999999999998"/>
          <table:table-cell table:number-columns-repeated="16382"/>
        </table:table-row>
        <table:table-row>
          <table:table-cell office:value-type="float" office:value="43916"/>
          <table:table-cell office:value-type="float" office:value="0.98299999999999998"/>
          <table:table-cell table:number-columns-repeated="16382"/>
        </table:table-row>
        <table:table-row>
          <table:table-cell office:value-type="float" office:value="43917"/>
          <table:table-cell office:value-type="float" office:value="0.97599999999999998"/>
          <table:table-cell table:number-columns-repeated="16382"/>
        </table:table-row>
        <table:table-row>
          <table:table-cell office:value-type="float" office:value="43918"/>
          <table:table-cell office:value-type="float" office:value="0.95499999999999996"/>
          <table:table-cell table:number-columns-repeated="16382"/>
        </table:table-row>
        <table:table-row>
          <table:table-cell office:value-type="float" office:value="43919"/>
          <table:table-cell office:value-type="float" office:value="0.98199999999999998"/>
          <table:table-cell table:number-columns-repeated="16382"/>
        </table:table-row>
        <table:table-row>
          <table:table-cell office:value-type="float" office:value="43920"/>
          <table:table-cell office:value-type="float" office:value="0.97699999999999998"/>
          <table:table-cell table:number-columns-repeated="16382"/>
        </table:table-row>
        <table:table-row>
          <table:table-cell office:value-type="float" office:value="43921"/>
          <table:table-cell office:value-type="float" office:value="0.98399999999999999"/>
          <table:table-cell table:number-columns-repeated="16382"/>
        </table:table-row>
        <table:table-row>
          <table:table-cell office:value-type="float" office:value="43922"/>
          <table:table-cell office:value-type="float" office:value="0.97699999999999998"/>
          <table:table-cell table:number-columns-repeated="16382"/>
        </table:table-row>
        <table:table-row>
          <table:table-cell office:value-type="float" office:value="43923"/>
          <table:table-cell office:value-type="float" office:value="0.98699999999999999"/>
          <table:table-cell table:number-columns-repeated="16382"/>
        </table:table-row>
        <table:table-row>
          <table:table-cell office:value-type="float" office:value="43924"/>
          <table:table-cell office:value-type="float" office:value="0.98099999999999998"/>
          <table:table-cell table:number-columns-repeated="16382"/>
        </table:table-row>
        <table:table-row>
          <table:table-cell office:value-type="float" office:value="43925"/>
          <table:table-cell office:value-type="float" office:value="0.97399999999999998"/>
          <table:table-cell table:number-columns-repeated="16382"/>
        </table:table-row>
        <table:table-row>
          <table:table-cell office:value-type="float" office:value="43926"/>
          <table:table-cell office:value-type="float" office:value="0.98299999999999998"/>
          <table:table-cell table:number-columns-repeated="16382"/>
        </table:table-row>
        <table:table-row>
          <table:table-cell office:value-type="float" office:value="43927"/>
          <table:table-cell table:number-columns-repeated="16383"/>
        </table:table-row>
        <table:table-row>
          <table:table-cell office:value-type="float" office:value="43928"/>
          <table:table-cell office:value-type="float" office:value="0"/>
          <table:table-cell table:number-columns-repeated="16382"/>
        </table:table-row>
        <table:table-row>
          <table:table-cell office:value-type="float" office:value="43929"/>
          <table:table-cell office:value-type="float" office:value="0"/>
          <table:table-cell table:number-columns-repeated="16382"/>
        </table:table-row>
        <table:table-row>
          <table:table-cell office:value-type="float" office:value="43930"/>
          <table:table-cell office:value-type="float" office:value="0"/>
          <table:table-cell table:number-columns-repeated="16382"/>
        </table:table-row>
        <table:table-row>
          <table:table-cell office:value-type="float" office:value="43931"/>
          <table:table-cell office:value-type="float" office:value="0"/>
          <table:table-cell table:number-columns-repeated="16382"/>
        </table:table-row>
        <table:table-row>
          <table:table-cell office:value-type="float" office:value="43932"/>
          <table:table-cell office:value-type="float" office:value="0"/>
          <table:table-cell table:number-columns-repeated="16382"/>
        </table:table-row>
        <table:table-row>
          <table:table-cell office:value-type="float" office:value="43933"/>
          <table:table-cell office:value-type="float" office:value="0"/>
          <table:table-cell table:number-columns-repeated="16382"/>
        </table:table-row>
        <table:table-row>
          <table:table-cell office:value-type="float" office:value="43934"/>
          <table:table-cell office:value-type="float" office:value="0"/>
          <table:table-cell table:number-columns-repeated="16382"/>
        </table:table-row>
        <table:table-row>
          <table:table-cell office:value-type="float" office:value="43935"/>
          <table:table-cell office:value-type="float" office:value="0"/>
          <table:table-cell table:number-columns-repeated="16382"/>
        </table:table-row>
        <table:table-row>
          <table:table-cell office:value-type="float" office:value="43936"/>
          <table:table-cell office:value-type="float" office:value="0"/>
          <table:table-cell table:number-columns-repeated="16382"/>
        </table:table-row>
        <table:table-row>
          <table:table-cell office:value-type="float" office:value="43937"/>
          <table:table-cell office:value-type="float" office:value="0"/>
          <table:table-cell table:number-columns-repeated="16382"/>
        </table:table-row>
        <table:table-row>
          <table:table-cell office:value-type="float" office:value="43938"/>
          <table:table-cell office:value-type="float" office:value="0"/>
          <table:table-cell table:number-columns-repeated="16382"/>
        </table:table-row>
        <table:table-row>
          <table:table-cell office:value-type="float" office:value="43939"/>
          <table:table-cell office:value-type="float" office:value="0"/>
          <table:table-cell table:number-columns-repeated="16382"/>
        </table:table-row>
        <table:table-row>
          <table:table-cell office:value-type="float" office:value="43940"/>
          <table:table-cell office:value-type="float" office:value="0"/>
          <table:table-cell table:number-columns-repeated="16382"/>
        </table:table-row>
        <table:table-row>
          <table:table-cell office:value-type="float" office:value="43941"/>
          <table:table-cell office:value-type="float" office:value="0"/>
          <table:table-cell table:number-columns-repeated="16382"/>
        </table:table-row>
        <table:table-row>
          <table:table-cell office:value-type="float" office:value="43942"/>
          <table:table-cell office:value-type="float" office:value="0"/>
          <table:table-cell table:number-columns-repeated="16382"/>
        </table:table-row>
        <table:table-row>
          <table:table-cell office:value-type="float" office:value="43943"/>
          <table:table-cell office:value-type="float" office:value="0"/>
          <table:table-cell table:number-columns-repeated="16382"/>
        </table:table-row>
        <table:table-row>
          <table:table-cell office:value-type="float" office:value="43944"/>
          <table:table-cell office:value-type="float" office:value="0"/>
          <table:table-cell table:number-columns-repeated="16382"/>
        </table:table-row>
        <table:table-row>
          <table:table-cell office:value-type="float" office:value="43945"/>
          <table:table-cell office:value-type="float" office:value="0"/>
          <table:table-cell table:number-columns-repeated="16382"/>
        </table:table-row>
        <table:table-row>
          <table:table-cell office:value-type="float" office:value="43946"/>
          <table:table-cell office:value-type="float" office:value="0"/>
          <table:table-cell table:number-columns-repeated="16382"/>
        </table:table-row>
        <table:table-row>
          <table:table-cell office:value-type="float" office:value="43947"/>
          <table:table-cell table:number-columns-repeated="16383"/>
        </table:table-row>
        <table:table-row>
          <table:table-cell office:value-type="float" office:value="43948"/>
          <table:table-cell table:number-columns-repeated="16383"/>
        </table:table-row>
        <table:table-row>
          <table:table-cell office:value-type="float" office:value="43949"/>
          <table:table-cell table:number-columns-repeated="16383"/>
        </table:table-row>
        <table:table-row>
          <table:table-cell office:value-type="float" office:value="43950"/>
          <table:table-cell table:number-columns-repeated="16383"/>
        </table:table-row>
        <table:table-row>
          <table:table-cell office:value-type="float" office:value="43951"/>
          <table:table-cell table:number-columns-repeated="16383"/>
        </table:table-row>
        <table:table-row>
          <table:table-cell office:value-type="float" office:value="43952"/>
          <table:table-cell table:number-columns-repeated="16383"/>
        </table:table-row>
        <table:table-row>
          <table:table-cell office:value-type="float" office:value="43953"/>
          <table:table-cell table:number-columns-repeated="16383"/>
        </table:table-row>
        <table:table-row>
          <table:table-cell office:value-type="float" office:value="43954"/>
          <table:table-cell table:number-columns-repeated="16383"/>
        </table:table-row>
        <table:table-row table:number-rows-repeated="1048510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n_Time_-_not_yet_used" table:style-name="ta2">
        <table:table-source xlink:href="file://sites/RailAnalysis/Rail%2520Analysis%2520Team%2520Admin/Coronavirus/Dashboard/Development/EW%252020200406.%2520OFF-SEN.%2520Rail%2520Group%2520Covid-19%2520dashboard%2520v21.xlsm" table:table-name="On_Time_-_not_yet_us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20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PPM_Tar" table:style-name="ta2">
        <table:table-source xlink:href="file://sites/RailAnalysis/Rail%2520Analysis%2520Team%2520Admin/Coronavirus/Dashboard/Development/EW%252020200406.%2520OFF-SEN.%2520Rail%2520Group%2520Covid-19%2520dashboard%2520v21.xlsm" table:table-name="I_-_PPM_T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19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19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20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Validation" table:style-name="ta2">
        <table:table-source xlink:href="file://sites/RailAnalysis/Rail%2520Analysis%2520Team%2520Admin/Coronavirus/Dashboard/Development/EW%252020200406.%2520OFF-SEN.%2520Rail%2520Group%2520Covid-19%2520dashboard%2520v21.xlsm" table:table-name="Valid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alculations" table:style-name="ta2">
        <table:table-source xlink:href="file://sites/RailAnalysis/Rail%2520Analysis%2520Team%2520Admin/Coronavirus/Dashboard/Development/EW%252020200406.%2520OFF-SEN.%2520Rail%2520Group%2520Covid-19%2520dashboard%2520v21.xlsm" table:table-name="Calcula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Sales" table:style-name="ta2">
        <table:table-source xlink:href="file://sites/RailAnalysis/Rail%2520Analysis%2520Team%2520Admin/Coronavirus/Dashboard/Development/EW%252020200406.%2520OFF-SEN.%2520Rail%2520Group%2520Covid-19%2520dashboard%2520v21.xlsm" table:table-name="C_-_Sales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43835"/>
          <table:table-cell table:number-columns-repeated="16377"/>
        </table:table-row>
        <table:table-row>
          <table:table-cell table:number-columns-repeated="6"/>
          <table:table-cell office:value-type="float" office:value="43836"/>
          <table:table-cell table:number-columns-repeated="13"/>
          <table:table-cell office:value-type="float" office:value="43866"/>
          <table:table-cell table:number-columns-repeated="16363"/>
        </table:table-row>
        <table:table-row>
          <table:table-cell table:number-columns-repeated="6"/>
          <table:table-cell office:value-type="float" office:value="43837"/>
          <table:table-cell table:number-columns-repeated="13"/>
          <table:table-cell office:value-type="float" office:value="43926"/>
          <table:table-cell table:number-columns-repeated="16363"/>
        </table:table-row>
        <table:table-row>
          <table:table-cell table:number-columns-repeated="6"/>
          <table:table-cell office:value-type="float" office:value="43838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43839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4384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43841"/>
          <table:table-cell office:value-type="float" office:value="231115132.93000001"/>
          <table:table-cell/>
          <table:table-cell office:value-type="float" office:value="220370834.86000001"/>
          <table:table-cell table:number-columns-repeated="16374"/>
        </table:table-row>
        <table:table-row>
          <table:table-cell table:number-columns-repeated="6"/>
          <table:table-cell office:value-type="float" office:value="43842"/>
          <table:table-cell office:value-type="float" office:value="223859605.17000002"/>
          <table:table-cell/>
          <table:table-cell office:value-type="float" office:value="209760547.02000001"/>
          <table:table-cell table:number-columns-repeated="16374"/>
        </table:table-row>
        <table:table-row>
          <table:table-cell table:number-columns-repeated="6"/>
          <table:table-cell office:value-type="float" office:value="43843"/>
          <table:table-cell office:value-type="float" office:value="213599811.94"/>
          <table:table-cell/>
          <table:table-cell office:value-type="float" office:value="203338812.07999998"/>
          <table:table-cell table:number-columns-repeated="16374"/>
        </table:table-row>
        <table:table-row>
          <table:table-cell table:number-columns-repeated="6"/>
          <table:table-cell office:value-type="float" office:value="43844"/>
          <table:table-cell office:value-type="float" office:value="211960964.95000002"/>
          <table:table-cell/>
          <table:table-cell office:value-type="float" office:value="202096038.11000001"/>
          <table:table-cell table:number-columns-repeated="16374"/>
        </table:table-row>
        <table:table-row>
          <table:table-cell table:number-columns-repeated="6"/>
          <table:table-cell office:value-type="float" office:value="43845"/>
          <table:table-cell office:value-type="float" office:value="217263016.01999998"/>
          <table:table-cell/>
          <table:table-cell office:value-type="float" office:value="205843584.50999999"/>
          <table:table-cell table:number-columns-repeated="16374"/>
        </table:table-row>
        <table:table-row>
          <table:table-cell table:number-columns-repeated="6"/>
          <table:table-cell office:value-type="float" office:value="43846"/>
          <table:table-cell office:value-type="float" office:value="218044895.03"/>
          <table:table-cell/>
          <table:table-cell office:value-type="float" office:value="205778314.57000002"/>
          <table:table-cell table:number-columns-repeated="16374"/>
        </table:table-row>
        <table:table-row>
          <table:table-cell table:number-columns-repeated="6"/>
          <table:table-cell office:value-type="float" office:value="43847"/>
          <table:table-cell office:value-type="float" office:value="218933089.28999999"/>
          <table:table-cell/>
          <table:table-cell office:value-type="float" office:value="206716713.31"/>
          <table:table-cell table:number-columns-repeated="16374"/>
        </table:table-row>
        <table:table-row>
          <table:table-cell table:number-columns-repeated="6"/>
          <table:table-cell office:value-type="float" office:value="43848"/>
          <table:table-cell office:value-type="float" office:value="220239702.18000001"/>
          <table:table-cell/>
          <table:table-cell office:value-type="float" office:value="207375711.03"/>
          <table:table-cell table:number-columns-repeated="16374"/>
        </table:table-row>
        <table:table-row>
          <table:table-cell table:number-columns-repeated="6"/>
          <table:table-cell office:value-type="float" office:value="43849"/>
          <table:table-cell office:value-type="float" office:value="219860960.12"/>
          <table:table-cell/>
          <table:table-cell office:value-type="float" office:value="207730839.35000002"/>
          <table:table-cell table:number-columns-repeated="16374"/>
        </table:table-row>
        <table:table-row>
          <table:table-cell table:number-columns-repeated="6"/>
          <table:table-cell office:value-type="float" office:value="43850"/>
          <table:table-cell office:value-type="float" office:value="218851747.83999997"/>
          <table:table-cell/>
          <table:table-cell office:value-type="float" office:value="206161120.27999997"/>
          <table:table-cell table:number-columns-repeated="16374"/>
        </table:table-row>
        <table:table-row>
          <table:table-cell table:number-columns-repeated="6"/>
          <table:table-cell office:value-type="float" office:value="43851"/>
          <table:table-cell office:value-type="float" office:value="219078162.25"/>
          <table:table-cell/>
          <table:table-cell office:value-type="float" office:value="205232725.61999997"/>
          <table:table-cell table:number-columns-repeated="16374"/>
        </table:table-row>
        <table:table-row>
          <table:table-cell table:number-columns-repeated="6"/>
          <table:table-cell office:value-type="float" office:value="43852"/>
          <table:table-cell office:value-type="float" office:value="218844543.32999998"/>
          <table:table-cell/>
          <table:table-cell office:value-type="float" office:value="203393678.28999999"/>
          <table:table-cell table:number-columns-repeated="16374"/>
        </table:table-row>
        <table:table-row>
          <table:table-cell table:number-columns-repeated="6"/>
          <table:table-cell office:value-type="float" office:value="43853"/>
          <table:table-cell office:value-type="float" office:value="218523883.29000002"/>
          <table:table-cell/>
          <table:table-cell office:value-type="float" office:value="203696291.77000001"/>
          <table:table-cell table:number-columns-repeated="16374"/>
        </table:table-row>
        <table:table-row>
          <table:table-cell table:number-columns-repeated="6"/>
          <table:table-cell office:value-type="float" office:value="43854"/>
          <table:table-cell office:value-type="float" office:value="219649394.81999999"/>
          <table:table-cell/>
          <table:table-cell office:value-type="float" office:value="205464485.94"/>
          <table:table-cell table:number-columns-repeated="16374"/>
        </table:table-row>
        <table:table-row>
          <table:table-cell table:number-columns-repeated="6"/>
          <table:table-cell office:value-type="float" office:value="43855"/>
          <table:table-cell office:value-type="float" office:value="219783408.07999998"/>
          <table:table-cell/>
          <table:table-cell office:value-type="float" office:value="206450844.97000003"/>
          <table:table-cell table:number-columns-repeated="16374"/>
        </table:table-row>
        <table:table-row>
          <table:table-cell table:number-columns-repeated="6"/>
          <table:table-cell office:value-type="float" office:value="43856"/>
          <table:table-cell office:value-type="float" office:value="219755391.28999999"/>
          <table:table-cell/>
          <table:table-cell office:value-type="float" office:value="206550651.43000001"/>
          <table:table-cell table:number-columns-repeated="16374"/>
        </table:table-row>
        <table:table-row>
          <table:table-cell table:number-columns-repeated="6"/>
          <table:table-cell office:value-type="float" office:value="43857"/>
          <table:table-cell office:value-type="float" office:value="221418494.51000005"/>
          <table:table-cell/>
          <table:table-cell office:value-type="float" office:value="208156451.89000002"/>
          <table:table-cell table:number-columns-repeated="16374"/>
        </table:table-row>
        <table:table-row>
          <table:table-cell table:number-columns-repeated="6"/>
          <table:table-cell office:value-type="float" office:value="43858"/>
          <table:table-cell office:value-type="float" office:value="221631762.19999999"/>
          <table:table-cell/>
          <table:table-cell office:value-type="float" office:value="208219626.37000003"/>
          <table:table-cell table:number-columns-repeated="16374"/>
        </table:table-row>
        <table:table-row>
          <table:table-cell table:number-columns-repeated="6"/>
          <table:table-cell office:value-type="float" office:value="43859"/>
          <table:table-cell office:value-type="float" office:value="220872766.39000002"/>
          <table:table-cell/>
          <table:table-cell office:value-type="float" office:value="210699506.36000004"/>
          <table:table-cell table:number-columns-repeated="16374"/>
        </table:table-row>
        <table:table-row>
          <table:table-cell table:number-columns-repeated="6"/>
          <table:table-cell office:value-type="float" office:value="43860"/>
          <table:table-cell office:value-type="float" office:value="223026203.32999998"/>
          <table:table-cell/>
          <table:table-cell office:value-type="float" office:value="216062731.53000003"/>
          <table:table-cell table:number-columns-repeated="16374"/>
        </table:table-row>
        <table:table-row>
          <table:table-cell table:number-columns-repeated="6"/>
          <table:table-cell office:value-type="float" office:value="43861"/>
          <table:table-cell office:value-type="float" office:value="228796083.78999999"/>
          <table:table-cell/>
          <table:table-cell office:value-type="float" office:value="219886114.93000004"/>
          <table:table-cell table:number-columns-repeated="16374"/>
        </table:table-row>
        <table:table-row>
          <table:table-cell table:number-columns-repeated="6"/>
          <table:table-cell office:value-type="float" office:value="43862"/>
          <table:table-cell office:value-type="float" office:value="233597971.95000005"/>
          <table:table-cell/>
          <table:table-cell office:value-type="float" office:value="223266748.75000003"/>
          <table:table-cell table:number-columns-repeated="16374"/>
        </table:table-row>
        <table:table-row>
          <table:table-cell table:number-columns-repeated="6"/>
          <table:table-cell office:value-type="float" office:value="43863"/>
          <table:table-cell office:value-type="float" office:value="237077153.13"/>
          <table:table-cell/>
          <table:table-cell office:value-type="float" office:value="227234593.64999998"/>
          <table:table-cell table:number-columns-repeated="16374"/>
        </table:table-row>
        <table:table-row>
          <table:table-cell table:number-columns-repeated="6"/>
          <table:table-cell office:value-type="float" office:value="43864"/>
          <table:table-cell office:value-type="float" office:value="242904200.52000001"/>
          <table:table-cell/>
          <table:table-cell office:value-type="float" office:value="237878730.31999999"/>
          <table:table-cell table:number-columns-repeated="16374"/>
        </table:table-row>
        <table:table-row>
          <table:table-cell table:number-columns-repeated="6"/>
          <table:table-cell office:value-type="float" office:value="43865"/>
          <table:table-cell office:value-type="float" office:value="244871954.08000001"/>
          <table:table-cell/>
          <table:table-cell office:value-type="float" office:value="242231375.75999999"/>
          <table:table-cell table:number-columns-repeated="16374"/>
        </table:table-row>
        <table:table-row>
          <table:table-cell table:number-columns-repeated="6"/>
          <table:table-cell office:value-type="float" office:value="43866"/>
          <table:table-cell office:value-type="float" office:value="244835278.51999998"/>
          <table:table-cell/>
          <table:table-cell office:value-type="float" office:value="240525806.81"/>
          <table:table-cell table:number-columns-repeated="16374"/>
        </table:table-row>
        <table:table-row>
          <table:table-cell table:number-columns-repeated="6"/>
          <table:table-cell office:value-type="float" office:value="43867"/>
          <table:table-cell office:value-type="float" office:value="247775942.06999999"/>
          <table:table-cell/>
          <table:table-cell office:value-type="float" office:value="239079143.88"/>
          <table:table-cell table:number-columns-repeated="16374"/>
        </table:table-row>
        <table:table-row>
          <table:table-cell table:number-columns-repeated="6"/>
          <table:table-cell office:value-type="float" office:value="43868"/>
          <table:table-cell office:value-type="float" office:value="242788445.31999999"/>
          <table:table-cell/>
          <table:table-cell office:value-type="float" office:value="236196261.5"/>
          <table:table-cell table:number-columns-repeated="16374"/>
        </table:table-row>
        <table:table-row>
          <table:table-cell table:number-columns-repeated="6"/>
          <table:table-cell office:value-type="float" office:value="43869"/>
          <table:table-cell office:value-type="float" office:value="238732340.56"/>
          <table:table-cell/>
          <table:table-cell office:value-type="float" office:value="233251711.22"/>
          <table:table-cell table:number-columns-repeated="16374"/>
        </table:table-row>
        <table:table-row>
          <table:table-cell table:number-columns-repeated="6"/>
          <table:table-cell office:value-type="float" office:value="43870"/>
          <table:table-cell office:value-type="float" office:value="232646511.34999999"/>
          <table:table-cell/>
          <table:table-cell office:value-type="float" office:value="230907290.94"/>
          <table:table-cell table:number-columns-repeated="16374"/>
        </table:table-row>
        <table:table-row>
          <table:table-cell table:number-columns-repeated="6"/>
          <table:table-cell office:value-type="float" office:value="43871"/>
          <table:table-cell office:value-type="float" office:value="225660389.69"/>
          <table:table-cell/>
          <table:table-cell office:value-type="float" office:value="220621313.88999999"/>
          <table:table-cell table:number-columns-repeated="16374"/>
        </table:table-row>
        <table:table-row>
          <table:table-cell table:number-columns-repeated="6"/>
          <table:table-cell office:value-type="float" office:value="43872"/>
          <table:table-cell office:value-type="float" office:value="223545351.15000001"/>
          <table:table-cell/>
          <table:table-cell office:value-type="float" office:value="217018248.89000002"/>
          <table:table-cell table:number-columns-repeated="16374"/>
        </table:table-row>
        <table:table-row>
          <table:table-cell table:number-columns-repeated="6"/>
          <table:table-cell office:value-type="float" office:value="43873"/>
          <table:table-cell office:value-type="float" office:value="223822193.12"/>
          <table:table-cell/>
          <table:table-cell office:value-type="float" office:value="218510114.44"/>
          <table:table-cell table:number-columns-repeated="16374"/>
        </table:table-row>
        <table:table-row>
          <table:table-cell table:number-columns-repeated="6"/>
          <table:table-cell office:value-type="float" office:value="43874"/>
          <table:table-cell office:value-type="float" office:value="218014112.29000002"/>
          <table:table-cell/>
          <table:table-cell office:value-type="float" office:value="213622474.84000003"/>
          <table:table-cell table:number-columns-repeated="16374"/>
        </table:table-row>
        <table:table-row>
          <table:table-cell table:number-columns-repeated="6"/>
          <table:table-cell office:value-type="float" office:value="43875"/>
          <table:table-cell office:value-type="float" office:value="220226754.01000002"/>
          <table:table-cell/>
          <table:table-cell office:value-type="float" office:value="212439031.85000002"/>
          <table:table-cell table:number-columns-repeated="16374"/>
        </table:table-row>
        <table:table-row>
          <table:table-cell table:number-columns-repeated="6"/>
          <table:table-cell office:value-type="float" office:value="43876"/>
          <table:table-cell office:value-type="float" office:value="217295434.19999999"/>
          <table:table-cell/>
          <table:table-cell office:value-type="float" office:value="212870653.66999999"/>
          <table:table-cell table:number-columns-repeated="16374"/>
        </table:table-row>
        <table:table-row>
          <table:table-cell table:number-columns-repeated="6"/>
          <table:table-cell office:value-type="float" office:value="43877"/>
          <table:table-cell office:value-type="float" office:value="218121646.66000003"/>
          <table:table-cell/>
          <table:table-cell office:value-type="float" office:value="211856844.41999999"/>
          <table:table-cell table:number-columns-repeated="16374"/>
        </table:table-row>
        <table:table-row>
          <table:table-cell table:number-columns-repeated="6"/>
          <table:table-cell office:value-type="float" office:value="43878"/>
          <table:table-cell office:value-type="float" office:value="214454923.09999996"/>
          <table:table-cell/>
          <table:table-cell office:value-type="float" office:value="209273005.90000001"/>
          <table:table-cell table:number-columns-repeated="16374"/>
        </table:table-row>
        <table:table-row>
          <table:table-cell table:number-columns-repeated="6"/>
          <table:table-cell office:value-type="float" office:value="43879"/>
          <table:table-cell office:value-type="float" office:value="211508689.33999997"/>
          <table:table-cell/>
          <table:table-cell office:value-type="float" office:value="207924770.89000005"/>
          <table:table-cell table:number-columns-repeated="16374"/>
        </table:table-row>
        <table:table-row>
          <table:table-cell table:number-columns-repeated="6"/>
          <table:table-cell office:value-type="float" office:value="43880"/>
          <table:table-cell office:value-type="float" office:value="207261349.62"/>
          <table:table-cell/>
          <table:table-cell office:value-type="float" office:value="202984409.70000002"/>
          <table:table-cell table:number-columns-repeated="16374"/>
        </table:table-row>
        <table:table-row>
          <table:table-cell table:number-columns-repeated="6"/>
          <table:table-cell office:value-type="float" office:value="43881"/>
          <table:table-cell office:value-type="float" office:value="209578898.91999999"/>
          <table:table-cell/>
          <table:table-cell office:value-type="float" office:value="208652837.30000004"/>
          <table:table-cell table:number-columns-repeated="16374"/>
        </table:table-row>
        <table:table-row>
          <table:table-cell table:number-columns-repeated="6"/>
          <table:table-cell office:value-type="float" office:value="43882"/>
          <table:table-cell office:value-type="float" office:value="205736235.21000001"/>
          <table:table-cell/>
          <table:table-cell office:value-type="float" office:value="208479499.56"/>
          <table:table-cell table:number-columns-repeated="16374"/>
        </table:table-row>
        <table:table-row>
          <table:table-cell table:number-columns-repeated="6"/>
          <table:table-cell office:value-type="float" office:value="43883"/>
          <table:table-cell office:value-type="float" office:value="208131506.69999999"/>
          <table:table-cell/>
          <table:table-cell office:value-type="float" office:value="208581250.18000001"/>
          <table:table-cell table:number-columns-repeated="16374"/>
        </table:table-row>
        <table:table-row>
          <table:table-cell table:number-columns-repeated="6"/>
          <table:table-cell office:value-type="float" office:value="43884"/>
          <table:table-cell office:value-type="float" office:value="211380611"/>
          <table:table-cell/>
          <table:table-cell office:value-type="float" office:value="210098053.89000002"/>
          <table:table-cell table:number-columns-repeated="16374"/>
        </table:table-row>
        <table:table-row>
          <table:table-cell table:number-columns-repeated="6"/>
          <table:table-cell office:value-type="float" office:value="43885"/>
          <table:table-cell office:value-type="float" office:value="217078517.28999999"/>
          <table:table-cell/>
          <table:table-cell office:value-type="float" office:value="215011396.38"/>
          <table:table-cell table:number-columns-repeated="16374"/>
        </table:table-row>
        <table:table-row>
          <table:table-cell table:number-columns-repeated="6"/>
          <table:table-cell office:value-type="float" office:value="43886"/>
          <table:table-cell office:value-type="float" office:value="220972297.00999999"/>
          <table:table-cell/>
          <table:table-cell office:value-type="float" office:value="218032468.5"/>
          <table:table-cell table:number-columns-repeated="16374"/>
        </table:table-row>
        <table:table-row>
          <table:table-cell table:number-columns-repeated="6"/>
          <table:table-cell office:value-type="float" office:value="43887"/>
          <table:table-cell office:value-type="float" office:value="225032202"/>
          <table:table-cell/>
          <table:table-cell office:value-type="float" office:value="225312764.19000003"/>
          <table:table-cell table:number-columns-repeated="16374"/>
        </table:table-row>
        <table:table-row>
          <table:table-cell table:number-columns-repeated="6"/>
          <table:table-cell office:value-type="float" office:value="43888"/>
          <table:table-cell office:value-type="float" office:value="226111361.84"/>
          <table:table-cell/>
          <table:table-cell office:value-type="float" office:value="229236439.59000003"/>
          <table:table-cell table:number-columns-repeated="16374"/>
        </table:table-row>
        <table:table-row>
          <table:table-cell table:number-columns-repeated="6"/>
          <table:table-cell office:value-type="float" office:value="43889"/>
          <table:table-cell office:value-type="float" office:value="231147592.59999996"/>
          <table:table-cell/>
          <table:table-cell office:value-type="float" office:value="237383966.58000004"/>
          <table:table-cell table:number-columns-repeated="16374"/>
        </table:table-row>
        <table:table-row>
          <table:table-cell table:number-columns-repeated="6"/>
          <table:table-cell office:value-type="float" office:value="43890"/>
          <table:table-cell office:value-type="float" office:value="233646709.70999998"/>
          <table:table-cell/>
          <table:table-cell office:value-type="float" office:value="240728491.16000003"/>
          <table:table-cell table:number-columns-repeated="16374"/>
        </table:table-row>
        <table:table-row>
          <table:table-cell table:number-columns-repeated="6"/>
          <table:table-cell office:value-type="float" office:value="43891"/>
          <table:table-cell office:value-type="float" office:value="234721084.27000004"/>
          <table:table-cell/>
          <table:table-cell office:value-type="float" office:value="242301505.71000004"/>
          <table:table-cell table:number-columns-repeated="16374"/>
        </table:table-row>
        <table:table-row>
          <table:table-cell table:number-columns-repeated="6"/>
          <table:table-cell office:value-type="float" office:value="43892"/>
          <table:table-cell office:value-type="float" office:value="236798329.24000001"/>
          <table:table-cell/>
          <table:table-cell office:value-type="float" office:value="250844222.41999999"/>
          <table:table-cell table:number-columns-repeated="16374"/>
        </table:table-row>
        <table:table-row>
          <table:table-cell table:number-columns-repeated="6"/>
          <table:table-cell office:value-type="float" office:value="43893"/>
          <table:table-cell office:value-type="float" office:value="238261622.91999999"/>
          <table:table-cell/>
          <table:table-cell office:value-type="float" office:value="254104539.51999998"/>
          <table:table-cell table:number-columns-repeated="16374"/>
        </table:table-row>
        <table:table-row>
          <table:table-cell table:number-columns-repeated="6"/>
          <table:table-cell office:value-type="float" office:value="43894"/>
          <table:table-cell office:value-type="float" office:value="234897267.43999997"/>
          <table:table-cell/>
          <table:table-cell office:value-type="float" office:value="250669186.5"/>
          <table:table-cell table:number-columns-repeated="16374"/>
        </table:table-row>
        <table:table-row>
          <table:table-cell table:number-columns-repeated="6"/>
          <table:table-cell office:value-type="float" office:value="43895"/>
          <table:table-cell office:value-type="float" office:value="232693198.69999999"/>
          <table:table-cell/>
          <table:table-cell office:value-type="float" office:value="246394240.76000002"/>
          <table:table-cell table:number-columns-repeated="16374"/>
        </table:table-row>
        <table:table-row>
          <table:table-cell table:number-columns-repeated="6"/>
          <table:table-cell office:value-type="float" office:value="43896"/>
          <table:table-cell office:value-type="float" office:value="228547547.13999999"/>
          <table:table-cell/>
          <table:table-cell office:value-type="float" office:value="239055358.59999999"/>
          <table:table-cell table:number-columns-repeated="16374"/>
        </table:table-row>
        <table:table-row>
          <table:table-cell table:number-columns-repeated="6"/>
          <table:table-cell office:value-type="float" office:value="43897"/>
          <table:table-cell office:value-type="float" office:value="225953081.40000004"/>
          <table:table-cell/>
          <table:table-cell office:value-type="float" office:value="236634868.56999999"/>
          <table:table-cell table:number-columns-repeated="16374"/>
        </table:table-row>
        <table:table-row>
          <table:table-cell table:number-columns-repeated="6"/>
          <table:table-cell office:value-type="float" office:value="43898"/>
          <table:table-cell office:value-type="float" office:value="222476471.99000004"/>
          <table:table-cell/>
          <table:table-cell office:value-type="float" office:value="234208657.03"/>
          <table:table-cell table:number-columns-repeated="16374"/>
        </table:table-row>
        <table:table-row>
          <table:table-cell table:number-columns-repeated="6"/>
          <table:table-cell office:value-type="float" office:value="43899"/>
          <table:table-cell office:value-type="float" office:value="214456424.75"/>
          <table:table-cell/>
          <table:table-cell office:value-type="float" office:value="225772769.81999999"/>
          <table:table-cell table:number-columns-repeated="16374"/>
        </table:table-row>
        <table:table-row>
          <table:table-cell table:number-columns-repeated="6"/>
          <table:table-cell office:value-type="float" office:value="43900"/>
          <table:table-cell office:value-type="float" office:value="206723214.54000002"/>
          <table:table-cell/>
          <table:table-cell office:value-type="float" office:value="222158796.25999999"/>
          <table:table-cell table:number-columns-repeated="16374"/>
        </table:table-row>
        <table:table-row>
          <table:table-cell table:number-columns-repeated="6"/>
          <table:table-cell office:value-type="float" office:value="43901"/>
          <table:table-cell office:value-type="float" office:value="203558413.56000003"/>
          <table:table-cell/>
          <table:table-cell office:value-type="float" office:value="223747800.37"/>
          <table:table-cell table:number-columns-repeated="16374"/>
        </table:table-row>
        <table:table-row>
          <table:table-cell table:number-columns-repeated="6"/>
          <table:table-cell office:value-type="float" office:value="43902"/>
          <table:table-cell office:value-type="float" office:value="193777860.31"/>
          <table:table-cell/>
          <table:table-cell office:value-type="float" office:value="220421652.05000001"/>
          <table:table-cell table:number-columns-repeated="16374"/>
        </table:table-row>
        <table:table-row>
          <table:table-cell table:number-columns-repeated="6"/>
          <table:table-cell office:value-type="float" office:value="43903"/>
          <table:table-cell office:value-type="float" office:value="183055236.81999999"/>
          <table:table-cell/>
          <table:table-cell office:value-type="float" office:value="220279523.55000001"/>
          <table:table-cell table:number-columns-repeated="16374"/>
        </table:table-row>
        <table:table-row>
          <table:table-cell table:number-columns-repeated="6"/>
          <table:table-cell office:value-type="float" office:value="43904"/>
          <table:table-cell office:value-type="float" office:value="176196295.66999999"/>
          <table:table-cell/>
          <table:table-cell office:value-type="float" office:value="219149546.94999999"/>
          <table:table-cell table:number-columns-repeated="16374"/>
        </table:table-row>
        <table:table-row>
          <table:table-cell table:number-columns-repeated="6"/>
          <table:table-cell office:value-type="float" office:value="43905"/>
          <table:table-cell office:value-type="float" office:value="169224936.13"/>
          <table:table-cell/>
          <table:table-cell office:value-type="float" office:value="219144422.44000003"/>
          <table:table-cell table:number-columns-repeated="16374"/>
        </table:table-row>
        <table:table-row>
          <table:table-cell table:number-columns-repeated="6"/>
          <table:table-cell office:value-type="float" office:value="43906"/>
          <table:table-cell office:value-type="float" office:value="151497517.28999999"/>
          <table:table-cell/>
          <table:table-cell office:value-type="float" office:value="216919133.02000001"/>
          <table:table-cell table:number-columns-repeated="16374"/>
        </table:table-row>
        <table:table-row>
          <table:table-cell table:number-columns-repeated="6"/>
          <table:table-cell office:value-type="float" office:value="43907"/>
          <table:table-cell office:value-type="float" office:value="131483929.24000001"/>
          <table:table-cell/>
          <table:table-cell office:value-type="float" office:value="216705416.91"/>
          <table:table-cell table:number-columns-repeated="16374"/>
        </table:table-row>
        <table:table-row>
          <table:table-cell table:number-columns-repeated="6"/>
          <table:table-cell office:value-type="float" office:value="43908"/>
          <table:table-cell office:value-type="float" office:value="113041933.27000001"/>
          <table:table-cell/>
          <table:table-cell office:value-type="float" office:value="215573964.84000003"/>
          <table:table-cell table:number-columns-repeated="16374"/>
        </table:table-row>
        <table:table-row>
          <table:table-cell table:number-columns-repeated="6"/>
          <table:table-cell office:value-type="float" office:value="43909"/>
          <table:table-cell office:value-type="float" office:value="97593201.140000015"/>
          <table:table-cell/>
          <table:table-cell office:value-type="float" office:value="214930809.41"/>
          <table:table-cell table:number-columns-repeated="16374"/>
        </table:table-row>
        <table:table-row>
          <table:table-cell table:number-columns-repeated="6"/>
          <table:table-cell office:value-type="float" office:value="43910"/>
          <table:table-cell office:value-type="float" office:value="82697848.280000016"/>
          <table:table-cell/>
          <table:table-cell office:value-type="float" office:value="213821006.45000002"/>
          <table:table-cell table:number-columns-repeated="16374"/>
        </table:table-row>
        <table:table-row>
          <table:table-cell table:number-columns-repeated="6"/>
          <table:table-cell office:value-type="float" office:value="43911"/>
          <table:table-cell office:value-type="float" office:value="73254315.600000009"/>
          <table:table-cell/>
          <table:table-cell office:value-type="float" office:value="214818721.68000001"/>
          <table:table-cell table:number-columns-repeated="16374"/>
        </table:table-row>
        <table:table-row>
          <table:table-cell table:number-columns-repeated="6"/>
          <table:table-cell office:value-type="float" office:value="43912"/>
          <table:table-cell office:value-type="float" office:value="66491691.249999993"/>
          <table:table-cell/>
          <table:table-cell office:value-type="float" office:value="214383740.84999999"/>
          <table:table-cell table:number-columns-repeated="16374"/>
        </table:table-row>
        <table:table-row>
          <table:table-cell table:number-columns-repeated="6"/>
          <table:table-cell office:value-type="float" office:value="43913"/>
          <table:table-cell office:value-type="float" office:value="52438633.129999995"/>
          <table:table-cell/>
          <table:table-cell office:value-type="float" office:value="214801081.75999999"/>
          <table:table-cell table:number-columns-repeated="16374"/>
        </table:table-row>
        <table:table-row>
          <table:table-cell table:number-columns-repeated="6"/>
          <table:table-cell office:value-type="float" office:value="43914"/>
          <table:table-cell office:value-type="float" office:value="43940877.519999996"/>
          <table:table-cell/>
          <table:table-cell office:value-type="float" office:value="215068985.91999999"/>
          <table:table-cell table:number-columns-repeated="16374"/>
        </table:table-row>
        <table:table-row>
          <table:table-cell table:number-columns-repeated="6"/>
          <table:table-cell office:value-type="float" office:value="43915"/>
          <table:table-cell office:value-type="float" office:value="33784169.189999998"/>
          <table:table-cell/>
          <table:table-cell office:value-type="float" office:value="217624728.31999999"/>
          <table:table-cell table:number-columns-repeated="16374"/>
        </table:table-row>
        <table:table-row>
          <table:table-cell table:number-columns-repeated="6"/>
          <table:table-cell office:value-type="float" office:value="43916"/>
          <table:table-cell office:value-type="float" office:value="29859149.789999999"/>
          <table:table-cell/>
          <table:table-cell office:value-type="float" office:value="226961461.41"/>
          <table:table-cell table:number-columns-repeated="16374"/>
        </table:table-row>
        <table:table-row>
          <table:table-cell table:number-columns-repeated="6"/>
          <table:table-cell office:value-type="float" office:value="43917"/>
          <table:table-cell office:value-type="float" office:value="28901316.240000002"/>
          <table:table-cell/>
          <table:table-cell office:value-type="float" office:value="239167369.17000002"/>
          <table:table-cell table:number-columns-repeated="16374"/>
        </table:table-row>
        <table:table-row>
          <table:table-cell table:number-columns-repeated="6"/>
          <table:table-cell office:value-type="float" office:value="43918"/>
          <table:table-cell office:value-type="float" office:value="27163200.580000002"/>
          <table:table-cell/>
          <table:table-cell office:value-type="float" office:value="240843353.20000002"/>
          <table:table-cell table:number-columns-repeated="16374"/>
        </table:table-row>
        <table:table-row>
          <table:table-cell table:number-columns-repeated="6"/>
          <table:table-cell office:value-type="float" office:value="43919"/>
          <table:table-cell office:value-type="float" office:value="26007290.040000003"/>
          <table:table-cell/>
          <table:table-cell office:value-type="float" office:value="244423843.47999999"/>
          <table:table-cell table:number-columns-repeated="16374"/>
        </table:table-row>
        <table:table-row>
          <table:table-cell table:number-columns-repeated="6"/>
          <table:table-cell office:value-type="float" office:value="43920"/>
          <table:table-cell office:value-type="float" office:value="22583265.280000001"/>
          <table:table-cell/>
          <table:table-cell office:value-type="float" office:value="245950906.01999998"/>
          <table:table-cell table:number-columns-repeated="16374"/>
        </table:table-row>
        <table:table-row>
          <table:table-cell table:number-columns-repeated="6"/>
          <table:table-cell office:value-type="float" office:value="43921"/>
          <table:table-cell office:value-type="float" office:value="21472263.289999999"/>
          <table:table-cell/>
          <table:table-cell office:value-type="float" office:value="246669986.28000003"/>
          <table:table-cell table:number-columns-repeated="16374"/>
        </table:table-row>
        <table:table-row>
          <table:table-cell table:number-columns-repeated="6"/>
          <table:table-cell office:value-type="float" office:value="43922"/>
          <table:table-cell office:value-type="float" office:value="19170413.460000001"/>
          <table:table-cell/>
          <table:table-cell office:value-type="float" office:value="243577707.54000005"/>
          <table:table-cell table:number-columns-repeated="16374"/>
        </table:table-row>
        <table:table-row>
          <table:table-cell table:number-columns-repeated="6"/>
          <table:table-cell office:value-type="float" office:value="43923"/>
          <table:table-cell office:value-type="float" office:value="16240185.030000001"/>
          <table:table-cell/>
          <table:table-cell office:value-type="float" office:value="238659064.01000002"/>
          <table:table-cell table:number-columns-repeated="16374"/>
        </table:table-row>
        <table:table-row>
          <table:table-cell table:number-columns-repeated="6"/>
          <table:table-cell office:value-type="float" office:value="43924"/>
          <table:table-cell office:value-type="float" office:value="12355074.32"/>
          <table:table-cell/>
          <table:table-cell office:value-type="float" office:value="228545773.66000003"/>
          <table:table-cell table:number-columns-repeated="16374"/>
        </table:table-row>
        <table:table-row>
          <table:table-cell table:number-columns-repeated="6"/>
          <table:table-cell office:value-type="float" office:value="43925"/>
          <table:table-cell office:value-type="float" office:value="11994948.800000001"/>
          <table:table-cell/>
          <table:table-cell office:value-type="float" office:value="227604663.05000001"/>
          <table:table-cell table:number-columns-repeated="16374"/>
        </table:table-row>
        <table:table-row>
          <table:table-cell table:number-columns-repeated="6"/>
          <table:table-cell office:value-type="float" office:value="43926"/>
          <table:table-cell office:value-type="float" office:value="11745738.470000001"/>
          <table:table-cell/>
          <table:table-cell office:value-type="float" office:value="225443176.08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8724756.2299999986"/>
          <table:table-cell/>
          <table:table-cell office:value-type="float" office:value="225031670.6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6196926.0499999998"/>
          <table:table-cell/>
          <table:table-cell office:value-type="float" office:value="223275814.44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4742589.09"/>
          <table:table-cell/>
          <table:table-cell office:value-type="float" office:value="220327483.6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3098727.63"/>
          <table:table-cell/>
          <table:table-cell office:value-type="float" office:value="217042925.04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1408527.38"/>
          <table:table-cell/>
          <table:table-cell office:value-type="float" office:value="214032089.92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695018.58"/>
          <table:table-cell/>
          <table:table-cell office:value-type="float" office:value="212600096.1299999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0655803.0099999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6113895.3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3578229.3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6712966.0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7791102.17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96641791.98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94563103.50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89818639.13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73054488.70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87921431.5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92955820.04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98888067.1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6185120.1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0310021.75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986752.3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50758826.6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5572645.20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1653615.6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6012237.8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2640261.59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1666546.99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065016.77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4267758.06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2531331.26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3628707.1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7854871.6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7729517.4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6573213.66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9643792.40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0103913.57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090590.44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8898776.1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3373111.17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1703431.0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1886537.45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1383469.84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9791530.0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9462280.02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7797032.26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2430263.1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6075707.2299999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9921856.73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8197390.3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9251794.9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4129470.02000004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0736581.9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7048781.67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6321160.86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5816706.30000004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1408562.88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6655971.1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4155352.3199999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724080.5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8937873.25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9009109.4399999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348416.98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5148033.44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2763449.38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1870178.64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1868783.43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2332579.39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1085612.28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0320034.90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9899220.85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9269371.85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919962.60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4024856.75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3112056.26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6219164.1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8077731.96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8206322.19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496784.26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8237677.16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8328724.1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550470.41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6902131.44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7339150.43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0586702.47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5205715.91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526899.76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3365256.76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4850624.0399999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3799388.86999997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3966229.00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42203935.59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9503295.0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473918.07000005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9543516.36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7914275.66999996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6768080.72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5073043.55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3880166.72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1169802.50999999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30904359.42999998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5522730.6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5984530.1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5003034.03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25265457.44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06930310.59000003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65560423.20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126935407.41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88345038.390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53451557.240000002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21619479.370000001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6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 table:number-rows-repeated="1047311">
          <table:table-cell table:number-columns-repeated="16374"/>
        </table:table-row>
      </table:table>
      <table:table table:name="'file://sites/RailAnalysis/Rail%2520Analysis%2520Team%2520Admin/Coronavirus/Dashboard/Development/EW%252020200406.%2520OFF-SEN.%2520Rail%2520Group%2520Covid-19%2520dashboard%2520v21.xlsm'#C_-_Passenger_journeys" table:style-name="ta2">
        <table:table-source xlink:href="file://sites/RailAnalysis/Rail%2520Analysis%2520Team%2520Admin/Coronavirus/Dashboard/Development/EW%252020200406.%2520OFF-SEN.%2520Rail%2520Group%2520Covid-19%2520dashboard%2520v21.xlsm" table:table-name="C_-_Passenger_journey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Gross_sales_" table:style-name="ta2">
        <table:table-source xlink:href="file://sites/RailAnalysis/Rail%2520Analysis%2520Team%2520Admin/Coronavirus/Dashboard/Development/EW%252020200406.%2520OFF-SEN.%2520Rail%2520Group%2520Covid-19%2520dashboard%2520v21.xlsm" table:table-name="I_-_Gross_sal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-_TOC_summary" table:style-name="ta2">
        <table:table-source xlink:href="file://sites/RailAnalysis/Rail%2520Analysis%2520Team%2520Admin/Coronavirus/Dashboard/Development/EW%252020200406.%2520OFF-SEN.%2520Rail%2520Group%2520Covid-19%2520dashboard%2520v21.xlsm" table:table-name="C-_TOC_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Passenger_Services_Summary1" table:style-name="ta2">
        <table:table-source xlink:href="file://sites/RailAnalysis/Rail%2520Analysis%2520Team%2520Admin/Coronavirus/Dashboard/Development/EW%252020200406.%2520OFF-SEN.%2520Rail%2520Group%2520Covid-19%2520dashboard%2520v21.xlsm" table:table-name="Passenger_Services_Summary1" table:mode="copy-results-only"/>
        <table:table-column/>
        <table:table-row>
          <table:table-cell table:number-columns-repeated="8"/>
          <table:table-cell office:value-type="float" office:value="43927"/>
          <table:table-cell table:number-columns-repeated="16375"/>
        </table:table-row>
        <table:table-row table:number-rows-repeated="1048575">
          <table:table-cell table:number-columns-repeated="16375"/>
        </table:table-row>
      </table:table>
      <table:table table:name="'file://sites/RailAnalysis/Rail%2520Analysis%2520Team%2520Admin/Coronavirus/Dashboard/Development/EW%252020200406.%2520OFF-SEN.%2520Rail%2520Group%2520Covid-19%2520dashboard%2520v21.xlsm'#Daily_Market_Lead_Outlook1" table:style-name="ta2">
        <table:table-source xlink:href="file://sites/RailAnalysis/Rail%2520Analysis%2520Team%2520Admin/Coronavirus/Dashboard/Development/EW%252020200406.%2520OFF-SEN.%2520Rail%2520Group%2520Covid-19%2520dashboard%2520v21.xlsm" table:table-name="Daily_Market_Lead_Outlook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Domestic_Freight_Summary1" table:style-name="ta2">
        <table:table-source xlink:href="file://sites/RailAnalysis/Rail%2520Analysis%2520Team%2520Admin/Coronavirus/Dashboard/Development/EW%252020200406.%2520OFF-SEN.%2520Rail%2520Group%2520Covid-19%2520dashboard%2520v21.xlsm" table:table-name="Domestic_Freight_Summary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ternational_Rail_Summary1" table:style-name="ta2">
        <table:table-source xlink:href="file://sites/RailAnalysis/Rail%2520Analysis%2520Team%2520Admin/Coronavirus/Dashboard/Development/EW%252020200406.%2520OFF-SEN.%2520Rail%2520Group%2520Covid-19%2520dashboard%2520v21.xlsm" table:table-name="International_Rail_Summary1" table:mode="copy-results-only"/>
        <table:table-column/>
        <table:table-row>
          <table:table-cell table:number-columns-repeated="16384"/>
        </table:table-row>
        <table:table-row>
          <table:table-cell table:number-columns-repeated="19"/>
          <table:table-cell office:value-type="float" office:value="43926"/>
          <table:table-cell table:number-columns-repeated="16364"/>
        </table:table-row>
        <table:table-row table:number-rows-repeated="1048574">
          <table:table-cell table:number-columns-repeated="16364"/>
        </table:table-row>
      </table:table>
      <table:table table:name="'file://sites/RailAnalysis/Rail%2520Analysis%2520Team%2520Admin/Coronavirus/Dashboard/Development/EW%252020200406.%2520OFF-SEN.%2520Rail%2520Group%2520Covid-19%2520dashboard%2520v21.xlsm'#O_-_For_CCS_-_Covid19_data1" table:style-name="ta2">
        <table:table-source xlink:href="file://sites/RailAnalysis/Rail%2520Analysis%2520Team%2520Admin/Coronavirus/Dashboard/Development/EW%252020200406.%2520OFF-SEN.%2520Rail%2520Group%2520Covid-19%2520dashboard%2520v21.xlsm" table:table-name="O_-_For_CCS_-_Covid19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-_International_Rail1" table:style-name="ta2">
        <table:table-source xlink:href="file://sites/RailAnalysis/Rail%2520Analysis%2520Team%2520Admin/Coronavirus/Dashboard/Development/EW%252020200406.%2520OFF-SEN.%2520Rail%2520Group%2520Covid-19%2520dashboard%2520v21.xlsm" table:table-name="I-_International_Rail1" table:mode="copy-results-only"/>
        <table:table-column/>
        <table:table-row table:number-rows-repeated="4">
          <table:table-cell table:number-columns-repeated="16384"/>
        </table:table-row>
        <table:table-row>
          <table:table-cell office:value-type="float" office:value="43891"/>
          <table:table-cell table:number-columns-repeated="16383"/>
        </table:table-row>
        <table:table-row table:number-rows-repeated="1048571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_-Minister_Note_&amp;_Slide_Updat1" table:style-name="ta2">
        <table:table-source xlink:href="file://sites/RailAnalysis/Rail%2520Analysis%2520Team%2520Admin/Coronavirus/Dashboard/Development/EW%252020200406.%2520OFF-SEN.%2520Rail%2520Group%2520Covid-19%2520dashboard%2520v21.xlsm" table:table-name="O_-Minister_Note_&amp;_Slide_Upda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puts_(hidden)1" table:style-name="ta2">
        <table:table-source xlink:href="file://sites/RailAnalysis/Rail%2520Analysis%2520Team%2520Admin/Coronavirus/Dashboard/Development/EW%252020200406.%2520OFF-SEN.%2520Rail%2520Group%2520Covid-19%2520dashboard%2520v21.xlsm" table:table-name="Inputs_(hidden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London_sales1" table:style-name="ta2">
        <table:table-source xlink:href="file://sites/RailAnalysis/Rail%2520Analysis%2520Team%2520Admin/Coronavirus/Dashboard/Development/EW%252020200406.%2520OFF-SEN.%2520Rail%2520Group%2520Covid-19%2520dashboard%2520v21.xlsm" table:table-name="I_-_London_sa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footfall1" table:style-name="ta2">
        <table:table-source xlink:href="file://sites/RailAnalysis/Rail%2520Analysis%2520Team%2520Admin/Coronavirus/Dashboard/Development/EW%252020200406.%2520OFF-SEN.%2520Rail%2520Group%2520Covid-19%2520dashboard%2520v21.xlsm" table:table-name="C_-_footfall1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I-_Domestic_Rail_Freight1" table:style-name="ta2">
        <table:table-source xlink:href="file://sites/RailAnalysis/Rail%2520Analysis%2520Team%2520Admin/Coronavirus/Dashboard/Development/EW%252020200406.%2520OFF-SEN.%2520Rail%2520Group%2520Covid-19%2520dashboard%2520v21.xlsm" table:table-name="I-_Domestic_Rail_Freigh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NR_Absence1" table:style-name="ta2">
        <table:table-source xlink:href="file://sites/RailAnalysis/Rail%2520Analysis%2520Team%2520Admin/Coronavirus/Dashboard/Development/EW%252020200406.%2520OFF-SEN.%2520Rail%2520Group%2520Covid-19%2520dashboard%2520v21.xlsm" table:table-name="I_-_NR_Absenc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Refunds1" table:style-name="ta2">
        <table:table-source xlink:href="file://sites/RailAnalysis/Rail%2520Analysis%2520Team%2520Admin/Coronavirus/Dashboard/Development/EW%252020200406.%2520OFF-SEN.%2520Rail%2520Group%2520Covid-19%2520dashboard%2520v21.xlsm" table:table-name="I_-_Refund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_averages1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_averag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footfall_1" table:style-name="ta2">
        <table:table-source xlink:href="file://sites/RailAnalysis/Rail%2520Analysis%2520Team%2520Admin/Coronavirus/Dashboard/Development/EW%252020200406.%2520OFF-SEN.%2520Rail%2520Group%2520Covid-19%2520dashboard%2520v21.xlsm" table:table-name="I_-_footfall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TOC_Absence1" table:style-name="ta2">
        <table:table-source xlink:href="file://sites/RailAnalysis/Rail%2520Analysis%2520Team%2520Admin/Coronavirus/Dashboard/Development/EW%252020200406.%2520OFF-SEN.%2520Rail%2520Group%2520Covid-19%2520dashboard%2520v21.xlsm" table:table-name="I_-_TOC_Absenc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TOC_Absence1" table:style-name="ta2">
        <table:table-source xlink:href="file://sites/RailAnalysis/Rail%2520Analysis%2520Team%2520Admin/Coronavirus/Dashboard/Development/EW%252020200406.%2520OFF-SEN.%2520Rail%2520Group%2520Covid-19%2520dashboard%2520v21.xlsm" table:table-name="C_-_TOC_Absence1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Avanti West Coast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Trains_ran1" table:style-name="ta2">
        <table:table-source xlink:href="file://sites/RailAnalysis/Rail%2520Analysis%2520Team%2520Admin/Coronavirus/Dashboard/Development/EW%252020200406.%2520OFF-SEN.%2520Rail%2520Group%2520Covid-19%2520dashboard%2520v21.xlsm" table:table-name="I_-_Trains_ran1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PPM_Act1" table:style-name="ta2">
        <table:table-source xlink:href="file://sites/RailAnalysis/Rail%2520Analysis%2520Team%2520Admin/Coronavirus/Dashboard/Development/EW%252020200406.%2520OFF-SEN.%2520Rail%2520Group%2520Covid-19%2520dashboard%2520v21.xlsm" table:table-name="I_-_PPM_Act1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FDM1" table:style-name="ta2">
        <table:table-source xlink:href="file://sites/RailAnalysis/Rail%2520Analysis%2520Team%2520Admin/Coronavirus/Dashboard/Development/EW%252020200406.%2520OFF-SEN.%2520Rail%2520Group%2520Covid-19%2520dashboard%2520v21.xlsm" table:table-name="I_-_FDM1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n_Time_-_not_yet_used1" table:style-name="ta2">
        <table:table-source xlink:href="file://sites/RailAnalysis/Rail%2520Analysis%2520Team%2520Admin/Coronavirus/Dashboard/Development/EW%252020200406.%2520OFF-SEN.%2520Rail%2520Group%2520Covid-19%2520dashboard%2520v21.xlsm" table:table-name="On_Time_-_not_yet_use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1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201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2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PPM_Tar1" table:style-name="ta2">
        <table:table-source xlink:href="file://sites/RailAnalysis/Rail%2520Analysis%2520Team%2520Admin/Coronavirus/Dashboard/Development/EW%252020200406.%2520OFF-SEN.%2520Rail%2520Group%2520Covid-19%2520dashboard%2520v21.xlsm" table:table-name="I_-_PPM_T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191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19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191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19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201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2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Sales1" table:style-name="ta2">
        <table:table-source xlink:href="file://sites/RailAnalysis/Rail%2520Analysis%2520Team%2520Admin/Coronavirus/Dashboard/Development/EW%252020200406.%2520OFF-SEN.%2520Rail%2520Group%2520Covid-19%2520dashboard%2520v21.xlsm" table:table-name="C_-_Sales1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43835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C_-_Passenger_journeys1" table:style-name="ta2">
        <table:table-source xlink:href="file://sites/RailAnalysis/Rail%2520Analysis%2520Team%2520Admin/Coronavirus/Dashboard/Development/EW%252020200406.%2520OFF-SEN.%2520Rail%2520Group%2520Covid-19%2520dashboard%2520v21.xlsm" table:table-name="C_-_Passenger_journey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Gross_sales_1" table:style-name="ta2">
        <table:table-source xlink:href="file://sites/RailAnalysis/Rail%2520Analysis%2520Team%2520Admin/Coronavirus/Dashboard/Development/EW%252020200406.%2520OFF-SEN.%2520Rail%2520Group%2520Covid-19%2520dashboard%2520v21.xlsm" table:table-name="I_-_Gross_sales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-_TOC_summary1" table:style-name="ta2">
        <table:table-source xlink:href="file://sites/RailAnalysis/Rail%2520Analysis%2520Team%2520Admin/Coronavirus/Dashboard/Development/EW%252020200406.%2520OFF-SEN.%2520Rail%2520Group%2520Covid-19%2520dashboard%2520v21.xlsm" table:table-name="C-_TOC_summary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Passenger_Services_Summary2" table:style-name="ta2">
        <table:table-source xlink:href="file://sites/RailAnalysis/Rail%2520Analysis%2520Team%2520Admin/Coronavirus/Dashboard/Development/EW%252020200406.%2520OFF-SEN.%2520Rail%2520Group%2520Covid-19%2520dashboard%2520v21.xlsm" table:table-name="Passenger_Services_Summary2" table:mode="copy-results-only"/>
        <table:table-column/>
        <table:table-row>
          <table:table-cell table:number-columns-repeated="8"/>
          <table:table-cell office:value-type="float" office:value="43927"/>
          <table:table-cell table:number-columns-repeated="16375"/>
        </table:table-row>
        <table:table-row table:number-rows-repeated="1048575">
          <table:table-cell table:number-columns-repeated="16375"/>
        </table:table-row>
      </table:table>
      <table:table table:name="'file://sites/RailAnalysis/Rail%2520Analysis%2520Team%2520Admin/Coronavirus/Dashboard/Development/EW%252020200406.%2520OFF-SEN.%2520Rail%2520Group%2520Covid-19%2520dashboard%2520v21.xlsm'#Daily_Market_Lead_Outlook2" table:style-name="ta2">
        <table:table-source xlink:href="file://sites/RailAnalysis/Rail%2520Analysis%2520Team%2520Admin/Coronavirus/Dashboard/Development/EW%252020200406.%2520OFF-SEN.%2520Rail%2520Group%2520Covid-19%2520dashboard%2520v21.xlsm" table:table-name="Daily_Market_Lead_Outlook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Domestic_Freight_Summary2" table:style-name="ta2">
        <table:table-source xlink:href="file://sites/RailAnalysis/Rail%2520Analysis%2520Team%2520Admin/Coronavirus/Dashboard/Development/EW%252020200406.%2520OFF-SEN.%2520Rail%2520Group%2520Covid-19%2520dashboard%2520v21.xlsm" table:table-name="Domestic_Freight_Summary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ternational_Rail_Summary2" table:style-name="ta2">
        <table:table-source xlink:href="file://sites/RailAnalysis/Rail%2520Analysis%2520Team%2520Admin/Coronavirus/Dashboard/Development/EW%252020200406.%2520OFF-SEN.%2520Rail%2520Group%2520Covid-19%2520dashboard%2520v21.xlsm" table:table-name="International_Rail_Summary2" table:mode="copy-results-only"/>
        <table:table-column/>
        <table:table-row>
          <table:table-cell table:number-columns-repeated="16384"/>
        </table:table-row>
        <table:table-row>
          <table:table-cell table:number-columns-repeated="19"/>
          <table:table-cell office:value-type="float" office:value="43926"/>
          <table:table-cell table:number-columns-repeated="16364"/>
        </table:table-row>
        <table:table-row table:number-rows-repeated="1048574">
          <table:table-cell table:number-columns-repeated="16364"/>
        </table:table-row>
      </table:table>
      <table:table table:name="'file://sites/RailAnalysis/Rail%2520Analysis%2520Team%2520Admin/Coronavirus/Dashboard/Development/EW%252020200406.%2520OFF-SEN.%2520Rail%2520Group%2520Covid-19%2520dashboard%2520v21.xlsm'#O_-_For_CCS_-_Covid19_data2" table:style-name="ta2">
        <table:table-source xlink:href="file://sites/RailAnalysis/Rail%2520Analysis%2520Team%2520Admin/Coronavirus/Dashboard/Development/EW%252020200406.%2520OFF-SEN.%2520Rail%2520Group%2520Covid-19%2520dashboard%2520v21.xlsm" table:table-name="O_-_For_CCS_-_Covid19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-_International_Rail2" table:style-name="ta2">
        <table:table-source xlink:href="file://sites/RailAnalysis/Rail%2520Analysis%2520Team%2520Admin/Coronavirus/Dashboard/Development/EW%252020200406.%2520OFF-SEN.%2520Rail%2520Group%2520Covid-19%2520dashboard%2520v21.xlsm" table:table-name="I-_International_Rail2" table:mode="copy-results-only"/>
        <table:table-column/>
        <table:table-row table:number-rows-repeated="4">
          <table:table-cell table:number-columns-repeated="16384"/>
        </table:table-row>
        <table:table-row>
          <table:table-cell office:value-type="float" office:value="43891"/>
          <table:table-cell table:number-columns-repeated="16383"/>
        </table:table-row>
        <table:table-row table:number-rows-repeated="1048571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_-Minister_Note_&amp;_Slide_Updat2" table:style-name="ta2">
        <table:table-source xlink:href="file://sites/RailAnalysis/Rail%2520Analysis%2520Team%2520Admin/Coronavirus/Dashboard/Development/EW%252020200406.%2520OFF-SEN.%2520Rail%2520Group%2520Covid-19%2520dashboard%2520v21.xlsm" table:table-name="O_-Minister_Note_&amp;_Slide_Upda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puts_(hidden)2" table:style-name="ta2">
        <table:table-source xlink:href="file://sites/RailAnalysis/Rail%2520Analysis%2520Team%2520Admin/Coronavirus/Dashboard/Development/EW%252020200406.%2520OFF-SEN.%2520Rail%2520Group%2520Covid-19%2520dashboard%2520v21.xlsm" table:table-name="Inputs_(hidden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London_sales2" table:style-name="ta2">
        <table:table-source xlink:href="file://sites/RailAnalysis/Rail%2520Analysis%2520Team%2520Admin/Coronavirus/Dashboard/Development/EW%252020200406.%2520OFF-SEN.%2520Rail%2520Group%2520Covid-19%2520dashboard%2520v21.xlsm" table:table-name="I_-_London_sa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footfall2" table:style-name="ta2">
        <table:table-source xlink:href="file://sites/RailAnalysis/Rail%2520Analysis%2520Team%2520Admin/Coronavirus/Dashboard/Development/EW%252020200406.%2520OFF-SEN.%2520Rail%2520Group%2520Covid-19%2520dashboard%2520v21.xlsm" table:table-name="C_-_footfall2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I-_Domestic_Rail_Freight2" table:style-name="ta2">
        <table:table-source xlink:href="file://sites/RailAnalysis/Rail%2520Analysis%2520Team%2520Admin/Coronavirus/Dashboard/Development/EW%252020200406.%2520OFF-SEN.%2520Rail%2520Group%2520Covid-19%2520dashboard%2520v21.xlsm" table:table-name="I-_Domestic_Rail_Freigh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NR_Absence2" table:style-name="ta2">
        <table:table-source xlink:href="file://sites/RailAnalysis/Rail%2520Analysis%2520Team%2520Admin/Coronavirus/Dashboard/Development/EW%252020200406.%2520OFF-SEN.%2520Rail%2520Group%2520Covid-19%2520dashboard%2520v21.xlsm" table:table-name="I_-_NR_Absenc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Refunds2" table:style-name="ta2">
        <table:table-source xlink:href="file://sites/RailAnalysis/Rail%2520Analysis%2520Team%2520Admin/Coronavirus/Dashboard/Development/EW%252020200406.%2520OFF-SEN.%2520Rail%2520Group%2520Covid-19%2520dashboard%2520v21.xlsm" table:table-name="I_-_Refund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_averages2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_averag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footfall_2" table:style-name="ta2">
        <table:table-source xlink:href="file://sites/RailAnalysis/Rail%2520Analysis%2520Team%2520Admin/Coronavirus/Dashboard/Development/EW%252020200406.%2520OFF-SEN.%2520Rail%2520Group%2520Covid-19%2520dashboard%2520v21.xlsm" table:table-name="I_-_footfall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TOC_Absence2" table:style-name="ta2">
        <table:table-source xlink:href="file://sites/RailAnalysis/Rail%2520Analysis%2520Team%2520Admin/Coronavirus/Dashboard/Development/EW%252020200406.%2520OFF-SEN.%2520Rail%2520Group%2520Covid-19%2520dashboard%2520v21.xlsm" table:table-name="I_-_TOC_Absenc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TOC_Absence2" table:style-name="ta2">
        <table:table-source xlink:href="file://sites/RailAnalysis/Rail%2520Analysis%2520Team%2520Admin/Coronavirus/Dashboard/Development/EW%252020200406.%2520OFF-SEN.%2520Rail%2520Group%2520Covid-19%2520dashboard%2520v21.xlsm" table:table-name="C_-_TOC_Absence2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Avanti West Coast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Trains_ran2" table:style-name="ta2">
        <table:table-source xlink:href="file://sites/RailAnalysis/Rail%2520Analysis%2520Team%2520Admin/Coronavirus/Dashboard/Development/EW%252020200406.%2520OFF-SEN.%2520Rail%2520Group%2520Covid-19%2520dashboard%2520v21.xlsm" table:table-name="I_-_Trains_ran2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PPM_Act2" table:style-name="ta2">
        <table:table-source xlink:href="file://sites/RailAnalysis/Rail%2520Analysis%2520Team%2520Admin/Coronavirus/Dashboard/Development/EW%252020200406.%2520OFF-SEN.%2520Rail%2520Group%2520Covid-19%2520dashboard%2520v21.xlsm" table:table-name="I_-_PPM_Act2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FDM2" table:style-name="ta2">
        <table:table-source xlink:href="file://sites/RailAnalysis/Rail%2520Analysis%2520Team%2520Admin/Coronavirus/Dashboard/Development/EW%252020200406.%2520OFF-SEN.%2520Rail%2520Group%2520Covid-19%2520dashboard%2520v21.xlsm" table:table-name="I_-_FDM2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n_Time_-_not_yet_used2" table:style-name="ta2">
        <table:table-source xlink:href="file://sites/RailAnalysis/Rail%2520Analysis%2520Team%2520Admin/Coronavirus/Dashboard/Development/EW%252020200406.%2520OFF-SEN.%2520Rail%2520Group%2520Covid-19%2520dashboard%2520v21.xlsm" table:table-name="On_Time_-_not_yet_use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2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202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2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PPM_Tar2" table:style-name="ta2">
        <table:table-source xlink:href="file://sites/RailAnalysis/Rail%2520Analysis%2520Team%2520Admin/Coronavirus/Dashboard/Development/EW%252020200406.%2520OFF-SEN.%2520Rail%2520Group%2520Covid-19%2520dashboard%2520v21.xlsm" table:table-name="I_-_PPM_T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192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19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192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19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202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2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Sales2" table:style-name="ta2">
        <table:table-source xlink:href="file://sites/RailAnalysis/Rail%2520Analysis%2520Team%2520Admin/Coronavirus/Dashboard/Development/EW%252020200406.%2520OFF-SEN.%2520Rail%2520Group%2520Covid-19%2520dashboard%2520v21.xlsm" table:table-name="C_-_Sales2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43835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C_-_Passenger_journeys2" table:style-name="ta2">
        <table:table-source xlink:href="file://sites/RailAnalysis/Rail%2520Analysis%2520Team%2520Admin/Coronavirus/Dashboard/Development/EW%252020200406.%2520OFF-SEN.%2520Rail%2520Group%2520Covid-19%2520dashboard%2520v21.xlsm" table:table-name="C_-_Passenger_journey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Gross_sales_2" table:style-name="ta2">
        <table:table-source xlink:href="file://sites/RailAnalysis/Rail%2520Analysis%2520Team%2520Admin/Coronavirus/Dashboard/Development/EW%252020200406.%2520OFF-SEN.%2520Rail%2520Group%2520Covid-19%2520dashboard%2520v21.xlsm" table:table-name="I_-_Gross_sales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-_TOC_summary2" table:style-name="ta2">
        <table:table-source xlink:href="file://sites/RailAnalysis/Rail%2520Analysis%2520Team%2520Admin/Coronavirus/Dashboard/Development/EW%252020200406.%2520OFF-SEN.%2520Rail%2520Group%2520Covid-19%2520dashboard%2520v21.xlsm" table:table-name="C-_TOC_summary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Passenger_Services_Summary3" table:style-name="ta2">
        <table:table-source xlink:href="file://sites/RailAnalysis/Rail%2520Analysis%2520Team%2520Admin/Coronavirus/Dashboard/Development/EW%252020200406.%2520OFF-SEN.%2520Rail%2520Group%2520Covid-19%2520dashboard%2520v21.xlsm" table:table-name="Passenger_Services_Summary3" table:mode="copy-results-only"/>
        <table:table-column/>
        <table:table-row>
          <table:table-cell table:number-columns-repeated="8"/>
          <table:table-cell office:value-type="float" office:value="43927"/>
          <table:table-cell table:number-columns-repeated="16375"/>
        </table:table-row>
        <table:table-row table:number-rows-repeated="1048575">
          <table:table-cell table:number-columns-repeated="16375"/>
        </table:table-row>
      </table:table>
      <table:table table:name="'file://sites/RailAnalysis/Rail%2520Analysis%2520Team%2520Admin/Coronavirus/Dashboard/Development/EW%252020200406.%2520OFF-SEN.%2520Rail%2520Group%2520Covid-19%2520dashboard%2520v21.xlsm'#Daily_Market_Lead_Outlook3" table:style-name="ta2">
        <table:table-source xlink:href="file://sites/RailAnalysis/Rail%2520Analysis%2520Team%2520Admin/Coronavirus/Dashboard/Development/EW%252020200406.%2520OFF-SEN.%2520Rail%2520Group%2520Covid-19%2520dashboard%2520v21.xlsm" table:table-name="Daily_Market_Lead_Outlook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Domestic_Freight_Summary3" table:style-name="ta2">
        <table:table-source xlink:href="file://sites/RailAnalysis/Rail%2520Analysis%2520Team%2520Admin/Coronavirus/Dashboard/Development/EW%252020200406.%2520OFF-SEN.%2520Rail%2520Group%2520Covid-19%2520dashboard%2520v21.xlsm" table:table-name="Domestic_Freight_Summary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ternational_Rail_Summary3" table:style-name="ta2">
        <table:table-source xlink:href="file://sites/RailAnalysis/Rail%2520Analysis%2520Team%2520Admin/Coronavirus/Dashboard/Development/EW%252020200406.%2520OFF-SEN.%2520Rail%2520Group%2520Covid-19%2520dashboard%2520v21.xlsm" table:table-name="International_Rail_Summary3" table:mode="copy-results-only"/>
        <table:table-column/>
        <table:table-row>
          <table:table-cell table:number-columns-repeated="16384"/>
        </table:table-row>
        <table:table-row>
          <table:table-cell table:number-columns-repeated="19"/>
          <table:table-cell office:value-type="float" office:value="43926"/>
          <table:table-cell table:number-columns-repeated="16364"/>
        </table:table-row>
        <table:table-row table:number-rows-repeated="1048574">
          <table:table-cell table:number-columns-repeated="16364"/>
        </table:table-row>
      </table:table>
      <table:table table:name="'file://sites/RailAnalysis/Rail%2520Analysis%2520Team%2520Admin/Coronavirus/Dashboard/Development/EW%252020200406.%2520OFF-SEN.%2520Rail%2520Group%2520Covid-19%2520dashboard%2520v21.xlsm'#O_-_For_CCS_-_Covid19_data3" table:style-name="ta2">
        <table:table-source xlink:href="file://sites/RailAnalysis/Rail%2520Analysis%2520Team%2520Admin/Coronavirus/Dashboard/Development/EW%252020200406.%2520OFF-SEN.%2520Rail%2520Group%2520Covid-19%2520dashboard%2520v21.xlsm" table:table-name="O_-_For_CCS_-_Covid19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-_International_Rail3" table:style-name="ta2">
        <table:table-source xlink:href="file://sites/RailAnalysis/Rail%2520Analysis%2520Team%2520Admin/Coronavirus/Dashboard/Development/EW%252020200406.%2520OFF-SEN.%2520Rail%2520Group%2520Covid-19%2520dashboard%2520v21.xlsm" table:table-name="I-_International_Rail3" table:mode="copy-results-only"/>
        <table:table-column/>
        <table:table-row table:number-rows-repeated="4">
          <table:table-cell table:number-columns-repeated="16384"/>
        </table:table-row>
        <table:table-row>
          <table:table-cell office:value-type="float" office:value="43891"/>
          <table:table-cell table:number-columns-repeated="16383"/>
        </table:table-row>
        <table:table-row table:number-rows-repeated="1048571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_-Minister_Note_&amp;_Slide_Updat3" table:style-name="ta2">
        <table:table-source xlink:href="file://sites/RailAnalysis/Rail%2520Analysis%2520Team%2520Admin/Coronavirus/Dashboard/Development/EW%252020200406.%2520OFF-SEN.%2520Rail%2520Group%2520Covid-19%2520dashboard%2520v21.xlsm" table:table-name="O_-Minister_Note_&amp;_Slide_Upda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nputs_(hidden)3" table:style-name="ta2">
        <table:table-source xlink:href="file://sites/RailAnalysis/Rail%2520Analysis%2520Team%2520Admin/Coronavirus/Dashboard/Development/EW%252020200406.%2520OFF-SEN.%2520Rail%2520Group%2520Covid-19%2520dashboard%2520v21.xlsm" table:table-name="Inputs_(hidden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London_sales3" table:style-name="ta2">
        <table:table-source xlink:href="file://sites/RailAnalysis/Rail%2520Analysis%2520Team%2520Admin/Coronavirus/Dashboard/Development/EW%252020200406.%2520OFF-SEN.%2520Rail%2520Group%2520Covid-19%2520dashboard%2520v21.xlsm" table:table-name="I_-_London_sa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footfall3" table:style-name="ta2">
        <table:table-source xlink:href="file://sites/RailAnalysis/Rail%2520Analysis%2520Team%2520Admin/Coronavirus/Dashboard/Development/EW%252020200406.%2520OFF-SEN.%2520Rail%2520Group%2520Covid-19%2520dashboard%2520v21.xlsm" table:table-name="C_-_footfall3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I-_Domestic_Rail_Freight3" table:style-name="ta2">
        <table:table-source xlink:href="file://sites/RailAnalysis/Rail%2520Analysis%2520Team%2520Admin/Coronavirus/Dashboard/Development/EW%252020200406.%2520OFF-SEN.%2520Rail%2520Group%2520Covid-19%2520dashboard%2520v21.xlsm" table:table-name="I-_Domestic_Rail_Freigh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NR_Absence3" table:style-name="ta2">
        <table:table-source xlink:href="file://sites/RailAnalysis/Rail%2520Analysis%2520Team%2520Admin/Coronavirus/Dashboard/Development/EW%252020200406.%2520OFF-SEN.%2520Rail%2520Group%2520Covid-19%2520dashboard%2520v21.xlsm" table:table-name="I_-_NR_Absenc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Refunds3" table:style-name="ta2">
        <table:table-source xlink:href="file://sites/RailAnalysis/Rail%2520Analysis%2520Team%2520Admin/Coronavirus/Dashboard/Development/EW%252020200406.%2520OFF-SEN.%2520Rail%2520Group%2520Covid-19%2520dashboard%2520v21.xlsm" table:table-name="I_-_Refund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_averages3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_averag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footfall_3" table:style-name="ta2">
        <table:table-source xlink:href="file://sites/RailAnalysis/Rail%2520Analysis%2520Team%2520Admin/Coronavirus/Dashboard/Development/EW%252020200406.%2520OFF-SEN.%2520Rail%2520Group%2520Covid-19%2520dashboard%2520v21.xlsm" table:table-name="I_-_footfall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TOC_Absence3" table:style-name="ta2">
        <table:table-source xlink:href="file://sites/RailAnalysis/Rail%2520Analysis%2520Team%2520Admin/Coronavirus/Dashboard/Development/EW%252020200406.%2520OFF-SEN.%2520Rail%2520Group%2520Covid-19%2520dashboard%2520v21.xlsm" table:table-name="I_-_TOC_Absenc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TOC_Absence3" table:style-name="ta2">
        <table:table-source xlink:href="file://sites/RailAnalysis/Rail%2520Analysis%2520Team%2520Admin/Coronavirus/Dashboard/Development/EW%252020200406.%2520OFF-SEN.%2520Rail%2520Group%2520Covid-19%2520dashboard%2520v21.xlsm" table:table-name="C_-_TOC_Absence3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Avanti West Coast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Trains_ran3" table:style-name="ta2">
        <table:table-source xlink:href="file://sites/RailAnalysis/Rail%2520Analysis%2520Team%2520Admin/Coronavirus/Dashboard/Development/EW%252020200406.%2520OFF-SEN.%2520Rail%2520Group%2520Covid-19%2520dashboard%2520v21.xlsm" table:table-name="I_-_Trains_ran3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PPM_Act3" table:style-name="ta2">
        <table:table-source xlink:href="file://sites/RailAnalysis/Rail%2520Analysis%2520Team%2520Admin/Coronavirus/Dashboard/Development/EW%252020200406.%2520OFF-SEN.%2520Rail%2520Group%2520Covid-19%2520dashboard%2520v21.xlsm" table:table-name="I_-_PPM_Act3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3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I_-_FDM3" table:style-name="ta2">
        <table:table-source xlink:href="file://sites/RailAnalysis/Rail%2520Analysis%2520Team%2520Admin/Coronavirus/Dashboard/Development/EW%252020200406.%2520OFF-SEN.%2520Rail%2520Group%2520Covid-19%2520dashboard%2520v21.xlsm" table:table-name="I_-_FDM3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3890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sites/RailAnalysis/Rail%2520Analysis%2520Team%2520Admin/Coronavirus/Dashboard/Development/EW%252020200406.%2520OFF-SEN.%2520Rail%2520Group%2520Covid-19%2520dashboard%2520v21.xlsm'#On_Time_-_not_yet_used3" table:style-name="ta2">
        <table:table-source xlink:href="file://sites/RailAnalysis/Rail%2520Analysis%2520Team%2520Admin/Coronavirus/Dashboard/Development/EW%252020200406.%2520OFF-SEN.%2520Rail%2520Group%2520Covid-19%2520dashboard%2520v21.xlsm" table:table-name="On_Time_-_not_yet_use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Cancellations3" table:style-name="ta2">
        <table:table-source xlink:href="file://sites/RailAnalysis/Rail%2520Analysis%2520Team%2520Admin/Coronavirus/Dashboard/Development/EW%252020200406.%2520OFF-SEN.%2520Rail%2520Group%2520Covid-19%2520dashboard%2520v21.xlsm" table:table-name="I_-Cancellation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203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PPM_Tar3" table:style-name="ta2">
        <table:table-source xlink:href="file://sites/RailAnalysis/Rail%2520Analysis%2520Team%2520Admin/Coronavirus/Dashboard/Development/EW%252020200406.%2520OFF-SEN.%2520Rail%2520Group%2520Covid-19%2520dashboard%2520v21.xlsm" table:table-name="I_-_PPM_T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Sales_TOCs_20193" table:style-name="ta2">
        <table:table-source xlink:href="file://sites/RailAnalysis/Rail%2520Analysis%2520Team%2520Admin/Coronavirus/Dashboard/Development/EW%252020200406.%2520OFF-SEN.%2520Rail%2520Group%2520Covid-19%2520dashboard%2520v21.xlsm" table:table-name="I_-_Sales_TOCs_201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193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1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All_Sales_20203" table:style-name="ta2">
        <table:table-source xlink:href="file://sites/RailAnalysis/Rail%2520Analysis%2520Team%2520Admin/Coronavirus/Dashboard/Development/EW%252020200406.%2520OFF-SEN.%2520Rail%2520Group%2520Covid-19%2520dashboard%2520v21.xlsm" table:table-name="I_-_All_Sales_2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_-_Sales3" table:style-name="ta2">
        <table:table-source xlink:href="file://sites/RailAnalysis/Rail%2520Analysis%2520Team%2520Admin/Coronavirus/Dashboard/Development/EW%252020200406.%2520OFF-SEN.%2520Rail%2520Group%2520Covid-19%2520dashboard%2520v21.xlsm" table:table-name="C_-_Sales3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6"/>
          <table:table-cell office:value-type="float" office:value="43835"/>
          <table:table-cell table:number-columns-repeated="16377"/>
        </table:table-row>
        <table:table-row table:number-rows-repeated="1048570">
          <table:table-cell table:number-columns-repeated="16377"/>
        </table:table-row>
      </table:table>
      <table:table table:name="'file://sites/RailAnalysis/Rail%2520Analysis%2520Team%2520Admin/Coronavirus/Dashboard/Development/EW%252020200406.%2520OFF-SEN.%2520Rail%2520Group%2520Covid-19%2520dashboard%2520v21.xlsm'#C_-_Passenger_journeys3" table:style-name="ta2">
        <table:table-source xlink:href="file://sites/RailAnalysis/Rail%2520Analysis%2520Team%2520Admin/Coronavirus/Dashboard/Development/EW%252020200406.%2520OFF-SEN.%2520Rail%2520Group%2520Covid-19%2520dashboard%2520v21.xlsm" table:table-name="C_-_Passenger_journey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I_-_Gross_sales_3" table:style-name="ta2">
        <table:table-source xlink:href="file://sites/RailAnalysis/Rail%2520Analysis%2520Team%2520Admin/Coronavirus/Dashboard/Development/EW%252020200406.%2520OFF-SEN.%2520Rail%2520Group%2520Covid-19%2520dashboard%2520v21.xlsm" table:table-name="I_-_Gross_sales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ites/RailAnalysis/Rail%2520Analysis%2520Team%2520Admin/Coronavirus/Dashboard/Development/EW%252020200406.%2520OFF-SEN.%2520Rail%2520Group%2520Covid-19%2520dashboard%2520v21.xlsm'#C-_TOC_summary3" table:style-name="ta2">
        <table:table-source xlink:href="file://sites/RailAnalysis/Rail%2520Analysis%2520Team%2520Admin/Coronavirus/Dashboard/Development/EW%252020200406.%2520OFF-SEN.%2520Rail%2520Group%2520Covid-19%2520dashboard%2520v21.xlsm" table:table-name="C-_TOC_summary3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rrivals2019" table:expression="of:=INDEX([.#REF!];MATCH([.#REF!];[.#REF!];0)):INDEX([.#REF!];MATCH([.#REF!];[.#REF!];0))" table:base-cell-address="Transport_use_(GB).$A$1"/>
        <table:named-expression table:name="arrivals2020" table:expression="of:=INDEX([.#REF!];MATCH([.#REF!];[.#REF!];0)):INDEX([.#REF!];MATCH([.#REF!];[.#REF!];0))" table:base-cell-address="Transport_use_(GB).$A$1"/>
        <table:named-expression table:name="date" table:expression="of:=INDEX(['file://sites/RailAnalysis/Rail%2520Analysis%2520Team%2520Admin/Coronavirus/Dashboard/Development/EW%252020200406.%2520OFF-SEN.%2520Rail%2520Group%2520Covid-19%2520dashboard%2520v21.xlsm'#'C_-_footfall'.$R$6:.$R$87];MATCH(['file://sites/RailAnalysis/Rail%2520Analysis%2520Team%2520Admin/Coronavirus/Dashboard/Development/EW%252020200406.%2520OFF-SEN.%2520Rail%2520Group%2520Covid-19%2520dashboard%2520v21.xlsm'#'C_-_footfall'.$AC$7];['file://sites/RailAnalysis/Rail%2520Analysis%2520Team%2520Admin/Coronavirus/Dashboard/Development/EW%252020200406.%2520OFF-SEN.%2520Rail%2520Group%2520Covid-19%2520dashboard%2520v21.xlsm'#'C_-_footfall'.$R$6:.$R$87];0)):INDEX(['file://sites/RailAnalysis/Rail%2520Analysis%2520Team%2520Admin/Coronavirus/Dashboard/Development/EW%252020200406.%2520OFF-SEN.%2520Rail%2520Group%2520Covid-19%2520dashboard%2520v21.xlsm'#'C_-_footfall'.$R$6:.$R$87];MATCH(['file://sites/RailAnalysis/Rail%2520Analysis%2520Team%2520Admin/Coronavirus/Dashboard/Development/EW%252020200406.%2520OFF-SEN.%2520Rail%2520Group%2520Covid-19%2520dashboard%2520v21.xlsm'#'C_-_footfall'.$AC$8];['file://sites/RailAnalysis/Rail%2520Analysis%2520Team%2520Admin/Coronavirus/Dashboard/Development/EW%252020200406.%2520OFF-SEN.%2520Rail%2520Group%2520Covid-19%2520dashboard%2520v21.xlsm'#'C_-_footfall'.$R$6:.$R$87];0))" table:base-cell-address="Transport_use_(GB).$A$1"/>
        <table:named-expression table:name="datearrivals" table:expression="of:=INDEX([.#REF!];MATCH([.#REF!];[.#REF!];0)):INDEX([.#REF!];MATCH([.#REF!];[.#REF!];0))" table:base-cell-address="Transport_use_(GB).$A$1"/>
        <table:named-expression table:name="dateFDMPPM" table:expression="of:=INDEX(['file://sites/RailAnalysis/Rail%2520Analysis%2520Team%2520Admin/Coronavirus/Dashboard/Development/EW%252020200406.%2520OFF-SEN.%2520Rail%2520Group%2520Covid-19%2520dashboard%2520v21.xlsm'#'I_-_FDM'.$A$2:.$A$1048576];MATCH(['file://sites/RailAnalysis/Rail%2520Analysis%2520Team%2520Admin/Coronavirus/Dashboard/Development/EW%252020200406.%2520OFF-SEN.%2520Rail%2520Group%2520Covid-19%2520dashboard%2520v21.xlsm'#'I_-_FDM'.$K$4];['file://sites/RailAnalysis/Rail%2520Analysis%2520Team%2520Admin/Coronavirus/Dashboard/Development/EW%252020200406.%2520OFF-SEN.%2520Rail%2520Group%2520Covid-19%2520dashboard%2520v21.xlsm'#'I_-_FDM'.$A$2:.$A$1048576];0)):INDEX(['file://sites/RailAnalysis/Rail%2520Analysis%2520Team%2520Admin/Coronavirus/Dashboard/Development/EW%252020200406.%2520OFF-SEN.%2520Rail%2520Group%2520Covid-19%2520dashboard%2520v21.xlsm'#'I_-_FDM'.$A$2:.$A$1048576];MATCH(['file://sites/RailAnalysis/Rail%2520Analysis%2520Team%2520Admin/Coronavirus/Dashboard/Development/EW%252020200406.%2520OFF-SEN.%2520Rail%2520Group%2520Covid-19%2520dashboard%2520v21.xlsm'#'I_-_FDM'.$K$5];['file://sites/RailAnalysis/Rail%2520Analysis%2520Team%2520Admin/Coronavirus/Dashboard/Development/EW%252020200406.%2520OFF-SEN.%2520Rail%2520Group%2520Covid-19%2520dashboard%2520v21.xlsm'#'I_-_FDM'.$A$2:.$A$1048576];0))" table:base-cell-address="Transport_use_(GB).$A$1"/>
        <table:named-expression table:name="datesales" table:expression="of:=INDEX(['file://sites/RailAnalysis/Rail%2520Analysis%2520Team%2520Admin/Coronavirus/Dashboard/Development/EW%252020200406.%2520OFF-SEN.%2520Rail%2520Group%2520Covid-19%2520dashboard%2520v21.xlsm'#'C_-_Sales'.$G$6:.$G$1265];MATCH(['file://sites/RailAnalysis/Rail%2520Analysis%2520Team%2520Admin/Coronavirus/Dashboard/Development/EW%252020200406.%2520OFF-SEN.%2520Rail%2520Group%2520Covid-19%2520dashboard%2520v21.xlsm'#'C_-_Sales'.$U$7];['file://sites/RailAnalysis/Rail%2520Analysis%2520Team%2520Admin/Coronavirus/Dashboard/Development/EW%252020200406.%2520OFF-SEN.%2520Rail%2520Group%2520Covid-19%2520dashboard%2520v21.xlsm'#'C_-_Sales'.$G$6:.$G$1075];0)):INDEX(['file://sites/RailAnalysis/Rail%2520Analysis%2520Team%2520Admin/Coronavirus/Dashboard/Development/EW%252020200406.%2520OFF-SEN.%2520Rail%2520Group%2520Covid-19%2520dashboard%2520v21.xlsm'#'C_-_Sales'.$G$6:.$G$1265];MATCH(['file://sites/RailAnalysis/Rail%2520Analysis%2520Team%2520Admin/Coronavirus/Dashboard/Development/EW%252020200406.%2520OFF-SEN.%2520Rail%2520Group%2520Covid-19%2520dashboard%2520v21.xlsm'#'C_-_Sales'.$U$8];['file://sites/RailAnalysis/Rail%2520Analysis%2520Team%2520Admin/Coronavirus/Dashboard/Development/EW%252020200406.%2520OFF-SEN.%2520Rail%2520Group%2520Covid-19%2520dashboard%2520v21.xlsm'#'C_-_Sales'.$G$6:.$G$1075];0))" table:base-cell-address="Transport_use_(GB).$A$1"/>
        <table:named-expression table:name="datetrainsran" table:expression="of:=INDEX(['file://sites/RailAnalysis/Rail%2520Analysis%2520Team%2520Admin/Coronavirus/Dashboard/Development/EW%252020200406.%2520OFF-SEN.%2520Rail%2520Group%2520Covid-19%2520dashboard%2520v21.xlsm'#'I_-_Trains_ran'.$A$2:.$A$1048576];MATCH(['file://sites/RailAnalysis/Rail%2520Analysis%2520Team%2520Admin/Coronavirus/Dashboard/Development/EW%252020200406.%2520OFF-SEN.%2520Rail%2520Group%2520Covid-19%2520dashboard%2520v21.xlsm'#'I_-_Trains_ran'.$L$4];['file://sites/RailAnalysis/Rail%2520Analysis%2520Team%2520Admin/Coronavirus/Dashboard/Development/EW%252020200406.%2520OFF-SEN.%2520Rail%2520Group%2520Covid-19%2520dashboard%2520v21.xlsm'#'I_-_Trains_ran'.$A$2:.$A$1048576];0)):INDEX(['file://sites/RailAnalysis/Rail%2520Analysis%2520Team%2520Admin/Coronavirus/Dashboard/Development/EW%252020200406.%2520OFF-SEN.%2520Rail%2520Group%2520Covid-19%2520dashboard%2520v21.xlsm'#'I_-_Trains_ran'.$A$2:.$A$1048576];MATCH(['file://sites/RailAnalysis/Rail%2520Analysis%2520Team%2520Admin/Coronavirus/Dashboard/Development/EW%252020200406.%2520OFF-SEN.%2520Rail%2520Group%2520Covid-19%2520dashboard%2520v21.xlsm'#'I_-_Trains_ran'.$L$5];['file://sites/RailAnalysis/Rail%2520Analysis%2520Team%2520Admin/Coronavirus/Dashboard/Development/EW%252020200406.%2520OFF-SEN.%2520Rail%2520Group%2520Covid-19%2520dashboard%2520v21.xlsm'#'I_-_Trains_ran'.$A$2:.$A$1048576];0))" table:base-cell-address="Transport_use_(GB).$A$1"/>
        <table:named-expression table:name="FDM" table:expression="of:=INDEX(['file://sites/RailAnalysis/Rail%2520Analysis%2520Team%2520Admin/Coronavirus/Dashboard/Development/EW%252020200406.%2520OFF-SEN.%2520Rail%2520Group%2520Covid-19%2520dashboard%2520v21.xlsm'#'I_-_FDM'.$B$2:.$B$1261];MATCH(['file://sites/RailAnalysis/Rail%2520Analysis%2520Team%2520Admin/Coronavirus/Dashboard/Development/EW%252020200406.%2520OFF-SEN.%2520Rail%2520Group%2520Covid-19%2520dashboard%2520v21.xlsm'#'I_-_FDM'.$K$4];['file://sites/RailAnalysis/Rail%2520Analysis%2520Team%2520Admin/Coronavirus/Dashboard/Development/EW%252020200406.%2520OFF-SEN.%2520Rail%2520Group%2520Covid-19%2520dashboard%2520v21.xlsm'#'I_-_FDM'.$A$2:.$A$1071];0)):INDEX(['file://sites/RailAnalysis/Rail%2520Analysis%2520Team%2520Admin/Coronavirus/Dashboard/Development/EW%252020200406.%2520OFF-SEN.%2520Rail%2520Group%2520Covid-19%2520dashboard%2520v21.xlsm'#'I_-_FDM'.$B$2:.$B$1261];MATCH(['file://sites/RailAnalysis/Rail%2520Analysis%2520Team%2520Admin/Coronavirus/Dashboard/Development/EW%252020200406.%2520OFF-SEN.%2520Rail%2520Group%2520Covid-19%2520dashboard%2520v21.xlsm'#'I_-_FDM'.$K$5];['file://sites/RailAnalysis/Rail%2520Analysis%2520Team%2520Admin/Coronavirus/Dashboard/Development/EW%252020200406.%2520OFF-SEN.%2520Rail%2520Group%2520Covid-19%2520dashboard%2520v21.xlsm'#'I_-_FDM'.$A$2:.$A$1071];0))" table:base-cell-address="Transport_use_(GB).$A$1"/>
        <table:named-expression table:name="footfall2019" table:expression="of:=INDEX(['file://sites/RailAnalysis/Rail%2520Analysis%2520Team%2520Admin/Coronavirus/Dashboard/Development/EW%252020200406.%2520OFF-SEN.%2520Rail%2520Group%2520Covid-19%2520dashboard%2520v21.xlsm'#'C_-_footfall'.$G$6:.$G$87];MATCH(['file://sites/RailAnalysis/Rail%2520Analysis%2520Team%2520Admin/Coronavirus/Dashboard/Development/EW%252020200406.%2520OFF-SEN.%2520Rail%2520Group%2520Covid-19%2520dashboard%2520v21.xlsm'#'C_-_footfall'.$AC$7];['file://sites/RailAnalysis/Rail%2520Analysis%2520Team%2520Admin/Coronavirus/Dashboard/Development/EW%252020200406.%2520OFF-SEN.%2520Rail%2520Group%2520Covid-19%2520dashboard%2520v21.xlsm'#'C_-_footfall'.$R$6:.$R$87];0)):INDEX(['file://sites/RailAnalysis/Rail%2520Analysis%2520Team%2520Admin/Coronavirus/Dashboard/Development/EW%252020200406.%2520OFF-SEN.%2520Rail%2520Group%2520Covid-19%2520dashboard%2520v21.xlsm'#'C_-_footfall'.$G$6:.$G$87];MATCH(['file://sites/RailAnalysis/Rail%2520Analysis%2520Team%2520Admin/Coronavirus/Dashboard/Development/EW%252020200406.%2520OFF-SEN.%2520Rail%2520Group%2520Covid-19%2520dashboard%2520v21.xlsm'#'C_-_footfall'.$AC$8];['file://sites/RailAnalysis/Rail%2520Analysis%2520Team%2520Admin/Coronavirus/Dashboard/Development/EW%252020200406.%2520OFF-SEN.%2520Rail%2520Group%2520Covid-19%2520dashboard%2520v21.xlsm'#'C_-_footfall'.$R$6:.$R$87];0))" table:base-cell-address="Transport_use_(GB).$A$1"/>
        <table:named-expression table:name="footfall2020" table:expression="of:=INDEX(['file://sites/RailAnalysis/Rail%2520Analysis%2520Team%2520Admin/Coronavirus/Dashboard/Development/EW%252020200406.%2520OFF-SEN.%2520Rail%2520Group%2520Covid-19%2520dashboard%2520v21.xlsm'#'C_-_footfall'.$O$6:.$O$87];MATCH(['file://sites/RailAnalysis/Rail%2520Analysis%2520Team%2520Admin/Coronavirus/Dashboard/Development/EW%252020200406.%2520OFF-SEN.%2520Rail%2520Group%2520Covid-19%2520dashboard%2520v21.xlsm'#'C_-_footfall'.$AC$7];['file://sites/RailAnalysis/Rail%2520Analysis%2520Team%2520Admin/Coronavirus/Dashboard/Development/EW%252020200406.%2520OFF-SEN.%2520Rail%2520Group%2520Covid-19%2520dashboard%2520v21.xlsm'#'C_-_footfall'.$R$6:.$R$87];0)):INDEX(['file://sites/RailAnalysis/Rail%2520Analysis%2520Team%2520Admin/Coronavirus/Dashboard/Development/EW%252020200406.%2520OFF-SEN.%2520Rail%2520Group%2520Covid-19%2520dashboard%2520v21.xlsm'#'C_-_footfall'.$O$6:.$O$87];MATCH(['file://sites/RailAnalysis/Rail%2520Analysis%2520Team%2520Admin/Coronavirus/Dashboard/Development/EW%252020200406.%2520OFF-SEN.%2520Rail%2520Group%2520Covid-19%2520dashboard%2520v21.xlsm'#'C_-_footfall'.$AC$8];['file://sites/RailAnalysis/Rail%2520Analysis%2520Team%2520Admin/Coronavirus/Dashboard/Development/EW%252020200406.%2520OFF-SEN.%2520Rail%2520Group%2520Covid-19%2520dashboard%2520v21.xlsm'#'C_-_footfall'.$R$6:.$R$87];0))" table:base-cell-address="Transport_use_(GB).$A$1"/>
        <table:named-expression table:name="PPM" table:expression="of:=INDEX(['file://sites/RailAnalysis/Rail%2520Analysis%2520Team%2520Admin/Coronavirus/Dashboard/Development/EW%252020200406.%2520OFF-SEN.%2520Rail%2520Group%2520Covid-19%2520dashboard%2520v21.xlsm'#'I_-_PPM_Act'.$B$3:.$B$1048576];MATCH(['file://sites/RailAnalysis/Rail%2520Analysis%2520Team%2520Admin/Coronavirus/Dashboard/Development/EW%252020200406.%2520OFF-SEN.%2520Rail%2520Group%2520Covid-19%2520dashboard%2520v21.xlsm'#'I_-_FDM'.$K$4];['file://sites/RailAnalysis/Rail%2520Analysis%2520Team%2520Admin/Coronavirus/Dashboard/Development/EW%252020200406.%2520OFF-SEN.%2520Rail%2520Group%2520Covid-19%2520dashboard%2520v21.xlsm'#'I_-_PPM_Act'.$A$3:.$A$1048576];0)):INDEX(['file://sites/RailAnalysis/Rail%2520Analysis%2520Team%2520Admin/Coronavirus/Dashboard/Development/EW%252020200406.%2520OFF-SEN.%2520Rail%2520Group%2520Covid-19%2520dashboard%2520v21.xlsm'#'I_-_PPM_Act'.$B$3:.$B$1048576];MATCH(['file://sites/RailAnalysis/Rail%2520Analysis%2520Team%2520Admin/Coronavirus/Dashboard/Development/EW%252020200406.%2520OFF-SEN.%2520Rail%2520Group%2520Covid-19%2520dashboard%2520v21.xlsm'#'I_-_FDM'.$K$5];['file://sites/RailAnalysis/Rail%2520Analysis%2520Team%2520Admin/Coronavirus/Dashboard/Development/EW%252020200406.%2520OFF-SEN.%2520Rail%2520Group%2520Covid-19%2520dashboard%2520v21.xlsm'#'I_-_PPM_Act'.$A$3:.$A$1048576];0))" table:base-cell-address="Transport_use_(GB).$A$1"/>
        <table:named-expression table:name="sales2019" table:expression="of:=INDEX(['file://sites/RailAnalysis/Rail%2520Analysis%2520Team%2520Admin/Coronavirus/Dashboard/Development/EW%252020200406.%2520OFF-SEN.%2520Rail%2520Group%2520Covid-19%2520dashboard%2520v21.xlsm'#'C_-_Sales'.$H$6:.$H$1265];MATCH(['file://sites/RailAnalysis/Rail%2520Analysis%2520Team%2520Admin/Coronavirus/Dashboard/Development/EW%252020200406.%2520OFF-SEN.%2520Rail%2520Group%2520Covid-19%2520dashboard%2520v21.xlsm'#'C_-_Sales'.$U$7];['file://sites/RailAnalysis/Rail%2520Analysis%2520Team%2520Admin/Coronavirus/Dashboard/Development/EW%252020200406.%2520OFF-SEN.%2520Rail%2520Group%2520Covid-19%2520dashboard%2520v21.xlsm'#'C_-_Sales'.$G$6:.$G$1075];0)):INDEX(['file://sites/RailAnalysis/Rail%2520Analysis%2520Team%2520Admin/Coronavirus/Dashboard/Development/EW%252020200406.%2520OFF-SEN.%2520Rail%2520Group%2520Covid-19%2520dashboard%2520v21.xlsm'#'C_-_Sales'.$H$6:.$H$1265];MATCH(['file://sites/RailAnalysis/Rail%2520Analysis%2520Team%2520Admin/Coronavirus/Dashboard/Development/EW%252020200406.%2520OFF-SEN.%2520Rail%2520Group%2520Covid-19%2520dashboard%2520v21.xlsm'#'C_-_Sales'.$U$8];['file://sites/RailAnalysis/Rail%2520Analysis%2520Team%2520Admin/Coronavirus/Dashboard/Development/EW%252020200406.%2520OFF-SEN.%2520Rail%2520Group%2520Covid-19%2520dashboard%2520v21.xlsm'#'C_-_Sales'.$G$6:.$G$1075];0))" table:base-cell-address="Transport_use_(GB).$A$1"/>
        <table:named-expression table:name="sales2020" table:expression="of:=INDEX(['file://sites/RailAnalysis/Rail%2520Analysis%2520Team%2520Admin/Coronavirus/Dashboard/Development/EW%252020200406.%2520OFF-SEN.%2520Rail%2520Group%2520Covid-19%2520dashboard%2520v21.xlsm'#'C_-_Sales'.$J$6:.$J$1265];MATCH(['file://sites/RailAnalysis/Rail%2520Analysis%2520Team%2520Admin/Coronavirus/Dashboard/Development/EW%252020200406.%2520OFF-SEN.%2520Rail%2520Group%2520Covid-19%2520dashboard%2520v21.xlsm'#'C_-_Sales'.$U$7];['file://sites/RailAnalysis/Rail%2520Analysis%2520Team%2520Admin/Coronavirus/Dashboard/Development/EW%252020200406.%2520OFF-SEN.%2520Rail%2520Group%2520Covid-19%2520dashboard%2520v21.xlsm'#'C_-_Sales'.$G$6:.$G$1075];0)):INDEX(['file://sites/RailAnalysis/Rail%2520Analysis%2520Team%2520Admin/Coronavirus/Dashboard/Development/EW%252020200406.%2520OFF-SEN.%2520Rail%2520Group%2520Covid-19%2520dashboard%2520v21.xlsm'#'C_-_Sales'.$J$6:.$J$1265];MATCH(['file://sites/RailAnalysis/Rail%2520Analysis%2520Team%2520Admin/Coronavirus/Dashboard/Development/EW%252020200406.%2520OFF-SEN.%2520Rail%2520Group%2520Covid-19%2520dashboard%2520v21.xlsm'#'C_-_Sales'.$U$8];['file://sites/RailAnalysis/Rail%2520Analysis%2520Team%2520Admin/Coronavirus/Dashboard/Development/EW%252020200406.%2520OFF-SEN.%2520Rail%2520Group%2520Covid-19%2520dashboard%2520v21.xlsm'#'C_-_Sales'.$G$6:.$G$1075];0))" table:base-cell-address="Transport_use_(GB).$A$1"/>
        <table:named-expression table:name="services2019" table:expression="of:=INDEX([.#REF!];MATCH([.#REF!];[.#REF!];0)):INDEX([.#REF!];MATCH([.#REF!];[.#REF!];0))" table:base-cell-address="Transport_use_(GB).$A$1"/>
        <table:named-expression table:name="services2020" table:expression="of:=INDEX([.#REF!];MATCH([.#REF!];[.#REF!];0)):INDEX([.#REF!];MATCH([.#REF!];[.#REF!];0))" table:base-cell-address="Transport_use_(GB).$A$1"/>
        <table:named-expression table:name="trainsran" table:expression="of:=INDEX(['file://sites/RailAnalysis/Rail%2520Analysis%2520Team%2520Admin/Coronavirus/Dashboard/Development/EW%252020200406.%2520OFF-SEN.%2520Rail%2520Group%2520Covid-19%2520dashboard%2520v21.xlsm'#'I_-_Trains_ran'.$D$2:.$D$1048576];MATCH(['file://sites/RailAnalysis/Rail%2520Analysis%2520Team%2520Admin/Coronavirus/Dashboard/Development/EW%252020200406.%2520OFF-SEN.%2520Rail%2520Group%2520Covid-19%2520dashboard%2520v21.xlsm'#'I_-_Trains_ran'.$L$4];['file://sites/RailAnalysis/Rail%2520Analysis%2520Team%2520Admin/Coronavirus/Dashboard/Development/EW%252020200406.%2520OFF-SEN.%2520Rail%2520Group%2520Covid-19%2520dashboard%2520v21.xlsm'#'I_-_Trains_ran'.$A$2:.$A$1048576];0)):INDEX(['file://sites/RailAnalysis/Rail%2520Analysis%2520Team%2520Admin/Coronavirus/Dashboard/Development/EW%252020200406.%2520OFF-SEN.%2520Rail%2520Group%2520Covid-19%2520dashboard%2520v21.xlsm'#'I_-_Trains_ran'.$D$2:.$D$1048576];MATCH(['file://sites/RailAnalysis/Rail%2520Analysis%2520Team%2520Admin/Coronavirus/Dashboard/Development/EW%252020200406.%2520OFF-SEN.%2520Rail%2520Group%2520Covid-19%2520dashboard%2520v21.xlsm'#'I_-_Trains_ran'.$L$5];['file://sites/RailAnalysis/Rail%2520Analysis%2520Team%2520Admin/Coronavirus/Dashboard/Development/EW%252020200406.%2520OFF-SEN.%2520Rail%2520Group%2520Covid-19%2520dashboard%2520v21.xlsm'#'I_-_Trains_ran'.$A$2:.$A$1048576];0))" table:base-cell-address="Transport_use_(GB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bby Sneade</meta:initial-creator>
    <dc:creator>Nico Kronberg</dc:creator>
    <meta:creation-date>2020-06-09T18:34:43Z</meta:creation-date>
    <dc:date>2020-06-10T10:04:29Z</dc:date>
  </office:meta>
</office:document-meta>
</file>